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">
      <style:table-cell-properties style:rotation-align="none"/>
    </style:style>
    <style:style style:name="ce6" style:family="table-cell" style:parent-style-name="Default" style:data-style-name="N149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XA</text:p>
          </table:table-cell>
          <table:table-cell office:value-type="string" calcext:value-type="string">
            <text:p>FX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ail</text:p>
          </table:table-cell>
          <table:table-cell table:style-name="ce2" office:value-type="string" calcext:value-type="string">
            <text:p>Total Observations</text:p>
          </table:table-cell>
          <table:table-cell table:style-name="ce2" table:formula="of:=COUNT([.E2:.E265])" office:value-type="float" office:value="264" calcext:value-type="float">
            <text:p>264</text:p>
          </table:table-cell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21-11-02" calcext:value-type="date">
            <text:p>2021-11-02</text:p>
          </table:table-cell>
          <table:table-cell office:value-type="float" office:value="-0.0109816487870927" calcext:value-type="float">
            <text:p>-0.0109816487870927</text:p>
          </table:table-cell>
          <table:table-cell office:value-type="float" office:value="0.00072839512003986" calcext:value-type="float">
            <text:p>0.00072839512003986</text:p>
          </table:table-cell>
          <table:table-cell table:formula="of:=[.$A$2]*[.C2]+[.$A$2]*[.D2]" office:value-type="float" office:value="-0.00512662683352644" calcext:value-type="float">
            <text:p>-0.00512662683352644</text:p>
          </table:table-cell>
          <table:table-cell table:formula="of:=IF([.E2]&lt;[.$H$5];1;0)" office:value-type="float" office:value="0" calcext:value-type="float">
            <text:p>0</text:p>
          </table:table-cell>
          <table:table-cell table:style-name="ce2" office:value-type="string" calcext:value-type="string">
            <text:p>VaR @ </text:p>
          </table:table-cell>
          <table:table-cell table:style-name="ce4" office:value-type="percentage" office:value="0.95" calcext:value-type="percentage">
            <text:p>95%</text:p>
          </table:table-cell>
          <table:table-cell/>
        </table:table-row>
        <table:table-row table:style-name="ro1">
          <table:table-cell/>
          <table:table-cell office:value-type="date" office:date-value="2021-11-03" calcext:value-type="date">
            <text:p>2021-11-03</text:p>
          </table:table-cell>
          <table:table-cell office:value-type="float" office:value="0.00257281577971646" calcext:value-type="float">
            <text:p>0.00257281577971646</text:p>
          </table:table-cell>
          <table:table-cell office:value-type="float" office:value="-0.000727864946764467" calcext:value-type="float">
            <text:p>-0.000727864946764467</text:p>
          </table:table-cell>
          <table:table-cell table:formula="of:=[.$A$2]*[.C3]+[.$A$2]*[.D3]" office:value-type="float" office:value="0.000922475416475998" calcext:value-type="float">
            <text:p>0.000922475416475998</text:p>
          </table:table-cell>
          <table:table-cell table:formula="of:=IF([.E3]&lt;[.$H$5];1;0)" office:value-type="float" office:value="0" calcext:value-type="float">
            <text:p>0</text:p>
          </table:table-cell>
          <table:table-cell table:style-name="ce2" office:value-type="string" calcext:value-type="string">
            <text:p>Tail Risk</text:p>
          </table:table-cell>
          <table:table-cell table:style-name="ce5" table:formula="of:=1-[.H2]" office:value-type="percentage" office:value="0.05" calcext:value-type="percentage">
            <text:p>5%</text:p>
          </table:table-cell>
          <table:table-cell/>
        </table:table-row>
        <table:table-row table:style-name="ro1">
          <table:table-cell/>
          <table:table-cell office:value-type="date" office:date-value="2021-11-04" calcext:value-type="date">
            <text:p>2021-11-04</text:p>
          </table:table-cell>
          <table:table-cell office:value-type="float" office:value="-0.00702328830403731" calcext:value-type="float">
            <text:p>-0.00702328830403731</text:p>
          </table:table-cell>
          <table:table-cell office:value-type="float" office:value="0.00303471726553894" calcext:value-type="float">
            <text:p>0.00303471726553894</text:p>
          </table:table-cell>
          <table:table-cell table:formula="of:=[.$A$2]*[.C4]+[.$A$2]*[.D4]" office:value-type="float" office:value="-0.00199428551924918" calcext:value-type="float">
            <text:p>-0.00199428551924918</text:p>
          </table:table-cell>
          <table:table-cell table:formula="of:=IF([.E4]&lt;[.$H$5];1;0)" office:value-type="float" office:value="0" calcext:value-type="float">
            <text:p>0</text:p>
          </table:table-cell>
          <table:table-cell table:style-name="ce2" office:value-type="string" calcext:value-type="string">
            <text:p>Obs. In Tail</text:p>
          </table:table-cell>
          <table:table-cell table:style-name="ce2" table:formula="of:=CEILING([.H3]*[.H1])"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date" office:date-value="2021-11-05" calcext:value-type="date">
            <text:p>2021-11-05</text:p>
          </table:table-cell>
          <table:table-cell office:value-type="float" office:value="-0.000408035645628746" calcext:value-type="float">
            <text:p>-0.000408035645628746</text:p>
          </table:table-cell>
          <table:table-cell office:value-type="float" office:value="0.0032676301759138" calcext:value-type="float">
            <text:p>0.0032676301759138</text:p>
          </table:table-cell>
          <table:table-cell table:formula="of:=[.$A$2]*[.C5]+[.$A$2]*[.D5]" office:value-type="float" office:value="0.00142979726514253" calcext:value-type="float">
            <text:p>0.00142979726514253</text:p>
          </table:table-cell>
          <table:table-cell table:formula="of:=IF([.E5]&lt;[.$H$5];1;0)" office:value-type="float" office:value="0" calcext:value-type="float">
            <text:p>0</text:p>
          </table:table-cell>
          <table:table-cell table:style-name="ce3" office:value-type="string" calcext:value-type="string">
            <text:p>VaR</text:p>
          </table:table-cell>
          <table:table-cell table:style-name="ce6" table:formula="of:=SMALL([.E2:.E265];[.H4]+1)" office:value-type="float" office:value="-0.0102816319410283" calcext:value-type="float">
            <text:p>-0.0102816</text:p>
          </table:table-cell>
          <table:table-cell table:formula="of:=PERCENTILE([.E2:.E265];[.H3])" office:value-type="float" office:value="-0.0102994718988907" calcext:value-type="float">
            <text:p>-0.0102994718988907</text:p>
          </table:table-cell>
        </table:table-row>
        <table:table-row table:style-name="ro1">
          <table:table-cell/>
          <table:table-cell office:value-type="date" office:date-value="2021-11-08" calcext:value-type="date">
            <text:p>2021-11-08</text:p>
          </table:table-cell>
          <table:table-cell office:value-type="float" office:value="0.00285751926217137" calcext:value-type="float">
            <text:p>0.00285751926217137</text:p>
          </table:table-cell>
          <table:table-cell office:value-type="float" office:value="0.000844387135534141" calcext:value-type="float">
            <text:p>0.000844387135534141</text:p>
          </table:table-cell>
          <table:table-cell table:formula="of:=[.$A$2]*[.C6]+[.$A$2]*[.D6]" office:value-type="float" office:value="0.00185095319885276" calcext:value-type="float">
            <text:p>0.00185095319885276</text:p>
          </table:table-cell>
          <table:table-cell table:formula="of:=IF([.E6]&lt;[.$H$5];1;0)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2">
          <table:table-cell/>
          <table:table-cell office:value-type="date" office:date-value="2021-11-09" calcext:value-type="date">
            <text:p>2021-11-09</text:p>
          </table:table-cell>
          <table:table-cell office:value-type="float" office:value="-0.00542732582153671" calcext:value-type="float">
            <text:p>-0.00542732582153671</text:p>
          </table:table-cell>
          <table:table-cell office:value-type="float" office:value="0.00337469898972365" calcext:value-type="float">
            <text:p>0.00337469898972365</text:p>
          </table:table-cell>
          <table:table-cell table:formula="of:=[.$A$2]*[.C7]+[.$A$2]*[.D7]" office:value-type="float" office:value="-0.00102631341590653" calcext:value-type="float">
            <text:p>-0.00102631341590653</text:p>
          </table:table-cell>
          <table:table-cell table:formula="of:=IF([.E7]&lt;[.$H$5];1;0)" office:value-type="float" office:value="0" calcext:value-type="float">
            <text:p>0</text:p>
          </table:table-cell>
          <table:table-cell table:style-name="ce3" office:value-type="string" calcext:value-type="string">
            <text:p>Exp. Shortfall</text:p>
          </table:table-cell>
          <table:table-cell table:style-name="ce6" table:formula="of:=AVERAGEIF([.F2:.F265];1;[.E2:.E265])" office:value-type="float" office:value="-0.0129165237707123" calcext:value-type="float">
            <text:p>-0.0129165</text:p>
          </table:table-cell>
          <table:table-cell/>
        </table:table-row>
        <table:table-row table:style-name="ro1">
          <table:table-cell/>
          <table:table-cell office:value-type="date" office:date-value="2021-11-10" calcext:value-type="date">
            <text:p>2021-11-10</text:p>
          </table:table-cell>
          <table:table-cell office:value-type="float" office:value="-0.00750345196260704" calcext:value-type="float">
            <text:p>-0.00750345196260704</text:p>
          </table:table-cell>
          <table:table-cell office:value-type="float" office:value="-0.00960964626736116" calcext:value-type="float">
            <text:p>-0.00960964626736116</text:p>
          </table:table-cell>
          <table:table-cell table:formula="of:=[.$A$2]*[.C8]+[.$A$2]*[.D8]" office:value-type="float" office:value="-0.0085565491149841" calcext:value-type="float">
            <text:p>-0.0085565491149841</text:p>
          </table:table-cell>
          <table:table-cell table:formula="of:=IF([.E8]&lt;[.$H$5];1;0)"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office:value-type="date" office:date-value="2021-11-11" calcext:value-type="date">
            <text:p>2021-11-11</text:p>
          </table:table-cell>
          <table:table-cell office:value-type="float" office:value="-0.00508594840662591" calcext:value-type="float">
            <text:p>-0.00508594840662591</text:p>
          </table:table-cell>
          <table:table-cell office:value-type="float" office:value="-0.00133414935625309" calcext:value-type="float">
            <text:p>-0.00133414935625309</text:p>
          </table:table-cell>
          <table:table-cell table:formula="of:=[.$A$2]*[.C9]+[.$A$2]*[.D9]" office:value-type="float" office:value="-0.0032100488814395" calcext:value-type="float">
            <text:p>-0.0032100488814395</text:p>
          </table:table-cell>
          <table:table-cell table:formula="of:=IF([.E9]&lt;[.$H$5];1;0)" office:value-type="float" office:value="0" calcext:value-type="float">
            <text:p>0</text:p>
          </table:table-cell>
          <table:table-cell table:style-name="ce2" office:value-type="string" calcext:value-type="string">
            <text:p>Paramtric</text:p>
          </table:table-cell>
          <table:table-cell table:style-name="ce2"/>
          <table:table-cell/>
        </table:table-row>
        <table:table-row table:style-name="ro1">
          <table:table-cell/>
          <table:table-cell office:value-type="date" office:date-value="2021-11-12" calcext:value-type="date">
            <text:p>2021-11-12</text:p>
          </table:table-cell>
          <table:table-cell office:value-type="float" office:value="0.00635533437314328" calcext:value-type="float">
            <text:p>0.00635533437314328</text:p>
          </table:table-cell>
          <table:table-cell office:value-type="float" office:value="0.000728748975674431" calcext:value-type="float">
            <text:p>0.000728748975674431</text:p>
          </table:table-cell>
          <table:table-cell table:formula="of:=[.$A$2]*[.C10]+[.$A$2]*[.D10]" office:value-type="float" office:value="0.00354204167440886" calcext:value-type="float">
            <text:p>0.00354204167440886</text:p>
          </table:table-cell>
          <table:table-cell table:formula="of:=IF([.E10]&lt;[.$H$5];1;0)" office:value-type="float" office:value="0" calcext:value-type="float">
            <text:p>0</text:p>
          </table:table-cell>
          <table:table-cell table:style-name="ce2" office:value-type="string" calcext:value-type="string">
            <text:p>Mean</text:p>
          </table:table-cell>
          <table:table-cell table:style-name="ce2" table:formula="of:=AVERAGE([.E2:.E1001])" office:value-type="float" office:value="-0.000604538186018317" calcext:value-type="float">
            <text:p>-0.000604538186018317</text:p>
          </table:table-cell>
          <table:table-cell/>
        </table:table-row>
        <table:table-row table:style-name="ro1">
          <table:table-cell/>
          <table:table-cell office:value-type="date" office:date-value="2021-11-15" calcext:value-type="date">
            <text:p>2021-11-15</text:p>
          </table:table-cell>
          <table:table-cell office:value-type="float" office:value="0.00096111103430041" calcext:value-type="float">
            <text:p>0.00096111103430041</text:p>
          </table:table-cell>
          <table:table-cell office:value-type="float" office:value="-0.00145634398494932" calcext:value-type="float">
            <text:p>-0.00145634398494932</text:p>
          </table:table-cell>
          <table:table-cell table:formula="of:=[.$A$2]*[.C11]+[.$A$2]*[.D11]" office:value-type="float" office:value="-0.000247616475324453" calcext:value-type="float">
            <text:p>-0.000247616475324453</text:p>
          </table:table-cell>
          <table:table-cell table:formula="of:=IF([.E11]&lt;[.$H$5];1;0)" office:value-type="float" office:value="0" calcext:value-type="float">
            <text:p>0</text:p>
          </table:table-cell>
          <table:table-cell table:style-name="ce2" office:value-type="string" calcext:value-type="string">
            <text:p>STD</text:p>
          </table:table-cell>
          <table:table-cell table:style-name="ce2" table:formula="of:=STDEV([.E2:.E1001])" office:value-type="float" office:value="0.00626463616513609" calcext:value-type="float">
            <text:p>0.00626463616513609</text:p>
          </table:table-cell>
          <table:table-cell/>
        </table:table-row>
        <table:table-row table:style-name="ro1">
          <table:table-cell/>
          <table:table-cell office:value-type="date" office:date-value="2021-11-16" calcext:value-type="date">
            <text:p>2021-11-16</text:p>
          </table:table-cell>
          <table:table-cell office:value-type="float" office:value="-0.00644632008086676" calcext:value-type="float">
            <text:p>-0.00644632008086676</text:p>
          </table:table-cell>
          <table:table-cell office:value-type="float" office:value="-0.00607681097980051" calcext:value-type="float">
            <text:p>-0.00607681097980051</text:p>
          </table:table-cell>
          <table:table-cell table:formula="of:=[.$A$2]*[.C12]+[.$A$2]*[.D12]" office:value-type="float" office:value="-0.00626156553033364" calcext:value-type="float">
            <text:p>-0.00626156553033364</text:p>
          </table:table-cell>
          <table:table-cell table:formula="of:=IF([.E12]&lt;[.$H$5];1;0)" office:value-type="float" office:value="0" calcext:value-type="float">
            <text:p>0</text:p>
          </table:table-cell>
          <table:table-cell table:style-name="ce2" office:value-type="string" calcext:value-type="string">
            <text:p>VAR</text:p>
          </table:table-cell>
          <table:table-cell table:style-name="ce2" table:formula="of:=[.H10]+LEGACY.NORMSINV(1-[.H2])*[.H11]" office:value-type="float" office:value="-0.0109089477037738" calcext:value-type="float">
            <text:p>-0.0109089477037738</text:p>
          </table:table-cell>
          <table:table-cell/>
        </table:table-row>
        <table:table-row table:style-name="ro1">
          <table:table-cell/>
          <table:table-cell office:value-type="date" office:date-value="2021-11-17" calcext:value-type="date">
            <text:p>2021-11-17</text:p>
          </table:table-cell>
          <table:table-cell office:value-type="float" office:value="-0.00469359408926262" calcext:value-type="float">
            <text:p>-0.00469359408926262</text:p>
          </table:table-cell>
          <table:table-cell office:value-type="float" office:value="0.00611396438570955" calcext:value-type="float">
            <text:p>0.00611396438570955</text:p>
          </table:table-cell>
          <table:table-cell table:formula="of:=[.$A$2]*[.C13]+[.$A$2]*[.D13]" office:value-type="float" office:value="0.000710185148223463" calcext:value-type="float">
            <text:p>0.000710185148223463</text:p>
          </table:table-cell>
          <table:table-cell table:formula="of:=IF([.E13]&lt;[.$H$5];1;0)" office:value-type="float" office:value="0" calcext:value-type="float">
            <text:p>0</text:p>
          </table:table-cell>
          <table:table-cell table:style-name="ce2" office:value-type="string" calcext:value-type="string">
            <text:p>TVAR</text:p>
          </table:table-cell>
          <table:table-cell table:style-name="ce2" table:formula="of:=-[.H10]-NORMDIST(LEGACY.NORMSINV(1-[.H2]);0;1;)*[.H11]/[.H3]" office:value-type="float" office:value="-0.0123176070661821" calcext:value-type="float">
            <text:p>-0.0123176070661821</text:p>
          </table:table-cell>
          <table:table-cell/>
        </table:table-row>
        <table:table-row table:style-name="ro1">
          <table:table-cell/>
          <table:table-cell office:value-type="date" office:date-value="2021-11-18" calcext:value-type="date">
            <text:p>2021-11-18</text:p>
          </table:table-cell>
          <table:table-cell office:value-type="float" office:value="0.00180311907855546" calcext:value-type="float">
            <text:p>0.00180311907855546</text:p>
          </table:table-cell>
          <table:table-cell office:value-type="float" office:value="-0.000850749828181008" calcext:value-type="float">
            <text:p>-0.000850749828181008</text:p>
          </table:table-cell>
          <table:table-cell table:formula="of:=[.$A$2]*[.C14]+[.$A$2]*[.D14]" office:value-type="float" office:value="0.000476184625187226" calcext:value-type="float">
            <text:p>0.000476184625187226</text:p>
          </table:table-cell>
          <table:table-cell table:formula="of:=IF([.E1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19" calcext:value-type="date">
            <text:p>2021-11-19</text:p>
          </table:table-cell>
          <table:table-cell office:value-type="float" office:value="-0.00581483841644492" calcext:value-type="float">
            <text:p>-0.00581483841644492</text:p>
          </table:table-cell>
          <table:table-cell office:value-type="float" office:value="0.00255442265918138" calcext:value-type="float">
            <text:p>0.00255442265918138</text:p>
          </table:table-cell>
          <table:table-cell table:formula="of:=[.$A$2]*[.C15]+[.$A$2]*[.D15]" office:value-type="float" office:value="-0.00163020787863177" calcext:value-type="float">
            <text:p>-0.00163020787863177</text:p>
          </table:table-cell>
          <table:table-cell table:formula="of:=IF([.E1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22" calcext:value-type="date">
            <text:p>2021-11-22</text:p>
          </table:table-cell>
          <table:table-cell office:value-type="float" office:value="-0.00139254250829768" calcext:value-type="float">
            <text:p>-0.00139254250829768</text:p>
          </table:table-cell>
          <table:table-cell office:value-type="float" office:value="-0.007522386932315" calcext:value-type="float">
            <text:p>-0.007522386932315</text:p>
          </table:table-cell>
          <table:table-cell table:formula="of:=[.$A$2]*[.C16]+[.$A$2]*[.D16]" office:value-type="float" office:value="-0.00445746472030634" calcext:value-type="float">
            <text:p>-0.00445746472030634</text:p>
          </table:table-cell>
          <table:table-cell table:formula="of:=IF([.E1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23" calcext:value-type="date">
            <text:p>2021-11-23</text:p>
          </table:table-cell>
          <table:table-cell office:value-type="float" office:value="0.00125511042301274" calcext:value-type="float">
            <text:p>0.00125511042301274</text:p>
          </table:table-cell>
          <table:table-cell office:value-type="float" office:value="-0.00268950137524959" calcext:value-type="float">
            <text:p>-0.00268950137524959</text:p>
          </table:table-cell>
          <table:table-cell table:formula="of:=[.$A$2]*[.C17]+[.$A$2]*[.D17]" office:value-type="float" office:value="-0.000717195476118426" calcext:value-type="float">
            <text:p>-0.000717195476118426</text:p>
          </table:table-cell>
          <table:table-cell table:formula="of:=IF([.E1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24" calcext:value-type="date">
            <text:p>2021-11-24</text:p>
          </table:table-cell>
          <table:table-cell office:value-type="float" office:value="-0.00459612558535416" calcext:value-type="float">
            <text:p>-0.00459612558535416</text:p>
          </table:table-cell>
          <table:table-cell office:value-type="float" office:value="-0.0024516373271346" calcext:value-type="float">
            <text:p>-0.0024516373271346</text:p>
          </table:table-cell>
          <table:table-cell table:formula="of:=[.$A$2]*[.C18]+[.$A$2]*[.D18]" office:value-type="float" office:value="-0.00352388145624438" calcext:value-type="float">
            <text:p>-0.00352388145624438</text:p>
          </table:table-cell>
          <table:table-cell table:formula="of:=IF([.E1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26" calcext:value-type="date">
            <text:p>2021-11-26</text:p>
          </table:table-cell>
          <table:table-cell office:value-type="float" office:value="-0.0102141226313863" calcext:value-type="float">
            <text:p>-0.0102141226313863</text:p>
          </table:table-cell>
          <table:table-cell office:value-type="float" office:value="0.0207668038638975" calcext:value-type="float">
            <text:p>0.0207668038638975</text:p>
          </table:table-cell>
          <table:table-cell table:formula="of:=[.$A$2]*[.C19]+[.$A$2]*[.D19]" office:value-type="float" office:value="0.00527634061625559" calcext:value-type="float">
            <text:p>0.00527634061625559</text:p>
          </table:table-cell>
          <table:table-cell table:formula="of:=IF([.E1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29" calcext:value-type="date">
            <text:p>2021-11-29</text:p>
          </table:table-cell>
          <table:table-cell office:value-type="float" office:value="0.000848249785133426" calcext:value-type="float">
            <text:p>0.000848249785133426</text:p>
          </table:table-cell>
          <table:table-cell office:value-type="float" office:value="-0.00565789361297431" calcext:value-type="float">
            <text:p>-0.00565789361297431</text:p>
          </table:table-cell>
          <table:table-cell table:formula="of:=[.$A$2]*[.C20]+[.$A$2]*[.D20]" office:value-type="float" office:value="-0.00240482191392044" calcext:value-type="float">
            <text:p>-0.00240482191392044</text:p>
          </table:table-cell>
          <table:table-cell table:formula="of:=IF([.E2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30" calcext:value-type="date">
            <text:p>2021-11-30</text:p>
          </table:table-cell>
          <table:table-cell office:value-type="float" office:value="-0.00112996931647313" calcext:value-type="float">
            <text:p>-0.00112996931647313</text:p>
          </table:table-cell>
          <table:table-cell office:value-type="float" office:value="0.0060532688769559" calcext:value-type="float">
            <text:p>0.0060532688769559</text:p>
          </table:table-cell>
          <table:table-cell table:formula="of:=[.$A$2]*[.C21]+[.$A$2]*[.D21]" office:value-type="float" office:value="0.00246164978024138" calcext:value-type="float">
            <text:p>0.00246164978024138</text:p>
          </table:table-cell>
          <table:table-cell table:formula="of:=IF([.E2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01" calcext:value-type="date">
            <text:p>2021-12-01</text:p>
          </table:table-cell>
          <table:table-cell office:value-type="float" office:value="-0.00395925868868485" calcext:value-type="float">
            <text:p>-0.00395925868868485</text:p>
          </table:table-cell>
          <table:table-cell office:value-type="float" office:value="0.0019254351991258" calcext:value-type="float">
            <text:p>0.0019254351991258</text:p>
          </table:table-cell>
          <table:table-cell table:formula="of:=[.$A$2]*[.C22]+[.$A$2]*[.D22]" office:value-type="float" office:value="-0.00101691174477953" calcext:value-type="float">
            <text:p>-0.00101691174477953</text:p>
          </table:table-cell>
          <table:table-cell table:formula="of:=IF([.E2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02" calcext:value-type="date">
            <text:p>2021-12-02</text:p>
          </table:table-cell>
          <table:table-cell office:value-type="float" office:value="-0.000709867263269937" calcext:value-type="float">
            <text:p>-0.000709867263269937</text:p>
          </table:table-cell>
          <table:table-cell office:value-type="float" office:value="-0.00312277359547808" calcext:value-type="float">
            <text:p>-0.00312277359547808</text:p>
          </table:table-cell>
          <table:table-cell table:formula="of:=[.$A$2]*[.C23]+[.$A$2]*[.D23]" office:value-type="float" office:value="-0.00191632042937401" calcext:value-type="float">
            <text:p>-0.00191632042937401</text:p>
          </table:table-cell>
          <table:table-cell table:formula="of:=IF([.E2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03" calcext:value-type="date">
            <text:p>2021-12-03</text:p>
          </table:table-cell>
          <table:table-cell office:value-type="float" office:value="-0.0122176533287204" calcext:value-type="float">
            <text:p>-0.0122176533287204</text:p>
          </table:table-cell>
          <table:table-cell office:value-type="float" office:value="0.00349398693406444" calcext:value-type="float">
            <text:p>0.00349398693406444</text:p>
          </table:table-cell>
          <table:table-cell table:formula="of:=[.$A$2]*[.C24]+[.$A$2]*[.D24]" office:value-type="float" office:value="-0.00436183319732797" calcext:value-type="float">
            <text:p>-0.00436183319732797</text:p>
          </table:table-cell>
          <table:table-cell table:formula="of:=IF([.E2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06" calcext:value-type="date">
            <text:p>2021-12-06</text:p>
          </table:table-cell>
          <table:table-cell office:value-type="float" office:value="0.00589678799521942" calcext:value-type="float">
            <text:p>0.00589678799521942</text:p>
          </table:table-cell>
          <table:table-cell office:value-type="float" office:value="-0.00696364299050645" calcext:value-type="float">
            <text:p>-0.00696364299050645</text:p>
          </table:table-cell>
          <table:table-cell table:formula="of:=[.$A$2]*[.C25]+[.$A$2]*[.D25]" office:value-type="float" office:value="-0.000533427497643513" calcext:value-type="float">
            <text:p>-0.000533427497643513</text:p>
          </table:table-cell>
          <table:table-cell table:formula="of:=IF([.E2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07" calcext:value-type="date">
            <text:p>2021-12-07</text:p>
          </table:table-cell>
          <table:table-cell office:value-type="float" office:value="0.0101515450341523" calcext:value-type="float">
            <text:p>0.0101515450341523</text:p>
          </table:table-cell>
          <table:table-cell office:value-type="float" office:value="0" calcext:value-type="float">
            <text:p>0</text:p>
          </table:table-cell>
          <table:table-cell table:formula="of:=[.$A$2]*[.C26]+[.$A$2]*[.D26]" office:value-type="float" office:value="0.00507577251707614" calcext:value-type="float">
            <text:p>0.00507577251707614</text:p>
          </table:table-cell>
          <table:table-cell table:formula="of:=IF([.E2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08" calcext:value-type="date">
            <text:p>2021-12-08</text:p>
          </table:table-cell>
          <table:table-cell office:value-type="float" office:value="0.00835097417053143" calcext:value-type="float">
            <text:p>0.00835097417053143</text:p>
          </table:table-cell>
          <table:table-cell office:value-type="float" office:value="-0.00120902521131649" calcext:value-type="float">
            <text:p>-0.00120902521131649</text:p>
          </table:table-cell>
          <table:table-cell table:formula="of:=[.$A$2]*[.C27]+[.$A$2]*[.D27]" office:value-type="float" office:value="0.00357097447960747" calcext:value-type="float">
            <text:p>0.00357097447960747</text:p>
          </table:table-cell>
          <table:table-cell table:formula="of:=IF([.E2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09" calcext:value-type="date">
            <text:p>2021-12-09</text:p>
          </table:table-cell>
          <table:table-cell office:value-type="float" office:value="-0.00378995860699927" calcext:value-type="float">
            <text:p>-0.00378995860699927</text:p>
          </table:table-cell>
          <table:table-cell office:value-type="float" office:value="0.00217891664260827" calcext:value-type="float">
            <text:p>0.00217891664260827</text:p>
          </table:table-cell>
          <table:table-cell table:formula="of:=[.$A$2]*[.C28]+[.$A$2]*[.D28]" office:value-type="float" office:value="-0.000805520982195496" calcext:value-type="float">
            <text:p>-0.000805520982195496</text:p>
          </table:table-cell>
          <table:table-cell table:formula="of:=IF([.E2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10" calcext:value-type="date">
            <text:p>2021-12-10</text:p>
          </table:table-cell>
          <table:table-cell office:value-type="float" office:value="0.00253628719289467" calcext:value-type="float">
            <text:p>0.00253628719289467</text:p>
          </table:table-cell>
          <table:table-cell office:value-type="float" office:value="-0.000483161191991766" calcext:value-type="float">
            <text:p>-0.000483161191991766</text:p>
          </table:table-cell>
          <table:table-cell table:formula="of:=[.$A$2]*[.C29]+[.$A$2]*[.D29]" office:value-type="float" office:value="0.00102656300045145" calcext:value-type="float">
            <text:p>0.00102656300045145</text:p>
          </table:table-cell>
          <table:table-cell table:formula="of:=IF([.E2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13" calcext:value-type="date">
            <text:p>2021-12-13</text:p>
          </table:table-cell>
          <table:table-cell office:value-type="float" office:value="-0.00576252499390673" calcext:value-type="float">
            <text:p>-0.00576252499390673</text:p>
          </table:table-cell>
          <table:table-cell office:value-type="float" office:value="-0.0016918355244524" calcext:value-type="float">
            <text:p>-0.0016918355244524</text:p>
          </table:table-cell>
          <table:table-cell table:formula="of:=[.$A$2]*[.C30]+[.$A$2]*[.D30]" office:value-type="float" office:value="-0.00372718025917956" calcext:value-type="float">
            <text:p>-0.00372718025917956</text:p>
          </table:table-cell>
          <table:table-cell table:formula="of:=IF([.E3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14" calcext:value-type="date">
            <text:p>2021-12-14</text:p>
          </table:table-cell>
          <table:table-cell office:value-type="float" office:value="-0.00367535361446625" calcext:value-type="float">
            <text:p>-0.00367535361446625</text:p>
          </table:table-cell>
          <table:table-cell office:value-type="float" office:value="-0.000847351341327185" calcext:value-type="float">
            <text:p>-0.000847351341327185</text:p>
          </table:table-cell>
          <table:table-cell table:formula="of:=[.$A$2]*[.C31]+[.$A$2]*[.D31]" office:value-type="float" office:value="-0.00226135247789672" calcext:value-type="float">
            <text:p>-0.00226135247789672</text:p>
          </table:table-cell>
          <table:table-cell table:formula="of:=IF([.E3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15" calcext:value-type="date">
            <text:p>2021-12-15</text:p>
          </table:table-cell>
          <table:table-cell office:value-type="float" office:value="0.0100737663259889" calcext:value-type="float">
            <text:p>0.0100737663259889</text:p>
          </table:table-cell>
          <table:table-cell office:value-type="float" office:value="-0.00266538912361147" calcext:value-type="float">
            <text:p>-0.00266538912361147</text:p>
          </table:table-cell>
          <table:table-cell table:formula="of:=[.$A$2]*[.C32]+[.$A$2]*[.D32]" office:value-type="float" office:value="0.00370418860118871" calcext:value-type="float">
            <text:p>0.00370418860118871</text:p>
          </table:table-cell>
          <table:table-cell table:formula="of:=IF([.E3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16" calcext:value-type="date">
            <text:p>2021-12-16</text:p>
          </table:table-cell>
          <table:table-cell office:value-type="float" office:value="0.000842780678974364" calcext:value-type="float">
            <text:p>0.000842780678974364</text:p>
          </table:table-cell>
          <table:table-cell office:value-type="float" office:value="0.00327984261500647" calcext:value-type="float">
            <text:p>0.00327984261500647</text:p>
          </table:table-cell>
          <table:table-cell table:formula="of:=[.$A$2]*[.C33]+[.$A$2]*[.D33]" office:value-type="float" office:value="0.00206131164699042" calcext:value-type="float">
            <text:p>0.00206131164699042</text:p>
          </table:table-cell>
          <table:table-cell table:formula="of:=IF([.E3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17" calcext:value-type="date">
            <text:p>2021-12-17</text:p>
          </table:table-cell>
          <table:table-cell office:value-type="float" office:value="-0.00771934107730266" calcext:value-type="float">
            <text:p>-0.00771934107730266</text:p>
          </table:table-cell>
          <table:table-cell office:value-type="float" office:value="-0.000605344770312599" calcext:value-type="float">
            <text:p>-0.000605344770312599</text:p>
          </table:table-cell>
          <table:table-cell table:formula="of:=[.$A$2]*[.C34]+[.$A$2]*[.D34]" office:value-type="float" office:value="-0.00416234292380763" calcext:value-type="float">
            <text:p>-0.00416234292380763</text:p>
          </table:table-cell>
          <table:table-cell table:formula="of:=IF([.E3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20" calcext:value-type="date">
            <text:p>2021-12-20</text:p>
          </table:table-cell>
          <table:table-cell office:value-type="float" office:value="-0.00254597330898831" calcext:value-type="float">
            <text:p>-0.00254597330898831</text:p>
          </table:table-cell>
          <table:table-cell office:value-type="float" office:value="0" calcext:value-type="float">
            <text:p>0</text:p>
          </table:table-cell>
          <table:table-cell table:formula="of:=[.$A$2]*[.C35]+[.$A$2]*[.D35]" office:value-type="float" office:value="-0.00127298665449416" calcext:value-type="float">
            <text:p>-0.00127298665449416</text:p>
          </table:table-cell>
          <table:table-cell table:formula="of:=IF([.E3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21" calcext:value-type="date">
            <text:p>2021-12-21</text:p>
          </table:table-cell>
          <table:table-cell office:value-type="float" office:value="0.00709018751845281" calcext:value-type="float">
            <text:p>0.00709018751845281</text:p>
          </table:table-cell>
          <table:table-cell office:value-type="float" office:value="-0.00375572516543832" calcext:value-type="float">
            <text:p>-0.00375572516543832</text:p>
          </table:table-cell>
          <table:table-cell table:formula="of:=[.$A$2]*[.C36]+[.$A$2]*[.D36]" office:value-type="float" office:value="0.00166723117650724" calcext:value-type="float">
            <text:p>0.00166723117650724</text:p>
          </table:table-cell>
          <table:table-cell table:formula="of:=IF([.E3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22" calcext:value-type="date">
            <text:p>2021-12-22</text:p>
          </table:table-cell>
          <table:table-cell office:value-type="float" office:value="0.00858913882265178" calcext:value-type="float">
            <text:p>0.00858913882265178</text:p>
          </table:table-cell>
          <table:table-cell office:value-type="float" office:value="0" calcext:value-type="float">
            <text:p>0</text:p>
          </table:table-cell>
          <table:table-cell table:formula="of:=[.$A$2]*[.C37]+[.$A$2]*[.D37]" office:value-type="float" office:value="0.00429456941132589" calcext:value-type="float">
            <text:p>0.00429456941132589</text:p>
          </table:table-cell>
          <table:table-cell table:formula="of:=IF([.E3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23" calcext:value-type="date">
            <text:p>2021-12-23</text:p>
          </table:table-cell>
          <table:table-cell office:value-type="float" office:value="0.00404859593253026" calcext:value-type="float">
            <text:p>0.00404859593253026</text:p>
          </table:table-cell>
          <table:table-cell office:value-type="float" office:value="-0.00267543733092379" calcext:value-type="float">
            <text:p>-0.00267543733092379</text:p>
          </table:table-cell>
          <table:table-cell table:formula="of:=[.$A$2]*[.C38]+[.$A$2]*[.D38]" office:value-type="float" office:value="0.000686579300803236" calcext:value-type="float">
            <text:p>0.000686579300803236</text:p>
          </table:table-cell>
          <table:table-cell table:formula="of:=IF([.E3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27" calcext:value-type="date">
            <text:p>2021-12-27</text:p>
          </table:table-cell>
          <table:table-cell office:value-type="float" office:value="-0.00125133954646683" calcext:value-type="float">
            <text:p>-0.00125133954646683</text:p>
          </table:table-cell>
          <table:table-cell office:value-type="float" office:value="-0.00438971590018433" calcext:value-type="float">
            <text:p>-0.00438971590018433</text:p>
          </table:table-cell>
          <table:table-cell table:formula="of:=[.$A$2]*[.C39]+[.$A$2]*[.D39]" office:value-type="float" office:value="-0.00282052772332558" calcext:value-type="float">
            <text:p>-0.00282052772332558</text:p>
          </table:table-cell>
          <table:table-cell table:formula="of:=IF([.E3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28" calcext:value-type="date">
            <text:p>2021-12-28</text:p>
          </table:table-cell>
          <table:table-cell office:value-type="float" office:value="-0.00139215469263509" calcext:value-type="float">
            <text:p>-0.00139215469263509</text:p>
          </table:table-cell>
          <table:table-cell office:value-type="float" office:value="0.000612313795823161" calcext:value-type="float">
            <text:p>0.000612313795823161</text:p>
          </table:table-cell>
          <table:table-cell table:formula="of:=[.$A$2]*[.C40]+[.$A$2]*[.D40]" office:value-type="float" office:value="-0.000389920448405967" calcext:value-type="float">
            <text:p>-0.000389920448405967</text:p>
          </table:table-cell>
          <table:table-cell table:formula="of:=IF([.E4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29" calcext:value-type="date">
            <text:p>2021-12-29</text:p>
          </table:table-cell>
          <table:table-cell office:value-type="float" office:value="0.00306696753120006" calcext:value-type="float">
            <text:p>0.00306696753120006</text:p>
          </table:table-cell>
          <table:table-cell office:value-type="float" office:value="-0.00146872853940883" calcext:value-type="float">
            <text:p>-0.00146872853940883</text:p>
          </table:table-cell>
          <table:table-cell table:formula="of:=[.$A$2]*[.C41]+[.$A$2]*[.D41]" office:value-type="float" office:value="0.000799119495895617" calcext:value-type="float">
            <text:p>0.000799119495895617</text:p>
          </table:table-cell>
          <table:table-cell table:formula="of:=IF([.E4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30" calcext:value-type="date">
            <text:p>2021-12-30</text:p>
          </table:table-cell>
          <table:table-cell office:value-type="float" office:value="-0.000555848336749487" calcext:value-type="float">
            <text:p>-0.000555848336749487</text:p>
          </table:table-cell>
          <table:table-cell office:value-type="float" office:value="-0.000735537958341137" calcext:value-type="float">
            <text:p>-0.000735537958341137</text:p>
          </table:table-cell>
          <table:table-cell table:formula="of:=[.$A$2]*[.C42]+[.$A$2]*[.D42]" office:value-type="float" office:value="-0.000645693147545312" calcext:value-type="float">
            <text:p>-0.000645693147545312</text:p>
          </table:table-cell>
          <table:table-cell table:formula="of:=IF([.E4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31" calcext:value-type="date">
            <text:p>2021-12-31</text:p>
          </table:table-cell>
          <table:table-cell office:value-type="float" office:value="0.00250302693109283" calcext:value-type="float">
            <text:p>0.00250302693109283</text:p>
          </table:table-cell>
          <table:table-cell office:value-type="float" office:value="-0.000367992891710078" calcext:value-type="float">
            <text:p>-0.000367992891710078</text:p>
          </table:table-cell>
          <table:table-cell table:formula="of:=[.$A$2]*[.C43]+[.$A$2]*[.D43]" office:value-type="float" office:value="0.00106751701969138" calcext:value-type="float">
            <text:p>0.00106751701969138</text:p>
          </table:table-cell>
          <table:table-cell table:formula="of:=IF([.E4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03" calcext:value-type="date">
            <text:p>2022-01-03</text:p>
          </table:table-cell>
          <table:table-cell office:value-type="float" office:value="-0.0109584314920764" calcext:value-type="float">
            <text:p>-0.0109584314920764</text:p>
          </table:table-cell>
          <table:table-cell office:value-type="float" office:value="-0.00233151082332017" calcext:value-type="float">
            <text:p>-0.00233151082332017</text:p>
          </table:table-cell>
          <table:table-cell table:formula="of:=[.$A$2]*[.C44]+[.$A$2]*[.D44]" office:value-type="float" office:value="-0.0066449711576983" calcext:value-type="float">
            <text:p>-0.0066449711576983</text:p>
          </table:table-cell>
          <table:table-cell table:formula="of:=IF([.E4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04" calcext:value-type="date">
            <text:p>2022-01-04</text:p>
          </table:table-cell>
          <table:table-cell office:value-type="float" office:value="0.00757353805077421" calcext:value-type="float">
            <text:p>0.00757353805077421</text:p>
          </table:table-cell>
          <table:table-cell office:value-type="float" office:value="-0.00578107260837257" calcext:value-type="float">
            <text:p>-0.00578107260837257</text:p>
          </table:table-cell>
          <table:table-cell table:formula="of:=[.$A$2]*[.C45]+[.$A$2]*[.D45]" office:value-type="float" office:value="0.000896232721200818" calcext:value-type="float">
            <text:p>0.000896232721200818</text:p>
          </table:table-cell>
          <table:table-cell table:formula="of:=IF([.E4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05" calcext:value-type="date">
            <text:p>2022-01-05</text:p>
          </table:table-cell>
          <table:table-cell office:value-type="float" office:value="-0.00278392202724409" calcext:value-type="float">
            <text:p>-0.00278392202724409</text:p>
          </table:table-cell>
          <table:table-cell office:value-type="float" office:value="0" calcext:value-type="float">
            <text:p>0</text:p>
          </table:table-cell>
          <table:table-cell table:formula="of:=[.$A$2]*[.C46]+[.$A$2]*[.D46]" office:value-type="float" office:value="-0.00139196101362205" calcext:value-type="float">
            <text:p>-0.00139196101362205</text:p>
          </table:table-cell>
          <table:table-cell table:formula="of:=IF([.E4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06" calcext:value-type="date">
            <text:p>2022-01-06</text:p>
          </table:table-cell>
          <table:table-cell office:value-type="float" office:value="-0.00809606136231333" calcext:value-type="float">
            <text:p>-0.00809606136231333</text:p>
          </table:table-cell>
          <table:table-cell office:value-type="float" office:value="0.00173202259652361" calcext:value-type="float">
            <text:p>0.00173202259652361</text:p>
          </table:table-cell>
          <table:table-cell table:formula="of:=[.$A$2]*[.C47]+[.$A$2]*[.D47]" office:value-type="float" office:value="-0.00318201938289486" calcext:value-type="float">
            <text:p>-0.00318201938289486</text:p>
          </table:table-cell>
          <table:table-cell table:formula="of:=IF([.E4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07" calcext:value-type="date">
            <text:p>2022-01-07</text:p>
          </table:table-cell>
          <table:table-cell office:value-type="float" office:value="0.00253307502617561" calcext:value-type="float">
            <text:p>0.00253307502617561</text:p>
          </table:table-cell>
          <table:table-cell office:value-type="float" office:value="0.00308756324849946" calcext:value-type="float">
            <text:p>0.00308756324849946</text:p>
          </table:table-cell>
          <table:table-cell table:formula="of:=[.$A$2]*[.C48]+[.$A$2]*[.D48]" office:value-type="float" office:value="0.00281031913733754" calcext:value-type="float">
            <text:p>0.00281031913733754</text:p>
          </table:table-cell>
          <table:table-cell table:formula="of:=IF([.E4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10" calcext:value-type="date">
            <text:p>2022-01-10</text:p>
          </table:table-cell>
          <table:table-cell office:value-type="float" office:value="-0.00070178865612669" calcext:value-type="float">
            <text:p>-0.00070178865612669</text:p>
          </table:table-cell>
          <table:table-cell office:value-type="float" office:value="0.00270870742916274" calcext:value-type="float">
            <text:p>0.00270870742916274</text:p>
          </table:table-cell>
          <table:table-cell table:formula="of:=[.$A$2]*[.C49]+[.$A$2]*[.D49]" office:value-type="float" office:value="0.00100345938651802" calcext:value-type="float">
            <text:p>0.00100345938651802</text:p>
          </table:table-cell>
          <table:table-cell table:formula="of:=IF([.E4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11" calcext:value-type="date">
            <text:p>2022-01-11</text:p>
          </table:table-cell>
          <table:table-cell office:value-type="float" office:value="0.00463540090382431" calcext:value-type="float">
            <text:p>0.00463540090382431</text:p>
          </table:table-cell>
          <table:table-cell office:value-type="float" office:value="0" calcext:value-type="float">
            <text:p>0</text:p>
          </table:table-cell>
          <table:table-cell table:formula="of:=[.$A$2]*[.C50]+[.$A$2]*[.D50]" office:value-type="float" office:value="0.00231770045191215" calcext:value-type="float">
            <text:p>0.00231770045191215</text:p>
          </table:table-cell>
          <table:table-cell table:formula="of:=IF([.E5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12" calcext:value-type="date">
            <text:p>2022-01-12</text:p>
          </table:table-cell>
          <table:table-cell office:value-type="float" office:value="0.0109061303873401" calcext:value-type="float">
            <text:p>0.0109061303873401</text:p>
          </table:table-cell>
          <table:table-cell office:value-type="float" office:value="0.00577113465880941" calcext:value-type="float">
            <text:p>0.00577113465880941</text:p>
          </table:table-cell>
          <table:table-cell table:formula="of:=[.$A$2]*[.C51]+[.$A$2]*[.D51]" office:value-type="float" office:value="0.00833863252307476" calcext:value-type="float">
            <text:p>0.00833863252307476</text:p>
          </table:table-cell>
          <table:table-cell table:formula="of:=IF([.E5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13" calcext:value-type="date">
            <text:p>2022-01-13</text:p>
          </table:table-cell>
          <table:table-cell office:value-type="float" office:value="-0.00193636768657135" calcext:value-type="float">
            <text:p>-0.00193636768657135</text:p>
          </table:table-cell>
          <table:table-cell office:value-type="float" office:value="0.00354038912425247" calcext:value-type="float">
            <text:p>0.00354038912425247</text:p>
          </table:table-cell>
          <table:table-cell table:formula="of:=[.$A$2]*[.C52]+[.$A$2]*[.D52]" office:value-type="float" office:value="0.000802010718840562" calcext:value-type="float">
            <text:p>0.000802010718840562</text:p>
          </table:table-cell>
          <table:table-cell table:formula="of:=IF([.E5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14" calcext:value-type="date">
            <text:p>2022-01-14</text:p>
          </table:table-cell>
          <table:table-cell office:value-type="float" office:value="-0.00803771898031713" calcext:value-type="float">
            <text:p>-0.00803771898031713</text:p>
          </table:table-cell>
          <table:table-cell office:value-type="float" office:value="-0.000608216839652176" calcext:value-type="float">
            <text:p>-0.000608216839652176</text:p>
          </table:table-cell>
          <table:table-cell table:formula="of:=[.$A$2]*[.C53]+[.$A$2]*[.D53]" office:value-type="float" office:value="-0.00432296790998465" calcext:value-type="float">
            <text:p>-0.00432296790998465</text:p>
          </table:table-cell>
          <table:table-cell table:formula="of:=IF([.E5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18" calcext:value-type="date">
            <text:p>2022-01-18</text:p>
          </table:table-cell>
          <table:table-cell office:value-type="float" office:value="-0.00502934620204742" calcext:value-type="float">
            <text:p>-0.00502934620204742</text:p>
          </table:table-cell>
          <table:table-cell office:value-type="float" office:value="-0.00316496812417666" calcext:value-type="float">
            <text:p>-0.00316496812417666</text:p>
          </table:table-cell>
          <table:table-cell table:formula="of:=[.$A$2]*[.C54]+[.$A$2]*[.D54]" office:value-type="float" office:value="-0.00409715716311204" calcext:value-type="float">
            <text:p>-0.00409715716311204</text:p>
          </table:table-cell>
          <table:table-cell table:formula="of:=IF([.E5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19" calcext:value-type="date">
            <text:p>2022-01-19</text:p>
          </table:table-cell>
          <table:table-cell office:value-type="float" office:value="0.00379102272449727" calcext:value-type="float">
            <text:p>0.00379102272449727</text:p>
          </table:table-cell>
          <table:table-cell office:value-type="float" office:value="0.00244226339886211" calcext:value-type="float">
            <text:p>0.00244226339886211</text:p>
          </table:table-cell>
          <table:table-cell table:formula="of:=[.$A$2]*[.C55]+[.$A$2]*[.D55]" office:value-type="float" office:value="0.00311664306167969" calcext:value-type="float">
            <text:p>0.00311664306167969</text:p>
          </table:table-cell>
          <table:table-cell table:formula="of:=IF([.E5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20" calcext:value-type="date">
            <text:p>2022-01-20</text:p>
          </table:table-cell>
          <table:table-cell office:value-type="float" office:value="0.00209821695847223" calcext:value-type="float">
            <text:p>0.00209821695847223</text:p>
          </table:table-cell>
          <table:table-cell office:value-type="float" office:value="0.00073096833554831" calcext:value-type="float">
            <text:p>0.00073096833554831</text:p>
          </table:table-cell>
          <table:table-cell table:formula="of:=[.$A$2]*[.C56]+[.$A$2]*[.D56]" office:value-type="float" office:value="0.00141459264701027" calcext:value-type="float">
            <text:p>0.00141459264701027</text:p>
          </table:table-cell>
          <table:table-cell table:formula="of:=IF([.E5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21" calcext:value-type="date">
            <text:p>2022-01-21</text:p>
          </table:table-cell>
          <table:table-cell office:value-type="float" office:value="-0.00586262105700131" calcext:value-type="float">
            <text:p>-0.00586262105700131</text:p>
          </table:table-cell>
          <table:table-cell office:value-type="float" office:value="0.00511257652031816" calcext:value-type="float">
            <text:p>0.00511257652031816</text:p>
          </table:table-cell>
          <table:table-cell table:formula="of:=[.$A$2]*[.C57]+[.$A$2]*[.D57]" office:value-type="float" office:value="-0.000375022268341574" calcext:value-type="float">
            <text:p>-0.000375022268341574</text:p>
          </table:table-cell>
          <table:table-cell table:formula="of:=IF([.E5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24" calcext:value-type="date">
            <text:p>2022-01-24</text:p>
          </table:table-cell>
          <table:table-cell office:value-type="float" office:value="-0.00519520837180887" calcext:value-type="float">
            <text:p>-0.00519520837180887</text:p>
          </table:table-cell>
          <table:table-cell office:value-type="float" office:value="-0.00278555598623809" calcext:value-type="float">
            <text:p>-0.00278555598623809</text:p>
          </table:table-cell>
          <table:table-cell table:formula="of:=[.$A$2]*[.C58]+[.$A$2]*[.D58]" office:value-type="float" office:value="-0.00399038217902348" calcext:value-type="float">
            <text:p>-0.00399038217902348</text:p>
          </table:table-cell>
          <table:table-cell table:formula="of:=IF([.E5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25" calcext:value-type="date">
            <text:p>2022-01-25</text:p>
          </table:table-cell>
          <table:table-cell office:value-type="float" office:value="0.002399409634531" calcext:value-type="float">
            <text:p>0.002399409634531</text:p>
          </table:table-cell>
          <table:table-cell office:value-type="float" office:value="0.000728748975674431" calcext:value-type="float">
            <text:p>0.000728748975674431</text:p>
          </table:table-cell>
          <table:table-cell table:formula="of:=[.$A$2]*[.C59]+[.$A$2]*[.D59]" office:value-type="float" office:value="0.00156407930510272" calcext:value-type="float">
            <text:p>0.00156407930510272</text:p>
          </table:table-cell>
          <table:table-cell table:formula="of:=IF([.E5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26" calcext:value-type="date">
            <text:p>2022-01-26</text:p>
          </table:table-cell>
          <table:table-cell office:value-type="float" office:value="-0.00619536514797447" calcext:value-type="float">
            <text:p>-0.00619536514797447</text:p>
          </table:table-cell>
          <table:table-cell office:value-type="float" office:value="-0.00667479419384565" calcext:value-type="float">
            <text:p>-0.00667479419384565</text:p>
          </table:table-cell>
          <table:table-cell table:formula="of:=[.$A$2]*[.C60]+[.$A$2]*[.D60]" office:value-type="float" office:value="-0.00643507967091006" calcext:value-type="float">
            <text:p>-0.00643507967091006</text:p>
          </table:table-cell>
          <table:table-cell table:formula="of:=IF([.E6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27" calcext:value-type="date">
            <text:p>2022-01-27</text:p>
          </table:table-cell>
          <table:table-cell office:value-type="float" office:value="-0.0119014443963299" calcext:value-type="float">
            <text:p>-0.0119014443963299</text:p>
          </table:table-cell>
          <table:table-cell office:value-type="float" office:value="-0.00671955323905327" calcext:value-type="float">
            <text:p>-0.00671955323905327</text:p>
          </table:table-cell>
          <table:table-cell table:formula="of:=[.$A$2]*[.C61]+[.$A$2]*[.D61]" office:value-type="float" office:value="-0.00931049881769158" calcext:value-type="float">
            <text:p>-0.00931049881769158</text:p>
          </table:table-cell>
          <table:table-cell table:formula="of:=IF([.E6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28" calcext:value-type="date">
            <text:p>2022-01-28</text:p>
          </table:table-cell>
          <table:table-cell office:value-type="float" office:value="-0.00530535027991041" calcext:value-type="float">
            <text:p>-0.00530535027991041</text:p>
          </table:table-cell>
          <table:table-cell office:value-type="float" office:value="0.000861004824066924" calcext:value-type="float">
            <text:p>0.000861004824066924</text:p>
          </table:table-cell>
          <table:table-cell table:formula="of:=[.$A$2]*[.C62]+[.$A$2]*[.D62]" office:value-type="float" office:value="-0.00222217272792175" calcext:value-type="float">
            <text:p>-0.00222217272792175</text:p>
          </table:table-cell>
          <table:table-cell table:formula="of:=IF([.E6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31" calcext:value-type="date">
            <text:p>2022-01-31</text:p>
          </table:table-cell>
          <table:table-cell office:value-type="float" office:value="0.0100907729642072" calcext:value-type="float">
            <text:p>0.0100907729642072</text:p>
          </table:table-cell>
          <table:table-cell office:value-type="float" office:value="0.000860264132498845" calcext:value-type="float">
            <text:p>0.000860264132498845</text:p>
          </table:table-cell>
          <table:table-cell table:formula="of:=[.$A$2]*[.C63]+[.$A$2]*[.D63]" office:value-type="float" office:value="0.00547551854835304" calcext:value-type="float">
            <text:p>0.00547551854835304</text:p>
          </table:table-cell>
          <table:table-cell table:formula="of:=IF([.E6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01" calcext:value-type="date">
            <text:p>2022-02-01</text:p>
          </table:table-cell>
          <table:table-cell office:value-type="float" office:value="0.00870558888266437" calcext:value-type="float">
            <text:p>0.00870558888266437</text:p>
          </table:table-cell>
          <table:table-cell office:value-type="float" office:value="0.00380645320850514" calcext:value-type="float">
            <text:p>0.00380645320850514</text:p>
          </table:table-cell>
          <table:table-cell table:formula="of:=[.$A$2]*[.C64]+[.$A$2]*[.D64]" office:value-type="float" office:value="0.00625602104558476" calcext:value-type="float">
            <text:p>0.00625602104558476</text:p>
          </table:table-cell>
          <table:table-cell table:formula="of:=IF([.E6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02" calcext:value-type="date">
            <text:p>2022-02-02</text:p>
          </table:table-cell>
          <table:table-cell office:value-type="float" office:value="0.0011318878142228" calcext:value-type="float">
            <text:p>0.0011318878142228</text:p>
          </table:table-cell>
          <table:table-cell office:value-type="float" office:value="0.00256879614033823" calcext:value-type="float">
            <text:p>0.00256879614033823</text:p>
          </table:table-cell>
          <table:table-cell table:formula="of:=[.$A$2]*[.C65]+[.$A$2]*[.D65]" office:value-type="float" office:value="0.00185034197728051" calcext:value-type="float">
            <text:p>0.00185034197728051</text:p>
          </table:table-cell>
          <table:table-cell table:formula="of:=IF([.E6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03" calcext:value-type="date">
            <text:p>2022-02-03</text:p>
          </table:table-cell>
          <table:table-cell office:value-type="float" office:value="-0.00155455917228187" calcext:value-type="float">
            <text:p>-0.00155455917228187</text:p>
          </table:table-cell>
          <table:table-cell office:value-type="float" office:value="-0.00463637454444477" calcext:value-type="float">
            <text:p>-0.00463637454444477</text:p>
          </table:table-cell>
          <table:table-cell table:formula="of:=[.$A$2]*[.C66]+[.$A$2]*[.D66]" office:value-type="float" office:value="-0.00309546685836332" calcext:value-type="float">
            <text:p>-0.00309546685836332</text:p>
          </table:table-cell>
          <table:table-cell table:formula="of:=IF([.E6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04" calcext:value-type="date">
            <text:p>2022-02-04</text:p>
          </table:table-cell>
          <table:table-cell office:value-type="float" office:value="-0.00693556763180037" calcext:value-type="float">
            <text:p>-0.00693556763180037</text:p>
          </table:table-cell>
          <table:table-cell office:value-type="float" office:value="-0.00196130986170762" calcext:value-type="float">
            <text:p>-0.00196130986170762</text:p>
          </table:table-cell>
          <table:table-cell table:formula="of:=[.$A$2]*[.C67]+[.$A$2]*[.D67]" office:value-type="float" office:value="-0.00444843874675399" calcext:value-type="float">
            <text:p>-0.00444843874675399</text:p>
          </table:table-cell>
          <table:table-cell table:formula="of:=IF([.E6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07" calcext:value-type="date">
            <text:p>2022-02-07</text:p>
          </table:table-cell>
          <table:table-cell office:value-type="float" office:value="0.00655642902597342" calcext:value-type="float">
            <text:p>0.00655642902597342</text:p>
          </table:table-cell>
          <table:table-cell office:value-type="float" office:value="0.000859735892881908" calcext:value-type="float">
            <text:p>0.000859735892881908</text:p>
          </table:table-cell>
          <table:table-cell table:formula="of:=[.$A$2]*[.C68]+[.$A$2]*[.D68]" office:value-type="float" office:value="0.00370808245942766" calcext:value-type="float">
            <text:p>0.00370808245942766</text:p>
          </table:table-cell>
          <table:table-cell table:formula="of:=IF([.E6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08" calcext:value-type="date">
            <text:p>2022-02-08</text:p>
          </table:table-cell>
          <table:table-cell office:value-type="float" office:value="0.00269038239340635" calcext:value-type="float">
            <text:p>0.00269038239340635</text:p>
          </table:table-cell>
          <table:table-cell office:value-type="float" office:value="-0.00343598952800273" calcext:value-type="float">
            <text:p>-0.00343598952800273</text:p>
          </table:table-cell>
          <table:table-cell table:formula="of:=[.$A$2]*[.C69]+[.$A$2]*[.D69]" office:value-type="float" office:value="-0.000372803567298186" calcext:value-type="float">
            <text:p>-0.000372803567298186</text:p>
          </table:table-cell>
          <table:table-cell table:formula="of:=IF([.E6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09" calcext:value-type="date">
            <text:p>2022-02-09</text:p>
          </table:table-cell>
          <table:table-cell office:value-type="float" office:value="0.00536654280347992" calcext:value-type="float">
            <text:p>0.00536654280347992</text:p>
          </table:table-cell>
          <table:table-cell office:value-type="float" office:value="0" calcext:value-type="float">
            <text:p>0</text:p>
          </table:table-cell>
          <table:table-cell table:formula="of:=[.$A$2]*[.C70]+[.$A$2]*[.D70]" office:value-type="float" office:value="0.00268327140173996" calcext:value-type="float">
            <text:p>0.00268327140173996</text:p>
          </table:table-cell>
          <table:table-cell table:formula="of:=IF([.E7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10" calcext:value-type="date">
            <text:p>2022-02-10</text:p>
          </table:table-cell>
          <table:table-cell office:value-type="float" office:value="-0.00210705886690155" calcext:value-type="float">
            <text:p>-0.00210705886690155</text:p>
          </table:table-cell>
          <table:table-cell office:value-type="float" office:value="-0.00529491823695882" calcext:value-type="float">
            <text:p>-0.00529491823695882</text:p>
          </table:table-cell>
          <table:table-cell table:formula="of:=[.$A$2]*[.C71]+[.$A$2]*[.D71]" office:value-type="float" office:value="-0.00370098855193018" calcext:value-type="float">
            <text:p>-0.00370098855193018</text:p>
          </table:table-cell>
          <table:table-cell table:formula="of:=IF([.E7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11" calcext:value-type="date">
            <text:p>2022-02-11</text:p>
          </table:table-cell>
          <table:table-cell office:value-type="float" office:value="-0.00506757609391972" calcext:value-type="float">
            <text:p>-0.00506757609391972</text:p>
          </table:table-cell>
          <table:table-cell office:value-type="float" office:value="0.00656101494560435" calcext:value-type="float">
            <text:p>0.00656101494560435</text:p>
          </table:table-cell>
          <table:table-cell table:formula="of:=[.$A$2]*[.C72]+[.$A$2]*[.D72]" office:value-type="float" office:value="0.000746719425842313" calcext:value-type="float">
            <text:p>0.000746719425842313</text:p>
          </table:table-cell>
          <table:table-cell table:formula="of:=IF([.E7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14" calcext:value-type="date">
            <text:p>2022-02-14</text:p>
          </table:table-cell>
          <table:table-cell office:value-type="float" office:value="-0.000565943907111399" calcext:value-type="float">
            <text:p>-0.000565943907111399</text:p>
          </table:table-cell>
          <table:table-cell office:value-type="float" office:value="-0.00295164027764949" calcext:value-type="float">
            <text:p>-0.00295164027764949</text:p>
          </table:table-cell>
          <table:table-cell table:formula="of:=[.$A$2]*[.C73]+[.$A$2]*[.D73]" office:value-type="float" office:value="-0.00175879209238045" calcext:value-type="float">
            <text:p>-0.00175879209238045</text:p>
          </table:table-cell>
          <table:table-cell table:formula="of:=IF([.E7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15" calcext:value-type="date">
            <text:p>2022-02-15</text:p>
          </table:table-cell>
          <table:table-cell office:value-type="float" office:value="0.00410533575924466" calcext:value-type="float">
            <text:p>0.00410533575924466</text:p>
          </table:table-cell>
          <table:table-cell office:value-type="float" office:value="0.000370035517574863" calcext:value-type="float">
            <text:p>0.000370035517574863</text:p>
          </table:table-cell>
          <table:table-cell table:formula="of:=[.$A$2]*[.C74]+[.$A$2]*[.D74]" office:value-type="float" office:value="0.00223768563840976" calcext:value-type="float">
            <text:p>0.00223768563840976</text:p>
          </table:table-cell>
          <table:table-cell table:formula="of:=IF([.E7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16" calcext:value-type="date">
            <text:p>2022-02-16</text:p>
          </table:table-cell>
          <table:table-cell office:value-type="float" office:value="0.00634424004379075" calcext:value-type="float">
            <text:p>0.00634424004379075</text:p>
          </table:table-cell>
          <table:table-cell office:value-type="float" office:value="0.00123302683110404" calcext:value-type="float">
            <text:p>0.00123302683110404</text:p>
          </table:table-cell>
          <table:table-cell table:formula="of:=[.$A$2]*[.C75]+[.$A$2]*[.D75]" office:value-type="float" office:value="0.0037886334374474" calcext:value-type="float">
            <text:p>0.0037886334374474</text:p>
          </table:table-cell>
          <table:table-cell table:formula="of:=IF([.E7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17" calcext:value-type="date">
            <text:p>2022-02-17</text:p>
          </table:table-cell>
          <table:table-cell office:value-type="float" office:value="-0.00112068092936679" calcext:value-type="float">
            <text:p>-0.00112068092936679</text:p>
          </table:table-cell>
          <table:table-cell office:value-type="float" office:value="0.0050493063733823" calcext:value-type="float">
            <text:p>0.0050493063733823</text:p>
          </table:table-cell>
          <table:table-cell table:formula="of:=[.$A$2]*[.C76]+[.$A$2]*[.D76]" office:value-type="float" office:value="0.00196431272200776" calcext:value-type="float">
            <text:p>0.00196431272200776</text:p>
          </table:table-cell>
          <table:table-cell table:formula="of:=IF([.E7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18" calcext:value-type="date">
            <text:p>2022-02-18</text:p>
          </table:table-cell>
          <table:table-cell office:value-type="float" office:value="-0.00224409053661923" calcext:value-type="float">
            <text:p>-0.00224409053661923</text:p>
          </table:table-cell>
          <table:table-cell office:value-type="float" office:value="-0.00220561578029144" calcext:value-type="float">
            <text:p>-0.00220561578029144</text:p>
          </table:table-cell>
          <table:table-cell table:formula="of:=[.$A$2]*[.C77]+[.$A$2]*[.D77]" office:value-type="float" office:value="-0.00222485315845533" calcext:value-type="float">
            <text:p>-0.00222485315845533</text:p>
          </table:table-cell>
          <table:table-cell table:formula="of:=IF([.E7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22" calcext:value-type="date">
            <text:p>2022-02-22</text:p>
          </table:table-cell>
          <table:table-cell office:value-type="float" office:value="0.00562273726891704" calcext:value-type="float">
            <text:p>0.00562273726891704</text:p>
          </table:table-cell>
          <table:table-cell office:value-type="float" office:value="0.000245568500447879" calcext:value-type="float">
            <text:p>0.000245568500447879</text:p>
          </table:table-cell>
          <table:table-cell table:formula="of:=[.$A$2]*[.C78]+[.$A$2]*[.D78]" office:value-type="float" office:value="0.00293415288468246" calcext:value-type="float">
            <text:p>0.00293415288468246</text:p>
          </table:table-cell>
          <table:table-cell table:formula="of:=IF([.E7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23" calcext:value-type="date">
            <text:p>2022-02-23</text:p>
          </table:table-cell>
          <table:table-cell office:value-type="float" office:value="0.00251607915672691" calcext:value-type="float">
            <text:p>0.00251607915672691</text:p>
          </table:table-cell>
          <table:table-cell office:value-type="float" office:value="0.000982220184802873" calcext:value-type="float">
            <text:p>0.000982220184802873</text:p>
          </table:table-cell>
          <table:table-cell table:formula="of:=[.$A$2]*[.C79]+[.$A$2]*[.D79]" office:value-type="float" office:value="0.00174914967076489" calcext:value-type="float">
            <text:p>0.00174914967076489</text:p>
          </table:table-cell>
          <table:table-cell table:formula="of:=IF([.E7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24" calcext:value-type="date">
            <text:p>2022-02-24</text:p>
          </table:table-cell>
          <table:table-cell office:value-type="float" office:value="-0.00766875407691769" calcext:value-type="float">
            <text:p>-0.00766875407691769</text:p>
          </table:table-cell>
          <table:table-cell office:value-type="float" office:value="-0.0047835078558528" calcext:value-type="float">
            <text:p>-0.0047835078558528</text:p>
          </table:table-cell>
          <table:table-cell table:formula="of:=[.$A$2]*[.C80]+[.$A$2]*[.D80]" office:value-type="float" office:value="-0.00622613096638525" calcext:value-type="float">
            <text:p>-0.00622613096638525</text:p>
          </table:table-cell>
          <table:table-cell table:formula="of:=IF([.E8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25" calcext:value-type="date">
            <text:p>2022-02-25</text:p>
          </table:table-cell>
          <table:table-cell office:value-type="float" office:value="0.00772801834913928" calcext:value-type="float">
            <text:p>0.00772801834913928</text:p>
          </table:table-cell>
          <table:table-cell office:value-type="float" office:value="0.000123270104827489" calcext:value-type="float">
            <text:p>0.000123270104827489</text:p>
          </table:table-cell>
          <table:table-cell table:formula="of:=[.$A$2]*[.C81]+[.$A$2]*[.D81]" office:value-type="float" office:value="0.00392564422698338" calcext:value-type="float">
            <text:p>0.00392564422698338</text:p>
          </table:table-cell>
          <table:table-cell table:formula="of:=IF([.E8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2-28" calcext:value-type="date">
            <text:p>2022-02-28</text:p>
          </table:table-cell>
          <table:table-cell office:value-type="float" office:value="0.00432233063744381" calcext:value-type="float">
            <text:p>0.00432233063744381</text:p>
          </table:table-cell>
          <table:table-cell office:value-type="float" office:value="0.00517557807822566" calcext:value-type="float">
            <text:p>0.00517557807822566</text:p>
          </table:table-cell>
          <table:table-cell table:formula="of:=[.$A$2]*[.C82]+[.$A$2]*[.D82]" office:value-type="float" office:value="0.00474895435783473" calcext:value-type="float">
            <text:p>0.00474895435783473</text:p>
          </table:table-cell>
          <table:table-cell table:formula="of:=IF([.E8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01" calcext:value-type="date">
            <text:p>2022-03-01</text:p>
          </table:table-cell>
          <table:table-cell office:value-type="float" office:value="-0.00111067378051488" calcext:value-type="float">
            <text:p>-0.00111067378051488</text:p>
          </table:table-cell>
          <table:table-cell office:value-type="float" office:value="0.00134854248820782" calcext:value-type="float">
            <text:p>0.00134854248820782</text:p>
          </table:table-cell>
          <table:table-cell table:formula="of:=[.$A$2]*[.C83]+[.$A$2]*[.D83]" office:value-type="float" office:value="0.000118934353846467" calcext:value-type="float">
            <text:p>0.000118934353846467</text:p>
          </table:table-cell>
          <table:table-cell table:formula="of:=IF([.E8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02" calcext:value-type="date">
            <text:p>2022-03-02</text:p>
          </table:table-cell>
          <table:table-cell office:value-type="float" office:value="0.00639342228461937" calcext:value-type="float">
            <text:p>0.00639342228461937</text:p>
          </table:table-cell>
          <table:table-cell office:value-type="float" office:value="-0.00612144953638449" calcext:value-type="float">
            <text:p>-0.00612144953638449</text:p>
          </table:table-cell>
          <table:table-cell table:formula="of:=[.$A$2]*[.C84]+[.$A$2]*[.D84]" office:value-type="float" office:value="0.000135986374117436" calcext:value-type="float">
            <text:p>0.000135986374117436</text:p>
          </table:table-cell>
          <table:table-cell table:formula="of:=IF([.E8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03" calcext:value-type="date">
            <text:p>2022-03-03</text:p>
          </table:table-cell>
          <table:table-cell office:value-type="float" office:value="0.00303816572548676" calcext:value-type="float">
            <text:p>0.00303816572548676</text:p>
          </table:table-cell>
          <table:table-cell office:value-type="float" office:value="0.000246324747366744" calcext:value-type="float">
            <text:p>0.000246324747366744</text:p>
          </table:table-cell>
          <table:table-cell table:formula="of:=[.$A$2]*[.C85]+[.$A$2]*[.D85]" office:value-type="float" office:value="0.00164224523642675" calcext:value-type="float">
            <text:p>0.00164224523642675</text:p>
          </table:table-cell>
          <table:table-cell table:formula="of:=IF([.E8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04" calcext:value-type="date">
            <text:p>2022-03-04</text:p>
          </table:table-cell>
          <table:table-cell office:value-type="float" office:value="0.00715963502857586" calcext:value-type="float">
            <text:p>0.00715963502857586</text:p>
          </table:table-cell>
          <table:table-cell office:value-type="float" office:value="0.00591137161297617" calcext:value-type="float">
            <text:p>0.00591137161297617</text:p>
          </table:table-cell>
          <table:table-cell table:formula="of:=[.$A$2]*[.C86]+[.$A$2]*[.D86]" office:value-type="float" office:value="0.00653550332077602" calcext:value-type="float">
            <text:p>0.00653550332077602</text:p>
          </table:table-cell>
          <table:table-cell table:formula="of:=IF([.E8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07" calcext:value-type="date">
            <text:p>2022-03-07</text:p>
          </table:table-cell>
          <table:table-cell office:value-type="float" office:value="-0.0075188385548185" calcext:value-type="float">
            <text:p>-0.0075188385548185</text:p>
          </table:table-cell>
          <table:table-cell office:value-type="float" office:value="-0.00404017911143151" calcext:value-type="float">
            <text:p>-0.00404017911143151</text:p>
          </table:table-cell>
          <table:table-cell table:formula="of:=[.$A$2]*[.C87]+[.$A$2]*[.D87]" office:value-type="float" office:value="-0.005779508833125" calcext:value-type="float">
            <text:p>-0.005779508833125</text:p>
          </table:table-cell>
          <table:table-cell table:formula="of:=IF([.E8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08" calcext:value-type="date">
            <text:p>2022-03-08</text:p>
          </table:table-cell>
          <table:table-cell office:value-type="float" office:value="-0.00674928201195757" calcext:value-type="float">
            <text:p>-0.00674928201195757</text:p>
          </table:table-cell>
          <table:table-cell office:value-type="float" office:value="-0.00381066459014578" calcext:value-type="float">
            <text:p>-0.00381066459014578</text:p>
          </table:table-cell>
          <table:table-cell table:formula="of:=[.$A$2]*[.C88]+[.$A$2]*[.D88]" office:value-type="float" office:value="-0.00527997330105168" calcext:value-type="float">
            <text:p>-0.00527997330105168</text:p>
          </table:table-cell>
          <table:table-cell table:formula="of:=IF([.E8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09" calcext:value-type="date">
            <text:p>2022-03-09</text:p>
          </table:table-cell>
          <table:table-cell office:value-type="float" office:value="0.00734986513397407" calcext:value-type="float">
            <text:p>0.00734986513397407</text:p>
          </table:table-cell>
          <table:table-cell office:value-type="float" office:value="-0.000863767201794374" calcext:value-type="float">
            <text:p>-0.000863767201794374</text:p>
          </table:table-cell>
          <table:table-cell table:formula="of:=[.$A$2]*[.C89]+[.$A$2]*[.D89]" office:value-type="float" office:value="0.00324304896608985" calcext:value-type="float">
            <text:p>0.00324304896608985</text:p>
          </table:table-cell>
          <table:table-cell table:formula="of:=IF([.E8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10" calcext:value-type="date">
            <text:p>2022-03-10</text:p>
          </table:table-cell>
          <table:table-cell office:value-type="float" office:value="0.00440528217941893" calcext:value-type="float">
            <text:p>0.00440528217941893</text:p>
          </table:table-cell>
          <table:table-cell office:value-type="float" office:value="-0.0023465782208445" calcext:value-type="float">
            <text:p>-0.0023465782208445</text:p>
          </table:table-cell>
          <table:table-cell table:formula="of:=[.$A$2]*[.C90]+[.$A$2]*[.D90]" office:value-type="float" office:value="0.00102935197928722" calcext:value-type="float">
            <text:p>0.00102935197928722</text:p>
          </table:table-cell>
          <table:table-cell table:formula="of:=IF([.E9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11" calcext:value-type="date">
            <text:p>2022-03-11</text:p>
          </table:table-cell>
          <table:table-cell office:value-type="float" office:value="-0.00932017973833143" calcext:value-type="float">
            <text:p>-0.00932017973833143</text:p>
          </table:table-cell>
          <table:table-cell office:value-type="float" office:value="-0.0096558404442163" calcext:value-type="float">
            <text:p>-0.0096558404442163</text:p>
          </table:table-cell>
          <table:table-cell table:formula="of:=[.$A$2]*[.C91]+[.$A$2]*[.D91]" office:value-type="float" office:value="-0.00948801009127387" calcext:value-type="float">
            <text:p>-0.00948801009127387</text:p>
          </table:table-cell>
          <table:table-cell table:formula="of:=IF([.E9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14" calcext:value-type="date">
            <text:p>2022-03-14</text:p>
          </table:table-cell>
          <table:table-cell office:value-type="float" office:value="-0.0123132181056893" calcext:value-type="float">
            <text:p>-0.0123132181056893</text:p>
          </table:table-cell>
          <table:table-cell office:value-type="float" office:value="-0.00825004577636723" calcext:value-type="float">
            <text:p>-0.00825004577636723</text:p>
          </table:table-cell>
          <table:table-cell table:formula="of:=[.$A$2]*[.C92]+[.$A$2]*[.D92]" office:value-type="float" office:value="-0.0102816319410283" calcext:value-type="float">
            <text:p>-0.0102816319410283</text:p>
          </table:table-cell>
          <table:table-cell table:formula="of:=IF([.E9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15" calcext:value-type="date">
            <text:p>2022-03-15</text:p>
          </table:table-cell>
          <table:table-cell office:value-type="float" office:value="0.000700420957911785" calcext:value-type="float">
            <text:p>0.000700420957911785</text:p>
          </table:table-cell>
          <table:table-cell office:value-type="float" office:value="-0.000756208234976907" calcext:value-type="float">
            <text:p>-0.000756208234976907</text:p>
          </table:table-cell>
          <table:table-cell table:formula="of:=[.$A$2]*[.C93]+[.$A$2]*[.D93]" office:value-type="float" office:value="-0.0000278936385325612" calcext:value-type="float">
            <text:p>-2.78936385325612E-05</text:p>
          </table:table-cell>
          <table:table-cell table:formula="of:=IF([.E9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16" calcext:value-type="date">
            <text:p>2022-03-16</text:p>
          </table:table-cell>
          <table:table-cell office:value-type="float" office:value="0.0125978984564359" calcext:value-type="float">
            <text:p>0.0125978984564359</text:p>
          </table:table-cell>
          <table:table-cell office:value-type="float" office:value="-0.00302721830808361" calcext:value-type="float">
            <text:p>-0.00302721830808361</text:p>
          </table:table-cell>
          <table:table-cell table:formula="of:=[.$A$2]*[.C94]+[.$A$2]*[.D94]" office:value-type="float" office:value="0.00478534007417614" calcext:value-type="float">
            <text:p>0.00478534007417614</text:p>
          </table:table-cell>
          <table:table-cell table:formula="of:=IF([.E9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17" calcext:value-type="date">
            <text:p>2022-03-17</text:p>
          </table:table-cell>
          <table:table-cell office:value-type="float" office:value="0.0117501540855125" calcext:value-type="float">
            <text:p>0.0117501540855125</text:p>
          </table:table-cell>
          <table:table-cell office:value-type="float" office:value="-0.000632629696085796" calcext:value-type="float">
            <text:p>-0.000632629696085796</text:p>
          </table:table-cell>
          <table:table-cell table:formula="of:=[.$A$2]*[.C95]+[.$A$2]*[.D95]" office:value-type="float" office:value="0.00555876219471335" calcext:value-type="float">
            <text:p>0.00555876219471335</text:p>
          </table:table-cell>
          <table:table-cell table:formula="of:=IF([.E9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18" calcext:value-type="date">
            <text:p>2022-03-18</text:p>
          </table:table-cell>
          <table:table-cell office:value-type="float" office:value="0.00409885793627951" calcext:value-type="float">
            <text:p>0.00409885793627951</text:p>
          </table:table-cell>
          <table:table-cell office:value-type="float" office:value="-0.00341811179096441" calcext:value-type="float">
            <text:p>-0.00341811179096441</text:p>
          </table:table-cell>
          <table:table-cell table:formula="of:=[.$A$2]*[.C96]+[.$A$2]*[.D96]" office:value-type="float" office:value="0.000340373072657552" calcext:value-type="float">
            <text:p>0.000340373072657552</text:p>
          </table:table-cell>
          <table:table-cell table:formula="of:=IF([.E9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21" calcext:value-type="date">
            <text:p>2022-03-21</text:p>
          </table:table-cell>
          <table:table-cell office:value-type="float" office:value="-0.00204111484881209" calcext:value-type="float">
            <text:p>-0.00204111484881209</text:p>
          </table:table-cell>
          <table:table-cell office:value-type="float" office:value="-0.00304875330345411" calcext:value-type="float">
            <text:p>-0.00304875330345411</text:p>
          </table:table-cell>
          <table:table-cell table:formula="of:=[.$A$2]*[.C97]+[.$A$2]*[.D97]" office:value-type="float" office:value="-0.0025449340761331" calcext:value-type="float">
            <text:p>-0.0025449340761331</text:p>
          </table:table-cell>
          <table:table-cell table:formula="of:=IF([.E9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22" calcext:value-type="date">
            <text:p>2022-03-22</text:p>
          </table:table-cell>
          <table:table-cell office:value-type="float" office:value="0.00954464974898106" calcext:value-type="float">
            <text:p>0.00954464974898106</text:p>
          </table:table-cell>
          <table:table-cell office:value-type="float" office:value="-0.0112131096479464" calcext:value-type="float">
            <text:p>-0.0112131096479464</text:p>
          </table:table-cell>
          <table:table-cell table:formula="of:=[.$A$2]*[.C98]+[.$A$2]*[.D98]" office:value-type="float" office:value="-0.000834229949482679" calcext:value-type="float">
            <text:p>-0.000834229949482679</text:p>
          </table:table-cell>
          <table:table-cell table:formula="of:=IF([.E9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23" calcext:value-type="date">
            <text:p>2022-03-23</text:p>
          </table:table-cell>
          <table:table-cell office:value-type="float" office:value="0.00432198393932093" calcext:value-type="float">
            <text:p>0.00432198393932093</text:p>
          </table:table-cell>
          <table:table-cell office:value-type="float" office:value="-0.00231959160715456" calcext:value-type="float">
            <text:p>-0.00231959160715456</text:p>
          </table:table-cell>
          <table:table-cell table:formula="of:=[.$A$2]*[.C99]+[.$A$2]*[.D99]" office:value-type="float" office:value="0.00100119616608318" calcext:value-type="float">
            <text:p>0.00100119616608318</text:p>
          </table:table-cell>
          <table:table-cell table:formula="of:=IF([.E9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24" calcext:value-type="date">
            <text:p>2022-03-24</text:p>
          </table:table-cell>
          <table:table-cell office:value-type="float" office:value="0.00201723405927501" calcext:value-type="float">
            <text:p>0.00201723405927501</text:p>
          </table:table-cell>
          <table:table-cell office:value-type="float" office:value="-0.00994570732727384" calcext:value-type="float">
            <text:p>-0.00994570732727384</text:p>
          </table:table-cell>
          <table:table-cell table:formula="of:=[.$A$2]*[.C100]+[.$A$2]*[.D100]" office:value-type="float" office:value="-0.00396423663399942" calcext:value-type="float">
            <text:p>-0.00396423663399942</text:p>
          </table:table-cell>
          <table:table-cell table:formula="of:=IF([.E10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25" calcext:value-type="date">
            <text:p>2022-03-25</text:p>
          </table:table-cell>
          <table:table-cell office:value-type="float" office:value="0.000805228249544987" calcext:value-type="float">
            <text:p>0.000805228249544987</text:p>
          </table:table-cell>
          <table:table-cell office:value-type="float" office:value="0.000913238009533357" calcext:value-type="float">
            <text:p>0.000913238009533357</text:p>
          </table:table-cell>
          <table:table-cell table:formula="of:=[.$A$2]*[.C101]+[.$A$2]*[.D101]" office:value-type="float" office:value="0.000859233129539172" calcext:value-type="float">
            <text:p>0.000859233129539172</text:p>
          </table:table-cell>
          <table:table-cell table:formula="of:=IF([.E10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28" calcext:value-type="date">
            <text:p>2022-03-28</text:p>
          </table:table-cell>
          <table:table-cell office:value-type="float" office:value="-0.0038889756834406" calcext:value-type="float">
            <text:p>-0.0038889756834406</text:p>
          </table:table-cell>
          <table:table-cell office:value-type="float" office:value="-0.0134254270452088" calcext:value-type="float">
            <text:p>-0.0134254270452088</text:p>
          </table:table-cell>
          <table:table-cell table:formula="of:=[.$A$2]*[.C102]+[.$A$2]*[.D102]" office:value-type="float" office:value="-0.00865720136432469" calcext:value-type="float">
            <text:p>-0.00865720136432469</text:p>
          </table:table-cell>
          <table:table-cell table:formula="of:=IF([.E10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29" calcext:value-type="date">
            <text:p>2022-03-29</text:p>
          </table:table-cell>
          <table:table-cell office:value-type="float" office:value="0.00296178277219417" calcext:value-type="float">
            <text:p>0.00296178277219417</text:p>
          </table:table-cell>
          <table:table-cell office:value-type="float" office:value="0.00753071312509834" calcext:value-type="float">
            <text:p>0.00753071312509834</text:p>
          </table:table-cell>
          <table:table-cell table:formula="of:=[.$A$2]*[.C103]+[.$A$2]*[.D103]" office:value-type="float" office:value="0.00524624794864625" calcext:value-type="float">
            <text:p>0.00524624794864625</text:p>
          </table:table-cell>
          <table:table-cell table:formula="of:=IF([.E10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30" calcext:value-type="date">
            <text:p>2022-03-30</text:p>
          </table:table-cell>
          <table:table-cell office:value-type="float" office:value="-0.000671181902789475" calcext:value-type="float">
            <text:p>-0.000671181902789475</text:p>
          </table:table-cell>
          <table:table-cell office:value-type="float" office:value="0.00891686711417905" calcext:value-type="float">
            <text:p>0.00891686711417905</text:p>
          </table:table-cell>
          <table:table-cell table:formula="of:=[.$A$2]*[.C104]+[.$A$2]*[.D104]" office:value-type="float" office:value="0.00412284260569479" calcext:value-type="float">
            <text:p>0.00412284260569479</text:p>
          </table:table-cell>
          <table:table-cell table:formula="of:=IF([.E10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3-31" calcext:value-type="date">
            <text:p>2022-03-31</text:p>
          </table:table-cell>
          <table:table-cell office:value-type="float" office:value="-0.00335795849896137" calcext:value-type="float">
            <text:p>-0.00335795849896137</text:p>
          </table:table-cell>
          <table:table-cell office:value-type="float" office:value="0" calcext:value-type="float">
            <text:p>0</text:p>
          </table:table-cell>
          <table:table-cell table:formula="of:=[.$A$2]*[.C105]+[.$A$2]*[.D105]" office:value-type="float" office:value="-0.00167897924948068" calcext:value-type="float">
            <text:p>-0.00167897924948068</text:p>
          </table:table-cell>
          <table:table-cell table:formula="of:=IF([.E10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01" calcext:value-type="date">
            <text:p>2022-04-01</text:p>
          </table:table-cell>
          <table:table-cell office:value-type="float" office:value="0.00269547959383654" calcext:value-type="float">
            <text:p>0.00269547959383654</text:p>
          </table:table-cell>
          <table:table-cell office:value-type="float" office:value="-0.00649857010832278" calcext:value-type="float">
            <text:p>-0.00649857010832278</text:p>
          </table:table-cell>
          <table:table-cell table:formula="of:=[.$A$2]*[.C106]+[.$A$2]*[.D106]" office:value-type="float" office:value="-0.00190154525724312" calcext:value-type="float">
            <text:p>-0.00190154525724312</text:p>
          </table:table-cell>
          <table:table-cell table:formula="of:=IF([.E10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04" calcext:value-type="date">
            <text:p>2022-04-04</text:p>
          </table:table-cell>
          <table:table-cell office:value-type="float" office:value="0.00524192717271355" calcext:value-type="float">
            <text:p>0.00524192717271355</text:p>
          </table:table-cell>
          <table:table-cell office:value-type="float" office:value="-0.00183149378829173" calcext:value-type="float">
            <text:p>-0.00183149378829173</text:p>
          </table:table-cell>
          <table:table-cell table:formula="of:=[.$A$2]*[.C107]+[.$A$2]*[.D107]" office:value-type="float" office:value="0.00170521669221091" calcext:value-type="float">
            <text:p>0.00170521669221091</text:p>
          </table:table-cell>
          <table:table-cell table:formula="of:=IF([.E10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05" calcext:value-type="date">
            <text:p>2022-04-05</text:p>
          </table:table-cell>
          <table:table-cell office:value-type="float" office:value="0.00441237902146052" calcext:value-type="float">
            <text:p>0.00441237902146052</text:p>
          </table:table-cell>
          <table:table-cell office:value-type="float" office:value="-0.00681525886844581" calcext:value-type="float">
            <text:p>-0.00681525886844581</text:p>
          </table:table-cell>
          <table:table-cell table:formula="of:=[.$A$2]*[.C108]+[.$A$2]*[.D108]" office:value-type="float" office:value="-0.00120143992349264" calcext:value-type="float">
            <text:p>-0.00120143992349264</text:p>
          </table:table-cell>
          <table:table-cell table:formula="of:=IF([.E10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06" calcext:value-type="date">
            <text:p>2022-04-06</text:p>
          </table:table-cell>
          <table:table-cell office:value-type="float" office:value="-0.00798730140545589" calcext:value-type="float">
            <text:p>-0.00798730140545589</text:p>
          </table:table-cell>
          <table:table-cell office:value-type="float" office:value="-0.000923722564684759" calcext:value-type="float">
            <text:p>-0.000923722564684759</text:p>
          </table:table-cell>
          <table:table-cell table:formula="of:=[.$A$2]*[.C109]+[.$A$2]*[.D109]" office:value-type="float" office:value="-0.00445551198507033" calcext:value-type="float">
            <text:p>-0.00445551198507033</text:p>
          </table:table-cell>
          <table:table-cell table:formula="of:=IF([.E10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07" calcext:value-type="date">
            <text:p>2022-04-07</text:p>
          </table:table-cell>
          <table:table-cell office:value-type="float" office:value="-0.00496504473771908" calcext:value-type="float">
            <text:p>-0.00496504473771908</text:p>
          </table:table-cell>
          <table:table-cell office:value-type="float" office:value="-0.00118869817697675" calcext:value-type="float">
            <text:p>-0.00118869817697675</text:p>
          </table:table-cell>
          <table:table-cell table:formula="of:=[.$A$2]*[.C110]+[.$A$2]*[.D110]" office:value-type="float" office:value="-0.00307687145734792" calcext:value-type="float">
            <text:p>-0.00307687145734792</text:p>
          </table:table-cell>
          <table:table-cell table:formula="of:=IF([.E11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08" calcext:value-type="date">
            <text:p>2022-04-08</text:p>
          </table:table-cell>
          <table:table-cell office:value-type="float" office:value="-0.00269729701309462" calcext:value-type="float">
            <text:p>-0.00269729701309462</text:p>
          </table:table-cell>
          <table:table-cell office:value-type="float" office:value="-0.003702808761192" calcext:value-type="float">
            <text:p>-0.003702808761192</text:p>
          </table:table-cell>
          <table:table-cell table:formula="of:=[.$A$2]*[.C111]+[.$A$2]*[.D111]" office:value-type="float" office:value="-0.00320005288714331" calcext:value-type="float">
            <text:p>-0.00320005288714331</text:p>
          </table:table-cell>
          <table:table-cell table:formula="of:=IF([.E11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11" calcext:value-type="date">
            <text:p>2022-04-11</text:p>
          </table:table-cell>
          <table:table-cell office:value-type="float" office:value="-0.00554423326077758" calcext:value-type="float">
            <text:p>-0.00554423326077758</text:p>
          </table:table-cell>
          <table:table-cell office:value-type="float" office:value="-0.00796387713413438" calcext:value-type="float">
            <text:p>-0.00796387713413438</text:p>
          </table:table-cell>
          <table:table-cell table:formula="of:=[.$A$2]*[.C112]+[.$A$2]*[.D112]" office:value-type="float" office:value="-0.00675405519745598" calcext:value-type="float">
            <text:p>-0.00675405519745598</text:p>
          </table:table-cell>
          <table:table-cell table:formula="of:=IF([.E11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12" calcext:value-type="date">
            <text:p>2022-04-12</text:p>
          </table:table-cell>
          <table:table-cell office:value-type="float" office:value="0.00435136919826529" calcext:value-type="float">
            <text:p>0.00435136919826529</text:p>
          </table:table-cell>
          <table:table-cell office:value-type="float" office:value="0.000535200918793999" calcext:value-type="float">
            <text:p>0.000535200918793999</text:p>
          </table:table-cell>
          <table:table-cell table:formula="of:=[.$A$2]*[.C113]+[.$A$2]*[.D113]" office:value-type="float" office:value="0.00244328505852964" calcext:value-type="float">
            <text:p>0.00244328505852964</text:p>
          </table:table-cell>
          <table:table-cell table:formula="of:=IF([.E11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13" calcext:value-type="date">
            <text:p>2022-04-13</text:p>
          </table:table-cell>
          <table:table-cell office:value-type="float" office:value="-0.000406157311792277" calcext:value-type="float">
            <text:p>-0.000406157311792277</text:p>
          </table:table-cell>
          <table:table-cell office:value-type="float" office:value="-0.00280822529955427" calcext:value-type="float">
            <text:p>-0.00280822529955427</text:p>
          </table:table-cell>
          <table:table-cell table:formula="of:=[.$A$2]*[.C114]+[.$A$2]*[.D114]" office:value-type="float" office:value="-0.00160719130567327" calcext:value-type="float">
            <text:p>-0.00160719130567327</text:p>
          </table:table-cell>
          <table:table-cell table:formula="of:=IF([.E11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14" calcext:value-type="date">
            <text:p>2022-04-14</text:p>
          </table:table-cell>
          <table:table-cell office:value-type="float" office:value="-0.00392795487383235" calcext:value-type="float">
            <text:p>-0.00392795487383235</text:p>
          </table:table-cell>
          <table:table-cell office:value-type="float" office:value="-0.00201155325858637" calcext:value-type="float">
            <text:p>-0.00201155325858637</text:p>
          </table:table-cell>
          <table:table-cell table:formula="of:=[.$A$2]*[.C115]+[.$A$2]*[.D115]" office:value-type="float" office:value="-0.00296975406620936" calcext:value-type="float">
            <text:p>-0.00296975406620936</text:p>
          </table:table-cell>
          <table:table-cell table:formula="of:=IF([.E11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18" calcext:value-type="date">
            <text:p>2022-04-18</text:p>
          </table:table-cell>
          <table:table-cell office:value-type="float" office:value="-0.00951869144577233" calcext:value-type="float">
            <text:p>-0.00951869144577233</text:p>
          </table:table-cell>
          <table:table-cell office:value-type="float" office:value="-0.00833102838540811" calcext:value-type="float">
            <text:p>-0.00833102838540811</text:p>
          </table:table-cell>
          <table:table-cell table:formula="of:=[.$A$2]*[.C116]+[.$A$2]*[.D116]" office:value-type="float" office:value="-0.00892485991559022" calcext:value-type="float">
            <text:p>-0.00892485991559022</text:p>
          </table:table-cell>
          <table:table-cell table:formula="of:=IF([.E11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19" calcext:value-type="date">
            <text:p>2022-04-19</text:p>
          </table:table-cell>
          <table:table-cell office:value-type="float" office:value="0.00453050312528669" calcext:value-type="float">
            <text:p>0.00453050312528669</text:p>
          </table:table-cell>
          <table:table-cell office:value-type="float" office:value="-0.0150406580548932" calcext:value-type="float">
            <text:p>-0.0150406580548932</text:p>
          </table:table-cell>
          <table:table-cell table:formula="of:=[.$A$2]*[.C117]+[.$A$2]*[.D117]" office:value-type="float" office:value="-0.00525507746480325" calcext:value-type="float">
            <text:p>-0.00525507746480325</text:p>
          </table:table-cell>
          <table:table-cell table:formula="of:=IF([.E11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20" calcext:value-type="date">
            <text:p>2022-04-20</text:p>
          </table:table-cell>
          <table:table-cell office:value-type="float" office:value="0.00984011533033913" calcext:value-type="float">
            <text:p>0.00984011533033913</text:p>
          </table:table-cell>
          <table:table-cell office:value-type="float" office:value="0.00935479821621854" calcext:value-type="float">
            <text:p>0.00935479821621854</text:p>
          </table:table-cell>
          <table:table-cell table:formula="of:=[.$A$2]*[.C118]+[.$A$2]*[.D118]" office:value-type="float" office:value="0.00959745677327883" calcext:value-type="float">
            <text:p>0.00959745677327883</text:p>
          </table:table-cell>
          <table:table-cell table:formula="of:=IF([.E11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21" calcext:value-type="date">
            <text:p>2022-04-21</text:p>
          </table:table-cell>
          <table:table-cell office:value-type="float" office:value="-0.0104208505809553" calcext:value-type="float">
            <text:p>-0.0104208505809553</text:p>
          </table:table-cell>
          <table:table-cell office:value-type="float" office:value="-0.00490664572543353" calcext:value-type="float">
            <text:p>-0.00490664572543353</text:p>
          </table:table-cell>
          <table:table-cell table:formula="of:=[.$A$2]*[.C119]+[.$A$2]*[.D119]" office:value-type="float" office:value="-0.00766374815319443" calcext:value-type="float">
            <text:p>-0.00766374815319443</text:p>
          </table:table-cell>
          <table:table-cell table:formula="of:=IF([.E11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22" calcext:value-type="date">
            <text:p>2022-04-22</text:p>
          </table:table-cell>
          <table:table-cell office:value-type="float" office:value="-0.0188731514083129" calcext:value-type="float">
            <text:p>-0.0188731514083129</text:p>
          </table:table-cell>
          <table:table-cell office:value-type="float" office:value="-0.00191753712576548" calcext:value-type="float">
            <text:p>-0.00191753712576548</text:p>
          </table:table-cell>
          <table:table-cell table:formula="of:=[.$A$2]*[.C120]+[.$A$2]*[.D120]" office:value-type="float" office:value="-0.0103953442670392" calcext:value-type="float">
            <text:p>-0.0103953442670392</text:p>
          </table:table-cell>
          <table:table-cell table:formula="of:=IF([.E120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25" calcext:value-type="date">
            <text:p>2022-04-25</text:p>
          </table:table-cell>
          <table:table-cell office:value-type="float" office:value="-0.00892109574443756" calcext:value-type="float">
            <text:p>-0.00892109574443756</text:p>
          </table:table-cell>
          <table:table-cell office:value-type="float" office:value="0.00425411756428518" calcext:value-type="float">
            <text:p>0.00425411756428518</text:p>
          </table:table-cell>
          <table:table-cell table:formula="of:=[.$A$2]*[.C121]+[.$A$2]*[.D121]" office:value-type="float" office:value="-0.00233348909007619" calcext:value-type="float">
            <text:p>-0.00233348909007619</text:p>
          </table:table-cell>
          <table:table-cell table:formula="of:=IF([.E12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26" calcext:value-type="date">
            <text:p>2022-04-26</text:p>
          </table:table-cell>
          <table:table-cell office:value-type="float" office:value="-0.00492262280776967" calcext:value-type="float">
            <text:p>-0.00492262280776967</text:p>
          </table:table-cell>
          <table:table-cell office:value-type="float" office:value="0.00505606374745882" calcext:value-type="float">
            <text:p>0.00505606374745882</text:p>
          </table:table-cell>
          <table:table-cell table:formula="of:=[.$A$2]*[.C122]+[.$A$2]*[.D122]" office:value-type="float" office:value="0.0000667204698445722" calcext:value-type="float">
            <text:p>6.67204698445722E-05</text:p>
          </table:table-cell>
          <table:table-cell table:formula="of:=IF([.E12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27" calcext:value-type="date">
            <text:p>2022-04-27</text:p>
          </table:table-cell>
          <table:table-cell office:value-type="float" office:value="-0.00254417392474604" calcext:value-type="float">
            <text:p>-0.00254417392474604</text:p>
          </table:table-cell>
          <table:table-cell office:value-type="float" office:value="-0.00693408722052091" calcext:value-type="float">
            <text:p>-0.00693408722052091</text:p>
          </table:table-cell>
          <table:table-cell table:formula="of:=[.$A$2]*[.C123]+[.$A$2]*[.D123]" office:value-type="float" office:value="-0.00473913057263348" calcext:value-type="float">
            <text:p>-0.00473913057263348</text:p>
          </table:table-cell>
          <table:table-cell table:formula="of:=IF([.E12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28" calcext:value-type="date">
            <text:p>2022-04-28</text:p>
          </table:table-cell>
          <table:table-cell office:value-type="float" office:value="-0.00212557073157971" calcext:value-type="float">
            <text:p>-0.00212557073157971</text:p>
          </table:table-cell>
          <table:table-cell office:value-type="float" office:value="-0.0203997514388418" calcext:value-type="float">
            <text:p>-0.0203997514388418</text:p>
          </table:table-cell>
          <table:table-cell table:formula="of:=[.$A$2]*[.C124]+[.$A$2]*[.D124]" office:value-type="float" office:value="-0.0112626610852107" calcext:value-type="float">
            <text:p>-0.0112626610852107</text:p>
          </table:table-cell>
          <table:table-cell table:formula="of:=IF([.E124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4-29" calcext:value-type="date">
            <text:p>2022-04-29</text:p>
          </table:table-cell>
          <table:table-cell office:value-type="float" office:value="-0.00539615540043492" calcext:value-type="float">
            <text:p>-0.00539615540043492</text:p>
          </table:table-cell>
          <table:table-cell office:value-type="float" office:value="0.00866520042967722" calcext:value-type="float">
            <text:p>0.00866520042967722</text:p>
          </table:table-cell>
          <table:table-cell table:formula="of:=[.$A$2]*[.C125]+[.$A$2]*[.D125]" office:value-type="float" office:value="0.00163452251462115" calcext:value-type="float">
            <text:p>0.00163452251462115</text:p>
          </table:table-cell>
          <table:table-cell table:formula="of:=IF([.E12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02" calcext:value-type="date">
            <text:p>2022-05-02</text:p>
          </table:table-cell>
          <table:table-cell office:value-type="float" office:value="-0.00171334587397798" calcext:value-type="float">
            <text:p>-0.00171334587397798</text:p>
          </table:table-cell>
          <table:table-cell office:value-type="float" office:value="-0.00346404331914718" calcext:value-type="float">
            <text:p>-0.00346404331914718</text:p>
          </table:table-cell>
          <table:table-cell table:formula="of:=[.$A$2]*[.C126]+[.$A$2]*[.D126]" office:value-type="float" office:value="-0.00258869459656258" calcext:value-type="float">
            <text:p>-0.00258869459656258</text:p>
          </table:table-cell>
          <table:table-cell table:formula="of:=IF([.E12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03" calcext:value-type="date">
            <text:p>2022-05-03</text:p>
          </table:table-cell>
          <table:table-cell office:value-type="float" office:value="0.00614989010921874" calcext:value-type="float">
            <text:p>0.00614989010921874</text:p>
          </table:table-cell>
          <table:table-cell office:value-type="float" office:value="0.000695259358048705" calcext:value-type="float">
            <text:p>0.000695259358048705</text:p>
          </table:table-cell>
          <table:table-cell table:formula="of:=[.$A$2]*[.C127]+[.$A$2]*[.D127]" office:value-type="float" office:value="0.00342257473363372" calcext:value-type="float">
            <text:p>0.00342257473363372</text:p>
          </table:table-cell>
          <table:table-cell table:formula="of:=IF([.E12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04" calcext:value-type="date">
            <text:p>2022-05-04</text:p>
          </table:table-cell>
          <table:table-cell office:value-type="float" office:value="0.0226013362014508" calcext:value-type="float">
            <text:p>0.0226013362014508</text:p>
          </table:table-cell>
          <table:table-cell office:value-type="float" office:value="0.00791996227812009" calcext:value-type="float">
            <text:p>0.00791996227812009</text:p>
          </table:table-cell>
          <table:table-cell table:formula="of:=[.$A$2]*[.C128]+[.$A$2]*[.D128]" office:value-type="float" office:value="0.0152606492397854" calcext:value-type="float">
            <text:p>0.0152606492397854</text:p>
          </table:table-cell>
          <table:table-cell table:formula="of:=IF([.E12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05" calcext:value-type="date">
            <text:p>2022-05-05</text:p>
          </table:table-cell>
          <table:table-cell office:value-type="float" office:value="-0.0200167138245387" calcext:value-type="float">
            <text:p>-0.0200167138245387</text:p>
          </table:table-cell>
          <table:table-cell office:value-type="float" office:value="-0.00730629683771378" calcext:value-type="float">
            <text:p>-0.00730629683771378</text:p>
          </table:table-cell>
          <table:table-cell table:formula="of:=[.$A$2]*[.C129]+[.$A$2]*[.D129]" office:value-type="float" office:value="-0.0136615053311263" calcext:value-type="float">
            <text:p>-0.0136615053311263</text:p>
          </table:table-cell>
          <table:table-cell table:formula="of:=IF([.E129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06" calcext:value-type="date">
            <text:p>2022-05-06</text:p>
          </table:table-cell>
          <table:table-cell office:value-type="float" office:value="-0.004255362436281" calcext:value-type="float">
            <text:p>-0.004255362436281</text:p>
          </table:table-cell>
          <table:table-cell office:value-type="float" office:value="-0.00361063919618543" calcext:value-type="float">
            <text:p>-0.00361063919618543</text:p>
          </table:table-cell>
          <table:table-cell table:formula="of:=[.$A$2]*[.C130]+[.$A$2]*[.D130]" office:value-type="float" office:value="-0.00393300081623321" calcext:value-type="float">
            <text:p>-0.00393300081623321</text:p>
          </table:table-cell>
          <table:table-cell table:formula="of:=IF([.E13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09" calcext:value-type="date">
            <text:p>2022-05-09</text:p>
          </table:table-cell>
          <table:table-cell office:value-type="float" office:value="-0.0183759735357811" calcext:value-type="float">
            <text:p>-0.0183759735357811</text:p>
          </table:table-cell>
          <table:table-cell office:value-type="float" office:value="0.00250871505471473" calcext:value-type="float">
            <text:p>0.00250871505471473</text:p>
          </table:table-cell>
          <table:table-cell table:formula="of:=[.$A$2]*[.C131]+[.$A$2]*[.D131]" office:value-type="float" office:value="-0.0079336292405332" calcext:value-type="float">
            <text:p>-0.0079336292405332</text:p>
          </table:table-cell>
          <table:table-cell table:formula="of:=IF([.E13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10" calcext:value-type="date">
            <text:p>2022-05-10</text:p>
          </table:table-cell>
          <table:table-cell office:value-type="float" office:value="-0.00232192212460081" calcext:value-type="float">
            <text:p>-0.00232192212460081</text:p>
          </table:table-cell>
          <table:table-cell office:value-type="float" office:value="-0.00152927304163586" calcext:value-type="float">
            <text:p>-0.00152927304163586</text:p>
          </table:table-cell>
          <table:table-cell table:formula="of:=[.$A$2]*[.C132]+[.$A$2]*[.D132]" office:value-type="float" office:value="-0.00192559758311833" calcext:value-type="float">
            <text:p>-0.00192559758311833</text:p>
          </table:table-cell>
          <table:table-cell table:formula="of:=IF([.E13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11" calcext:value-type="date">
            <text:p>2022-05-11</text:p>
          </table:table-cell>
          <table:table-cell office:value-type="float" office:value="-0.00087269176136362" calcext:value-type="float">
            <text:p>-0.00087269176136362</text:p>
          </table:table-cell>
          <table:table-cell office:value-type="float" office:value="0.0036201912745093" calcext:value-type="float">
            <text:p>0.0036201912745093</text:p>
          </table:table-cell>
          <table:table-cell table:formula="of:=[.$A$2]*[.C133]+[.$A$2]*[.D133]" office:value-type="float" office:value="0.00137374975657284" calcext:value-type="float">
            <text:p>0.00137374975657284</text:p>
          </table:table-cell>
          <table:table-cell table:formula="of:=IF([.E13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12" calcext:value-type="date">
            <text:p>2022-05-12</text:p>
          </table:table-cell>
          <table:table-cell office:value-type="float" office:value="-0.011209844884163" calcext:value-type="float">
            <text:p>-0.011209844884163</text:p>
          </table:table-cell>
          <table:table-cell office:value-type="float" office:value="0.0117924313613833" calcext:value-type="float">
            <text:p>0.0117924313613833</text:p>
          </table:table-cell>
          <table:table-cell table:formula="of:=[.$A$2]*[.C134]+[.$A$2]*[.D134]" office:value-type="float" office:value="0.000291293238610157" calcext:value-type="float">
            <text:p>0.000291293238610157</text:p>
          </table:table-cell>
          <table:table-cell table:formula="of:=IF([.E13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13" calcext:value-type="date">
            <text:p>2022-05-13</text:p>
          </table:table-cell>
          <table:table-cell office:value-type="float" office:value="0.0104534614784086" calcext:value-type="float">
            <text:p>0.0104534614784086</text:p>
          </table:table-cell>
          <table:table-cell office:value-type="float" office:value="-0.00713007871781812" calcext:value-type="float">
            <text:p>-0.00713007871781812</text:p>
          </table:table-cell>
          <table:table-cell table:formula="of:=[.$A$2]*[.C135]+[.$A$2]*[.D135]" office:value-type="float" office:value="0.00166169138029526" calcext:value-type="float">
            <text:p>0.00166169138029526</text:p>
          </table:table-cell>
          <table:table-cell table:formula="of:=IF([.E13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16" calcext:value-type="date">
            <text:p>2022-05-16</text:p>
          </table:table-cell>
          <table:table-cell office:value-type="float" office:value="0.00611985742603149" calcext:value-type="float">
            <text:p>0.00611985742603149</text:p>
          </table:table-cell>
          <table:table-cell office:value-type="float" office:value="0.00151903018083388" calcext:value-type="float">
            <text:p>0.00151903018083388</text:p>
          </table:table-cell>
          <table:table-cell table:formula="of:=[.$A$2]*[.C136]+[.$A$2]*[.D136]" office:value-type="float" office:value="0.00381944380343269" calcext:value-type="float">
            <text:p>0.00381944380343269</text:p>
          </table:table-cell>
          <table:table-cell table:formula="of:=IF([.E13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17" calcext:value-type="date">
            <text:p>2022-05-17</text:p>
          </table:table-cell>
          <table:table-cell office:value-type="float" office:value="0.00637211864685816" calcext:value-type="float">
            <text:p>0.00637211864685816</text:p>
          </table:table-cell>
          <table:table-cell office:value-type="float" office:value="-0.0022062333166164" calcext:value-type="float">
            <text:p>-0.0022062333166164</text:p>
          </table:table-cell>
          <table:table-cell table:formula="of:=[.$A$2]*[.C137]+[.$A$2]*[.D137]" office:value-type="float" office:value="0.00208294266512088" calcext:value-type="float">
            <text:p>0.00208294266512088</text:p>
          </table:table-cell>
          <table:table-cell table:formula="of:=IF([.E13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18" calcext:value-type="date">
            <text:p>2022-05-18</text:p>
          </table:table-cell>
          <table:table-cell office:value-type="float" office:value="-0.00791474225458333" calcext:value-type="float">
            <text:p>-0.00791474225458333</text:p>
          </table:table-cell>
          <table:table-cell office:value-type="float" office:value="0.00925923387636707" calcext:value-type="float">
            <text:p>0.00925923387636707</text:p>
          </table:table-cell>
          <table:table-cell table:formula="of:=[.$A$2]*[.C138]+[.$A$2]*[.D138]" office:value-type="float" office:value="0.000672245810891869" calcext:value-type="float">
            <text:p>0.000672245810891869</text:p>
          </table:table-cell>
          <table:table-cell table:formula="of:=IF([.E13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19" calcext:value-type="date">
            <text:p>2022-05-19</text:p>
          </table:table-cell>
          <table:table-cell office:value-type="float" office:value="0.0136349692301019" calcext:value-type="float">
            <text:p>0.0136349692301019</text:p>
          </table:table-cell>
          <table:table-cell office:value-type="float" office:value="0.00383402415414325" calcext:value-type="float">
            <text:p>0.00383402415414325</text:p>
          </table:table-cell>
          <table:table-cell table:formula="of:=[.$A$2]*[.C139]+[.$A$2]*[.D139]" office:value-type="float" office:value="0.00873449669212256" calcext:value-type="float">
            <text:p>0.00873449669212256</text:p>
          </table:table-cell>
          <table:table-cell table:formula="of:=IF([.E13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20" calcext:value-type="date">
            <text:p>2022-05-20</text:p>
          </table:table-cell>
          <table:table-cell office:value-type="float" office:value="-0.00286200566833028" calcext:value-type="float">
            <text:p>-0.00286200566833028</text:p>
          </table:table-cell>
          <table:table-cell office:value-type="float" office:value="-0.000818408956374528" calcext:value-type="float">
            <text:p>-0.000818408956374528</text:p>
          </table:table-cell>
          <table:table-cell table:formula="of:=[.$A$2]*[.C140]+[.$A$2]*[.D140]" office:value-type="float" office:value="-0.0018402073123524" calcext:value-type="float">
            <text:p>-0.0018402073123524</text:p>
          </table:table-cell>
          <table:table-cell table:formula="of:=IF([.E14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23" calcext:value-type="date">
            <text:p>2022-05-23</text:p>
          </table:table-cell>
          <table:table-cell office:value-type="float" office:value="0.00961535829522009" calcext:value-type="float">
            <text:p>0.00961535829522009</text:p>
          </table:table-cell>
          <table:table-cell office:value-type="float" office:value="-0.000136547934886933" calcext:value-type="float">
            <text:p>-0.000136547934886933</text:p>
          </table:table-cell>
          <table:table-cell table:formula="of:=[.$A$2]*[.C141]+[.$A$2]*[.D141]" office:value-type="float" office:value="0.00473940518016658" calcext:value-type="float">
            <text:p>0.00473940518016658</text:p>
          </table:table-cell>
          <table:table-cell table:formula="of:=IF([.E14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24" calcext:value-type="date">
            <text:p>2022-05-24</text:p>
          </table:table-cell>
          <table:table-cell office:value-type="float" office:value="0.000142176779636349" calcext:value-type="float">
            <text:p>0.000142176779636349</text:p>
          </table:table-cell>
          <table:table-cell office:value-type="float" office:value="0.00778262850149791" calcext:value-type="float">
            <text:p>0.00778262850149791</text:p>
          </table:table-cell>
          <table:table-cell table:formula="of:=[.$A$2]*[.C142]+[.$A$2]*[.D142]" office:value-type="float" office:value="0.00396240264056713" calcext:value-type="float">
            <text:p>0.00396240264056713</text:p>
          </table:table-cell>
          <table:table-cell table:formula="of:=IF([.E14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25" calcext:value-type="date">
            <text:p>2022-05-25</text:p>
          </table:table-cell>
          <table:table-cell office:value-type="float" office:value="-0.00255827606046521" calcext:value-type="float">
            <text:p>-0.00255827606046521</text:p>
          </table:table-cell>
          <table:table-cell office:value-type="float" office:value="-0.00298064256848785" calcext:value-type="float">
            <text:p>-0.00298064256848785</text:p>
          </table:table-cell>
          <table:table-cell table:formula="of:=[.$A$2]*[.C143]+[.$A$2]*[.D143]" office:value-type="float" office:value="-0.00276945931447653" calcext:value-type="float">
            <text:p>-0.00276945931447653</text:p>
          </table:table-cell>
          <table:table-cell table:formula="of:=IF([.E14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26" calcext:value-type="date">
            <text:p>2022-05-26</text:p>
          </table:table-cell>
          <table:table-cell office:value-type="float" office:value="0.000997430813904687" calcext:value-type="float">
            <text:p>0.000997430813904687</text:p>
          </table:table-cell>
          <table:table-cell office:value-type="float" office:value="0.00176661080693052" calcext:value-type="float">
            <text:p>0.00176661080693052</text:p>
          </table:table-cell>
          <table:table-cell table:formula="of:=[.$A$2]*[.C144]+[.$A$2]*[.D144]" office:value-type="float" office:value="0.00138202081041761" calcext:value-type="float">
            <text:p>0.00138202081041761</text:p>
          </table:table-cell>
          <table:table-cell table:formula="of:=IF([.E14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27" calcext:value-type="date">
            <text:p>2022-05-27</text:p>
          </table:table-cell>
          <table:table-cell office:value-type="float" office:value="0.00925269075984203" calcext:value-type="float">
            <text:p>0.00925269075984203</text:p>
          </table:table-cell>
          <table:table-cell office:value-type="float" office:value="-0.000406928632666004" calcext:value-type="float">
            <text:p>-0.000406928632666004</text:p>
          </table:table-cell>
          <table:table-cell table:formula="of:=[.$A$2]*[.C145]+[.$A$2]*[.D145]" office:value-type="float" office:value="0.00442288106358801" calcext:value-type="float">
            <text:p>0.00442288106358801</text:p>
          </table:table-cell>
          <table:table-cell table:formula="of:=IF([.E14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5-31" calcext:value-type="date">
            <text:p>2022-05-31</text:p>
          </table:table-cell>
          <table:table-cell office:value-type="float" office:value="0.00253879127365142" calcext:value-type="float">
            <text:p>0.00253879127365142</text:p>
          </table:table-cell>
          <table:table-cell office:value-type="float" office:value="-0.0131632675880885" calcext:value-type="float">
            <text:p>-0.0131632675880885</text:p>
          </table:table-cell>
          <table:table-cell table:formula="of:=[.$A$2]*[.C146]+[.$A$2]*[.D146]" office:value-type="float" office:value="-0.00531223815721854" calcext:value-type="float">
            <text:p>-0.00531223815721854</text:p>
          </table:table-cell>
          <table:table-cell table:formula="of:=IF([.E14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01" calcext:value-type="date">
            <text:p>2022-06-01</text:p>
          </table:table-cell>
          <table:table-cell office:value-type="float" office:value="0.00042204246657418" calcext:value-type="float">
            <text:p>0.00042204246657418</text:p>
          </table:table-cell>
          <table:table-cell office:value-type="float" office:value="-0.0107260556408628" calcext:value-type="float">
            <text:p>-0.0107260556408628</text:p>
          </table:table-cell>
          <table:table-cell table:formula="of:=[.$A$2]*[.C147]+[.$A$2]*[.D147]" office:value-type="float" office:value="-0.00515200658714432" calcext:value-type="float">
            <text:p>-0.00515200658714432</text:p>
          </table:table-cell>
          <table:table-cell table:formula="of:=IF([.E14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02" calcext:value-type="date">
            <text:p>2022-06-02</text:p>
          </table:table-cell>
          <table:table-cell office:value-type="float" office:value="0.0119532902098916" calcext:value-type="float">
            <text:p>0.0119532902098916</text:p>
          </table:table-cell>
          <table:table-cell office:value-type="float" office:value="0.00250208922806738" calcext:value-type="float">
            <text:p>0.00250208922806738</text:p>
          </table:table-cell>
          <table:table-cell table:formula="of:=[.$A$2]*[.C148]+[.$A$2]*[.D148]" office:value-type="float" office:value="0.00722768971897947" calcext:value-type="float">
            <text:p>0.00722768971897947</text:p>
          </table:table-cell>
          <table:table-cell table:formula="of:=IF([.E14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03" calcext:value-type="date">
            <text:p>2022-06-03</text:p>
          </table:table-cell>
          <table:table-cell office:value-type="float" office:value="-0.00778206733905562" calcext:value-type="float">
            <text:p>-0.00778206733905562</text:p>
          </table:table-cell>
          <table:table-cell office:value-type="float" office:value="-0.00831955186723921" calcext:value-type="float">
            <text:p>-0.00831955186723921</text:p>
          </table:table-cell>
          <table:table-cell table:formula="of:=[.$A$2]*[.C149]+[.$A$2]*[.D149]" office:value-type="float" office:value="-0.00805080960314741" calcext:value-type="float">
            <text:p>-0.00805080960314741</text:p>
          </table:table-cell>
          <table:table-cell table:formula="of:=IF([.E14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06" calcext:value-type="date">
            <text:p>2022-06-06</text:p>
          </table:table-cell>
          <table:table-cell office:value-type="float" office:value="-0.00168071070052478" calcext:value-type="float">
            <text:p>-0.00168071070052478</text:p>
          </table:table-cell>
          <table:table-cell office:value-type="float" office:value="-0.00755024205087351" calcext:value-type="float">
            <text:p>-0.00755024205087351</text:p>
          </table:table-cell>
          <table:table-cell table:formula="of:=[.$A$2]*[.C150]+[.$A$2]*[.D150]" office:value-type="float" office:value="-0.00461547637569915" calcext:value-type="float">
            <text:p>-0.00461547637569915</text:p>
          </table:table-cell>
          <table:table-cell table:formula="of:=IF([.E15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07" calcext:value-type="date">
            <text:p>2022-06-07</text:p>
          </table:table-cell>
          <table:table-cell office:value-type="float" office:value="0.005892230304966" calcext:value-type="float">
            <text:p>0.005892230304966</text:p>
          </table:table-cell>
          <table:table-cell office:value-type="float" office:value="-0.00591724117323267" calcext:value-type="float">
            <text:p>-0.00591724117323267</text:p>
          </table:table-cell>
          <table:table-cell table:formula="of:=[.$A$2]*[.C151]+[.$A$2]*[.D151]" office:value-type="float" office:value="-0.0000125054341333364" calcext:value-type="float">
            <text:p>-1.25054341333364E-05</text:p>
          </table:table-cell>
          <table:table-cell table:formula="of:=IF([.E15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08" calcext:value-type="date">
            <text:p>2022-06-08</text:p>
          </table:table-cell>
          <table:table-cell office:value-type="float" office:value="-0.005857715297373" calcext:value-type="float">
            <text:p>-0.005857715297373</text:p>
          </table:table-cell>
          <table:table-cell office:value-type="float" office:value="-0.0121882176886048" calcext:value-type="float">
            <text:p>-0.0121882176886048</text:p>
          </table:table-cell>
          <table:table-cell table:formula="of:=[.$A$2]*[.C152]+[.$A$2]*[.D152]" office:value-type="float" office:value="-0.00902296649298889" calcext:value-type="float">
            <text:p>-0.00902296649298889</text:p>
          </table:table-cell>
          <table:table-cell table:formula="of:=IF([.E15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09" calcext:value-type="date">
            <text:p>2022-06-09</text:p>
          </table:table-cell>
          <table:table-cell office:value-type="float" office:value="-0.0134680008545607" calcext:value-type="float">
            <text:p>-0.0134680008545607</text:p>
          </table:table-cell>
          <table:table-cell office:value-type="float" office:value="-0.000860797148073078" calcext:value-type="float">
            <text:p>-0.000860797148073078</text:p>
          </table:table-cell>
          <table:table-cell table:formula="of:=[.$A$2]*[.C153]+[.$A$2]*[.D153]" office:value-type="float" office:value="-0.00716439900131688" calcext:value-type="float">
            <text:p>-0.00716439900131688</text:p>
          </table:table-cell>
          <table:table-cell table:formula="of:=IF([.E15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10" calcext:value-type="date">
            <text:p>2022-06-10</text:p>
          </table:table-cell>
          <table:table-cell office:value-type="float" office:value="-0.00639927403576635" calcext:value-type="float">
            <text:p>-0.00639927403576635</text:p>
          </table:table-cell>
          <table:table-cell office:value-type="float" office:value="0.000718022001666485" calcext:value-type="float">
            <text:p>0.000718022001666485</text:p>
          </table:table-cell>
          <table:table-cell table:formula="of:=[.$A$2]*[.C154]+[.$A$2]*[.D154]" office:value-type="float" office:value="-0.00284062601704993" calcext:value-type="float">
            <text:p>-0.00284062601704993</text:p>
          </table:table-cell>
          <table:table-cell table:formula="of:=IF([.E15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13" calcext:value-type="date">
            <text:p>2022-06-13</text:p>
          </table:table-cell>
          <table:table-cell office:value-type="float" office:value="-0.0181766741453729" calcext:value-type="float">
            <text:p>-0.0181766741453729</text:p>
          </table:table-cell>
          <table:table-cell office:value-type="float" office:value="-0.000143523258431144" calcext:value-type="float">
            <text:p>-0.000143523258431144</text:p>
          </table:table-cell>
          <table:table-cell table:formula="of:=[.$A$2]*[.C155]+[.$A$2]*[.D155]" office:value-type="float" office:value="-0.00916009870190204" calcext:value-type="float">
            <text:p>-0.00916009870190204</text:p>
          </table:table-cell>
          <table:table-cell table:formula="of:=IF([.E15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14" calcext:value-type="date">
            <text:p>2022-06-14</text:p>
          </table:table-cell>
          <table:table-cell office:value-type="float" office:value="-0.00903782989764046" calcext:value-type="float">
            <text:p>-0.00903782989764046</text:p>
          </table:table-cell>
          <table:table-cell office:value-type="float" office:value="-0.00602752823056629" calcext:value-type="float">
            <text:p>-0.00602752823056629</text:p>
          </table:table-cell>
          <table:table-cell table:formula="of:=[.$A$2]*[.C156]+[.$A$2]*[.D156]" office:value-type="float" office:value="-0.00753267906410338" calcext:value-type="float">
            <text:p>-0.00753267906410338</text:p>
          </table:table-cell>
          <table:table-cell table:formula="of:=IF([.E15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15" calcext:value-type="date">
            <text:p>2022-06-15</text:p>
          </table:table-cell>
          <table:table-cell office:value-type="float" office:value="0.0203000468560173" calcext:value-type="float">
            <text:p>0.0203000468560173</text:p>
          </table:table-cell>
          <table:table-cell office:value-type="float" office:value="0.0111174793432993" calcext:value-type="float">
            <text:p>0.0111174793432993</text:p>
          </table:table-cell>
          <table:table-cell table:formula="of:=[.$A$2]*[.C157]+[.$A$2]*[.D157]" office:value-type="float" office:value="0.0157087630996583" calcext:value-type="float">
            <text:p>0.0157087630996583</text:p>
          </table:table-cell>
          <table:table-cell table:formula="of:=IF([.E15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16" calcext:value-type="date">
            <text:p>2022-06-16</text:p>
          </table:table-cell>
          <table:table-cell office:value-type="float" office:value="0.00706455968076214" calcext:value-type="float">
            <text:p>0.00706455968076214</text:p>
          </table:table-cell>
          <table:table-cell office:value-type="float" office:value="0.0127088305749272" calcext:value-type="float">
            <text:p>0.0127088305749272</text:p>
          </table:table-cell>
          <table:table-cell table:formula="of:=[.$A$2]*[.C158]+[.$A$2]*[.D158]" office:value-type="float" office:value="0.00988669512784468" calcext:value-type="float">
            <text:p>0.00988669512784468</text:p>
          </table:table-cell>
          <table:table-cell table:formula="of:=IF([.E15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17" calcext:value-type="date">
            <text:p>2022-06-17</text:p>
          </table:table-cell>
          <table:table-cell office:value-type="float" office:value="-0.0170364328991732" calcext:value-type="float">
            <text:p>-0.0170364328991732</text:p>
          </table:table-cell>
          <table:table-cell office:value-type="float" office:value="-0.0222786501952639" calcext:value-type="float">
            <text:p>-0.0222786501952639</text:p>
          </table:table-cell>
          <table:table-cell table:formula="of:=[.$A$2]*[.C159]+[.$A$2]*[.D159]" office:value-type="float" office:value="-0.0196575415472185" calcext:value-type="float">
            <text:p>-0.0196575415472185</text:p>
          </table:table-cell>
          <table:table-cell table:formula="of:=IF([.E159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21" calcext:value-type="date">
            <text:p>2022-06-21</text:p>
          </table:table-cell>
          <table:table-cell office:value-type="float" office:value="0.0046606419714017" calcext:value-type="float">
            <text:p>0.0046606419714017</text:p>
          </table:table-cell>
          <table:table-cell office:value-type="float" office:value="-0.0121141676125474" calcext:value-type="float">
            <text:p>-0.0121141676125474</text:p>
          </table:table-cell>
          <table:table-cell table:formula="of:=[.$A$2]*[.C160]+[.$A$2]*[.D160]" office:value-type="float" office:value="-0.00372676282057283" calcext:value-type="float">
            <text:p>-0.00372676282057283</text:p>
          </table:table-cell>
          <table:table-cell table:formula="of:=IF([.E16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22" calcext:value-type="date">
            <text:p>2022-06-22</text:p>
          </table:table-cell>
          <table:table-cell office:value-type="float" office:value="-0.00536391314258811" calcext:value-type="float">
            <text:p>-0.00536391314258811</text:p>
          </table:table-cell>
          <table:table-cell office:value-type="float" office:value="0.00350361844919034" calcext:value-type="float">
            <text:p>0.00350361844919034</text:p>
          </table:table-cell>
          <table:table-cell table:formula="of:=[.$A$2]*[.C161]+[.$A$2]*[.D161]" office:value-type="float" office:value="-0.000930147346698884" calcext:value-type="float">
            <text:p>-0.000930147346698884</text:p>
          </table:table-cell>
          <table:table-cell table:formula="of:=IF([.E16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23" calcext:value-type="date">
            <text:p>2022-06-23</text:p>
          </table:table-cell>
          <table:table-cell office:value-type="float" office:value="-0.00408101992138199" calcext:value-type="float">
            <text:p>-0.00408101992138199</text:p>
          </table:table-cell>
          <table:table-cell office:value-type="float" office:value="0.00916504076798286" calcext:value-type="float">
            <text:p>0.00916504076798286</text:p>
          </table:table-cell>
          <table:table-cell table:formula="of:=[.$A$2]*[.C162]+[.$A$2]*[.D162]" office:value-type="float" office:value="0.00254201042330043" calcext:value-type="float">
            <text:p>0.00254201042330043</text:p>
          </table:table-cell>
          <table:table-cell table:formula="of:=IF([.E16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24" calcext:value-type="date">
            <text:p>2022-06-24</text:p>
          </table:table-cell>
          <table:table-cell office:value-type="float" office:value="0.00585396626898826" calcext:value-type="float">
            <text:p>0.00585396626898826</text:p>
          </table:table-cell>
          <table:table-cell office:value-type="float" office:value="-0.0021623399155235" calcext:value-type="float">
            <text:p>-0.0021623399155235</text:p>
          </table:table-cell>
          <table:table-cell table:formula="of:=[.$A$2]*[.C163]+[.$A$2]*[.D163]" office:value-type="float" office:value="0.00184581317673238" calcext:value-type="float">
            <text:p>0.00184581317673238</text:p>
          </table:table-cell>
          <table:table-cell table:formula="of:=IF([.E16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27" calcext:value-type="date">
            <text:p>2022-06-27</text:p>
          </table:table-cell>
          <table:table-cell office:value-type="float" office:value="-0.00363742161777125" calcext:value-type="float">
            <text:p>-0.00363742161777125</text:p>
          </table:table-cell>
          <table:table-cell office:value-type="float" office:value="-0.00144464710138126" calcext:value-type="float">
            <text:p>-0.00144464710138126</text:p>
          </table:table-cell>
          <table:table-cell table:formula="of:=[.$A$2]*[.C164]+[.$A$2]*[.D164]" office:value-type="float" office:value="-0.00254103435957626" calcext:value-type="float">
            <text:p>-0.00254103435957626</text:p>
          </table:table-cell>
          <table:table-cell table:formula="of:=IF([.E16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28" calcext:value-type="date">
            <text:p>2022-06-28</text:p>
          </table:table-cell>
          <table:table-cell office:value-type="float" office:value="-0.00189843569567139" calcext:value-type="float">
            <text:p>-0.00189843569567139</text:p>
          </table:table-cell>
          <table:table-cell office:value-type="float" office:value="-0.00549775560926591" calcext:value-type="float">
            <text:p>-0.00549775560926591</text:p>
          </table:table-cell>
          <table:table-cell table:formula="of:=[.$A$2]*[.C165]+[.$A$2]*[.D165]" office:value-type="float" office:value="-0.00369809565246865" calcext:value-type="float">
            <text:p>-0.00369809565246865</text:p>
          </table:table-cell>
          <table:table-cell table:formula="of:=IF([.E16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29" calcext:value-type="date">
            <text:p>2022-06-29</text:p>
          </table:table-cell>
          <table:table-cell office:value-type="float" office:value="-0.00351130752198037" calcext:value-type="float">
            <text:p>-0.00351130752198037</text:p>
          </table:table-cell>
          <table:table-cell office:value-type="float" office:value="-0.00305497659294141" calcext:value-type="float">
            <text:p>-0.00305497659294141</text:p>
          </table:table-cell>
          <table:table-cell table:formula="of:=[.$A$2]*[.C166]+[.$A$2]*[.D166]" office:value-type="float" office:value="-0.00328314205746089" calcext:value-type="float">
            <text:p>-0.00328314205746089</text:p>
          </table:table-cell>
          <table:table-cell table:formula="of:=IF([.E16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6-30" calcext:value-type="date">
            <text:p>2022-06-30</text:p>
          </table:table-cell>
          <table:table-cell office:value-type="float" office:value="0.00308323421804135" calcext:value-type="float">
            <text:p>0.00308323421804135</text:p>
          </table:table-cell>
          <table:table-cell office:value-type="float" office:value="0.00642058148612112" calcext:value-type="float">
            <text:p>0.00642058148612112</text:p>
          </table:table-cell>
          <table:table-cell table:formula="of:=[.$A$2]*[.C167]+[.$A$2]*[.D167]" office:value-type="float" office:value="0.00475190785208124" calcext:value-type="float">
            <text:p>0.00475190785208124</text:p>
          </table:table-cell>
          <table:table-cell table:formula="of:=IF([.E16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01" calcext:value-type="date">
            <text:p>2022-07-01</text:p>
          </table:table-cell>
          <table:table-cell office:value-type="float" office:value="-0.0112704427181773" calcext:value-type="float">
            <text:p>-0.0112704427181773</text:p>
          </table:table-cell>
          <table:table-cell office:value-type="float" office:value="0.00333472123341094" calcext:value-type="float">
            <text:p>0.00333472123341094</text:p>
          </table:table-cell>
          <table:table-cell table:formula="of:=[.$A$2]*[.C168]+[.$A$2]*[.D168]" office:value-type="float" office:value="-0.0039678607423832" calcext:value-type="float">
            <text:p>-0.0039678607423832</text:p>
          </table:table-cell>
          <table:table-cell table:formula="of:=IF([.E16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05" calcext:value-type="date">
            <text:p>2022-07-05</text:p>
          </table:table-cell>
          <table:table-cell office:value-type="float" office:value="-0.00355300491963217" calcext:value-type="float">
            <text:p>-0.00355300491963217</text:p>
          </table:table-cell>
          <table:table-cell office:value-type="float" office:value="-0.00361271692232856" calcext:value-type="float">
            <text:p>-0.00361271692232856</text:p>
          </table:table-cell>
          <table:table-cell table:formula="of:=[.$A$2]*[.C169]+[.$A$2]*[.D169]" office:value-type="float" office:value="-0.00358286092098037" calcext:value-type="float">
            <text:p>-0.00358286092098037</text:p>
          </table:table-cell>
          <table:table-cell table:formula="of:=IF([.E16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06" calcext:value-type="date">
            <text:p>2022-07-06</text:p>
          </table:table-cell>
          <table:table-cell office:value-type="float" office:value="-0.00237700250361128" calcext:value-type="float">
            <text:p>-0.00237700250361128</text:p>
          </table:table-cell>
          <table:table-cell office:value-type="float" office:value="-0.000725096803134151" calcext:value-type="float">
            <text:p>-0.000725096803134151</text:p>
          </table:table-cell>
          <table:table-cell table:formula="of:=[.$A$2]*[.C170]+[.$A$2]*[.D170]" office:value-type="float" office:value="-0.00155104965337272" calcext:value-type="float">
            <text:p>-0.00155104965337272</text:p>
          </table:table-cell>
          <table:table-cell table:formula="of:=IF([.E17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07" calcext:value-type="date">
            <text:p>2022-07-07</text:p>
          </table:table-cell>
          <table:table-cell office:value-type="float" office:value="0.00893519673100629" calcext:value-type="float">
            <text:p>0.00893519673100629</text:p>
          </table:table-cell>
          <table:table-cell office:value-type="float" office:value="-0.00159652551401246" calcext:value-type="float">
            <text:p>-0.00159652551401246</text:p>
          </table:table-cell>
          <table:table-cell table:formula="of:=[.$A$2]*[.C171]+[.$A$2]*[.D171]" office:value-type="float" office:value="0.00366933560849692" calcext:value-type="float">
            <text:p>0.00366933560849692</text:p>
          </table:table-cell>
          <table:table-cell table:formula="of:=IF([.E17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08" calcext:value-type="date">
            <text:p>2022-07-08</text:p>
          </table:table-cell>
          <table:table-cell office:value-type="float" office:value="0.00132835923085795" calcext:value-type="float">
            <text:p>0.00132835923085795</text:p>
          </table:table-cell>
          <table:table-cell office:value-type="float" office:value="-0.000436092148533573" calcext:value-type="float">
            <text:p>-0.000436092148533573</text:p>
          </table:table-cell>
          <table:table-cell table:formula="of:=[.$A$2]*[.C172]+[.$A$2]*[.D172]" office:value-type="float" office:value="0.000446133541162186" calcext:value-type="float">
            <text:p>0.000446133541162186</text:p>
          </table:table-cell>
          <table:table-cell table:formula="of:=IF([.E17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11" calcext:value-type="date">
            <text:p>2022-07-11</text:p>
          </table:table-cell>
          <table:table-cell office:value-type="float" office:value="-0.0181308342266533" calcext:value-type="float">
            <text:p>-0.0181308342266533</text:p>
          </table:table-cell>
          <table:table-cell office:value-type="float" office:value="-0.00945319234561826" calcext:value-type="float">
            <text:p>-0.00945319234561826</text:p>
          </table:table-cell>
          <table:table-cell table:formula="of:=[.$A$2]*[.C173]+[.$A$2]*[.D173]" office:value-type="float" office:value="-0.0137920132861358" calcext:value-type="float">
            <text:p>-0.0137920132861358</text:p>
          </table:table-cell>
          <table:table-cell table:formula="of:=IF([.E173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12" calcext:value-type="date">
            <text:p>2022-07-12</text:p>
          </table:table-cell>
          <table:table-cell office:value-type="float" office:value="0.00510428366274152" calcext:value-type="float">
            <text:p>0.00510428366274152</text:p>
          </table:table-cell>
          <table:table-cell office:value-type="float" office:value="0.00440468432050212" calcext:value-type="float">
            <text:p>0.00440468432050212</text:p>
          </table:table-cell>
          <table:table-cell table:formula="of:=[.$A$2]*[.C174]+[.$A$2]*[.D174]" office:value-type="float" office:value="0.00475448399162182" calcext:value-type="float">
            <text:p>0.00475448399162182</text:p>
          </table:table-cell>
          <table:table-cell table:formula="of:=IF([.E17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13" calcext:value-type="date">
            <text:p>2022-07-13</text:p>
          </table:table-cell>
          <table:table-cell office:value-type="float" office:value="0" calcext:value-type="float">
            <text:p>0</text:p>
          </table:table-cell>
          <table:table-cell office:value-type="float" office:value="-0.0039468536472318" calcext:value-type="float">
            <text:p>-0.0039468536472318</text:p>
          </table:table-cell>
          <table:table-cell table:formula="of:=[.$A$2]*[.C175]+[.$A$2]*[.D175]" office:value-type="float" office:value="-0.0019734268236159" calcext:value-type="float">
            <text:p>-0.0019734268236159</text:p>
          </table:table-cell>
          <table:table-cell table:formula="of:=IF([.E17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14" calcext:value-type="date">
            <text:p>2022-07-14</text:p>
          </table:table-cell>
          <table:table-cell office:value-type="float" office:value="-0.00238978401804157" calcext:value-type="float">
            <text:p>-0.00238978401804157</text:p>
          </table:table-cell>
          <table:table-cell office:value-type="float" office:value="-0.011153538935105" calcext:value-type="float">
            <text:p>-0.011153538935105</text:p>
          </table:table-cell>
          <table:table-cell table:formula="of:=[.$A$2]*[.C176]+[.$A$2]*[.D176]" office:value-type="float" office:value="-0.00677166147657327" calcext:value-type="float">
            <text:p>-0.00677166147657327</text:p>
          </table:table-cell>
          <table:table-cell table:formula="of:=IF([.E17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15" calcext:value-type="date">
            <text:p>2022-07-15</text:p>
          </table:table-cell>
          <table:table-cell office:value-type="float" office:value="0.00658784900995491" calcext:value-type="float">
            <text:p>0.00658784900995491</text:p>
          </table:table-cell>
          <table:table-cell office:value-type="float" office:value="0.00267142048846924" calcext:value-type="float">
            <text:p>0.00267142048846924</text:p>
          </table:table-cell>
          <table:table-cell table:formula="of:=[.$A$2]*[.C177]+[.$A$2]*[.D177]" office:value-type="float" office:value="0.00462963474921208" calcext:value-type="float">
            <text:p>0.00462963474921208</text:p>
          </table:table-cell>
          <table:table-cell table:formula="of:=IF([.E17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18" calcext:value-type="date">
            <text:p>2022-07-18</text:p>
          </table:table-cell>
          <table:table-cell office:value-type="float" office:value="0.00282604198311587" calcext:value-type="float">
            <text:p>0.00282604198311587</text:p>
          </table:table-cell>
          <table:table-cell office:value-type="float" office:value="0.00325638289895314" calcext:value-type="float">
            <text:p>0.00325638289895314</text:p>
          </table:table-cell>
          <table:table-cell table:formula="of:=[.$A$2]*[.C178]+[.$A$2]*[.D178]" office:value-type="float" office:value="0.0030412124410345" calcext:value-type="float">
            <text:p>0.0030412124410345</text:p>
          </table:table-cell>
          <table:table-cell table:formula="of:=IF([.E17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19" calcext:value-type="date">
            <text:p>2022-07-19</text:p>
          </table:table-cell>
          <table:table-cell office:value-type="float" office:value="0.012904223823945" calcext:value-type="float">
            <text:p>0.012904223823945</text:p>
          </table:table-cell>
          <table:table-cell office:value-type="float" office:value="-0.000885180874510061" calcext:value-type="float">
            <text:p>-0.000885180874510061</text:p>
          </table:table-cell>
          <table:table-cell table:formula="of:=[.$A$2]*[.C179]+[.$A$2]*[.D179]" office:value-type="float" office:value="0.00600952147471745" calcext:value-type="float">
            <text:p>0.00600952147471745</text:p>
          </table:table-cell>
          <table:table-cell table:formula="of:=IF([.E17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20" calcext:value-type="date">
            <text:p>2022-07-20</text:p>
          </table:table-cell>
          <table:table-cell office:value-type="float" office:value="-0.00161078648230839" calcext:value-type="float">
            <text:p>-0.00161078648230839</text:p>
          </table:table-cell>
          <table:table-cell office:value-type="float" office:value="-0.000590680962880952" calcext:value-type="float">
            <text:p>-0.000590680962880952</text:p>
          </table:table-cell>
          <table:table-cell table:formula="of:=[.$A$2]*[.C180]+[.$A$2]*[.D180]" office:value-type="float" office:value="-0.00110073372259467" calcext:value-type="float">
            <text:p>-0.00110073372259467</text:p>
          </table:table-cell>
          <table:table-cell table:formula="of:=IF([.E18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21" calcext:value-type="date">
            <text:p>2022-07-21</text:p>
          </table:table-cell>
          <table:table-cell office:value-type="float" office:value="0.00440016207707528" calcext:value-type="float">
            <text:p>0.00440016207707528</text:p>
          </table:table-cell>
          <table:table-cell office:value-type="float" office:value="0.00561461660319917" calcext:value-type="float">
            <text:p>0.00561461660319917</text:p>
          </table:table-cell>
          <table:table-cell table:formula="of:=[.$A$2]*[.C181]+[.$A$2]*[.D181]" office:value-type="float" office:value="0.00500738934013723" calcext:value-type="float">
            <text:p>0.00500738934013723</text:p>
          </table:table-cell>
          <table:table-cell table:formula="of:=IF([.E18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22" calcext:value-type="date">
            <text:p>2022-07-22</text:p>
          </table:table-cell>
          <table:table-cell office:value-type="float" office:value="-0.000730184715342141" calcext:value-type="float">
            <text:p>-0.000730184715342141</text:p>
          </table:table-cell>
          <table:table-cell office:value-type="float" office:value="0.0114604585259552" calcext:value-type="float">
            <text:p>0.0114604585259552</text:p>
          </table:table-cell>
          <table:table-cell table:formula="of:=[.$A$2]*[.C182]+[.$A$2]*[.D182]" office:value-type="float" office:value="0.00536513690530654" calcext:value-type="float">
            <text:p>0.00536513690530654</text:p>
          </table:table-cell>
          <table:table-cell table:formula="of:=IF([.E18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25" calcext:value-type="date">
            <text:p>2022-07-25</text:p>
          </table:table-cell>
          <table:table-cell office:value-type="float" office:value="0.00672218445741946" calcext:value-type="float">
            <text:p>0.00672218445741946</text:p>
          </table:table-cell>
          <table:table-cell office:value-type="float" office:value="-0.00522941603875249" calcext:value-type="float">
            <text:p>-0.00522941603875249</text:p>
          </table:table-cell>
          <table:table-cell table:formula="of:=[.$A$2]*[.C183]+[.$A$2]*[.D183]" office:value-type="float" office:value="0.000746384209333484" calcext:value-type="float">
            <text:p>0.000746384209333484</text:p>
          </table:table-cell>
          <table:table-cell table:formula="of:=IF([.E18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26" calcext:value-type="date">
            <text:p>2022-07-26</text:p>
          </table:table-cell>
          <table:table-cell office:value-type="float" office:value="-0.00377416371801476" calcext:value-type="float">
            <text:p>-0.00377416371801476</text:p>
          </table:table-cell>
          <table:table-cell office:value-type="float" office:value="-0.00189843569567139" calcext:value-type="float">
            <text:p>-0.00189843569567139</text:p>
          </table:table-cell>
          <table:table-cell table:formula="of:=[.$A$2]*[.C184]+[.$A$2]*[.D184]" office:value-type="float" office:value="-0.00283629970684307" calcext:value-type="float">
            <text:p>-0.00283629970684307</text:p>
          </table:table-cell>
          <table:table-cell table:formula="of:=IF([.E18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27" calcext:value-type="date">
            <text:p>2022-07-27</text:p>
          </table:table-cell>
          <table:table-cell office:value-type="float" office:value="0.00859688169746753" calcext:value-type="float">
            <text:p>0.00859688169746753</text:p>
          </table:table-cell>
          <table:table-cell office:value-type="float" office:value="0.00292618262036171" calcext:value-type="float">
            <text:p>0.00292618262036171</text:p>
          </table:table-cell>
          <table:table-cell table:formula="of:=[.$A$2]*[.C185]+[.$A$2]*[.D185]" office:value-type="float" office:value="0.00576153215891462" calcext:value-type="float">
            <text:p>0.00576153215891462</text:p>
          </table:table-cell>
          <table:table-cell table:formula="of:=IF([.E18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28" calcext:value-type="date">
            <text:p>2022-07-28</text:p>
          </table:table-cell>
          <table:table-cell office:value-type="float" office:value="-0.00173364265336273" calcext:value-type="float">
            <text:p>-0.00173364265336273</text:p>
          </table:table-cell>
          <table:table-cell office:value-type="float" office:value="0.0160466582808254" calcext:value-type="float">
            <text:p>0.0160466582808254</text:p>
          </table:table-cell>
          <table:table-cell table:formula="of:=[.$A$2]*[.C186]+[.$A$2]*[.D186]" office:value-type="float" office:value="0.00715650781373134" calcext:value-type="float">
            <text:p>0.00715650781373134</text:p>
          </table:table-cell>
          <table:table-cell table:formula="of:=IF([.E18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7-29" calcext:value-type="date">
            <text:p>2022-07-29</text:p>
          </table:table-cell>
          <table:table-cell office:value-type="float" office:value="0.000868381900337667" calcext:value-type="float">
            <text:p>0.000868381900337667</text:p>
          </table:table-cell>
          <table:table-cell office:value-type="float" office:value="0.0074658525724971" calcext:value-type="float">
            <text:p>0.0074658525724971</text:p>
          </table:table-cell>
          <table:table-cell table:formula="of:=[.$A$2]*[.C187]+[.$A$2]*[.D187]" office:value-type="float" office:value="0.00416711723641738" calcext:value-type="float">
            <text:p>0.00416711723641738</text:p>
          </table:table-cell>
          <table:table-cell table:formula="of:=IF([.E18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01" calcext:value-type="date">
            <text:p>2022-08-01</text:p>
          </table:table-cell>
          <table:table-cell office:value-type="float" office:value="0.00563908862055351" calcext:value-type="float">
            <text:p>0.00563908862055351</text:p>
          </table:table-cell>
          <table:table-cell office:value-type="float" office:value="0.0129685575866541" calcext:value-type="float">
            <text:p>0.0129685575866541</text:p>
          </table:table-cell>
          <table:table-cell table:formula="of:=[.$A$2]*[.C188]+[.$A$2]*[.D188]" office:value-type="float" office:value="0.00930382310360378" calcext:value-type="float">
            <text:p>0.00930382310360378</text:p>
          </table:table-cell>
          <table:table-cell table:formula="of:=IF([.E18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02" calcext:value-type="date">
            <text:p>2022-08-02</text:p>
          </table:table-cell>
          <table:table-cell office:value-type="float" office:value="-0.0145219567492879" calcext:value-type="float">
            <text:p>-0.0145219567492879</text:p>
          </table:table-cell>
          <table:table-cell office:value-type="float" office:value="-0.0112549666734574" calcext:value-type="float">
            <text:p>-0.0112549666734574</text:p>
          </table:table-cell>
          <table:table-cell table:formula="of:=[.$A$2]*[.C189]+[.$A$2]*[.D189]" office:value-type="float" office:value="-0.0128884617113726" calcext:value-type="float">
            <text:p>-0.0128884617113726</text:p>
          </table:table-cell>
          <table:table-cell table:formula="of:=IF([.E189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03" calcext:value-type="date">
            <text:p>2022-08-03</text:p>
          </table:table-cell>
          <table:table-cell office:value-type="float" office:value="0.00393925648467919" calcext:value-type="float">
            <text:p>0.00393925648467919</text:p>
          </table:table-cell>
          <table:table-cell office:value-type="float" office:value="-0.00611838805697951" calcext:value-type="float">
            <text:p>-0.00611838805697951</text:p>
          </table:table-cell>
          <table:table-cell table:formula="of:=[.$A$2]*[.C190]+[.$A$2]*[.D190]" office:value-type="float" office:value="-0.00108956578615016" calcext:value-type="float">
            <text:p>-0.00108956578615016</text:p>
          </table:table-cell>
          <table:table-cell table:formula="of:=IF([.E19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04" calcext:value-type="date">
            <text:p>2022-08-04</text:p>
          </table:table-cell>
          <table:table-cell office:value-type="float" office:value="0.00334258632603124" calcext:value-type="float">
            <text:p>0.00334258632603124</text:p>
          </table:table-cell>
          <table:table-cell office:value-type="float" office:value="0.0080172541191359" calcext:value-type="float">
            <text:p>0.0080172541191359</text:p>
          </table:table-cell>
          <table:table-cell table:formula="of:=[.$A$2]*[.C191]+[.$A$2]*[.D191]" office:value-type="float" office:value="0.00567992022258357" calcext:value-type="float">
            <text:p>0.00567992022258357</text:p>
          </table:table-cell>
          <table:table-cell table:formula="of:=IF([.E19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05" calcext:value-type="date">
            <text:p>2022-08-05</text:p>
          </table:table-cell>
          <table:table-cell office:value-type="float" office:value="-0.00854582791803615" calcext:value-type="float">
            <text:p>-0.00854582791803615</text:p>
          </table:table-cell>
          <table:table-cell office:value-type="float" office:value="-0.0161909808230341" calcext:value-type="float">
            <text:p>-0.0161909808230341</text:p>
          </table:table-cell>
          <table:table-cell table:formula="of:=[.$A$2]*[.C192]+[.$A$2]*[.D192]" office:value-type="float" office:value="-0.0123684043705351" calcext:value-type="float">
            <text:p>-0.0123684043705351</text:p>
          </table:table-cell>
          <table:table-cell table:formula="of:=IF([.E192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08" calcext:value-type="date">
            <text:p>2022-08-08</text:p>
          </table:table-cell>
          <table:table-cell office:value-type="float" office:value="0.00964212843732382" calcext:value-type="float">
            <text:p>0.00964212843732382</text:p>
          </table:table-cell>
          <table:table-cell office:value-type="float" office:value="-0.00043307031544193" calcext:value-type="float">
            <text:p>-0.00043307031544193</text:p>
          </table:table-cell>
          <table:table-cell table:formula="of:=[.$A$2]*[.C193]+[.$A$2]*[.D193]" office:value-type="float" office:value="0.00460452906094094" calcext:value-type="float">
            <text:p>0.00460452906094094</text:p>
          </table:table-cell>
          <table:table-cell table:formula="of:=IF([.E19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09" calcext:value-type="date">
            <text:p>2022-08-09</text:p>
          </table:table-cell>
          <table:table-cell office:value-type="float" office:value="-0.00318334855679592" calcext:value-type="float">
            <text:p>-0.00318334855679592</text:p>
          </table:table-cell>
          <table:table-cell office:value-type="float" office:value="-0.000866515893195086" calcext:value-type="float">
            <text:p>-0.000866515893195086</text:p>
          </table:table-cell>
          <table:table-cell table:formula="of:=[.$A$2]*[.C194]+[.$A$2]*[.D194]" office:value-type="float" office:value="-0.0020249322249955" calcext:value-type="float">
            <text:p>-0.0020249322249955</text:p>
          </table:table-cell>
          <table:table-cell table:formula="of:=IF([.E19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10" calcext:value-type="date">
            <text:p>2022-08-10</text:p>
          </table:table-cell>
          <table:table-cell office:value-type="float" office:value="0.0174190297412384" calcext:value-type="float">
            <text:p>0.0174190297412384</text:p>
          </table:table-cell>
          <table:table-cell office:value-type="float" office:value="0.0173460095829519" calcext:value-type="float">
            <text:p>0.0173460095829519</text:p>
          </table:table-cell>
          <table:table-cell table:formula="of:=[.$A$2]*[.C195]+[.$A$2]*[.D195]" office:value-type="float" office:value="0.0173825196620951" calcext:value-type="float">
            <text:p>0.0173825196620951</text:p>
          </table:table-cell>
          <table:table-cell table:formula="of:=IF([.E19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11" calcext:value-type="date">
            <text:p>2022-08-11</text:p>
          </table:table-cell>
          <table:table-cell office:value-type="float" office:value="0.00285353956465539" calcext:value-type="float">
            <text:p>0.00285353956465539</text:p>
          </table:table-cell>
          <table:table-cell office:value-type="float" office:value="-0.0015629527514115" calcext:value-type="float">
            <text:p>-0.0015629527514115</text:p>
          </table:table-cell>
          <table:table-cell table:formula="of:=[.$A$2]*[.C196]+[.$A$2]*[.D196]" office:value-type="float" office:value="0.00064529340662195" calcext:value-type="float">
            <text:p>0.00064529340662195</text:p>
          </table:table-cell>
          <table:table-cell table:formula="of:=IF([.E19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12" calcext:value-type="date">
            <text:p>2022-08-12</text:p>
          </table:table-cell>
          <table:table-cell office:value-type="float" office:value="0.00355669365121281" calcext:value-type="float">
            <text:p>0.00355669365121281</text:p>
          </table:table-cell>
          <table:table-cell office:value-type="float" office:value="-0.00256155277892045" calcext:value-type="float">
            <text:p>-0.00256155277892045</text:p>
          </table:table-cell>
          <table:table-cell table:formula="of:=[.$A$2]*[.C197]+[.$A$2]*[.D197]" office:value-type="float" office:value="0.000497570436146177" calcext:value-type="float">
            <text:p>0.000497570436146177</text:p>
          </table:table-cell>
          <table:table-cell table:formula="of:=IF([.E19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15" calcext:value-type="date">
            <text:p>2022-08-15</text:p>
          </table:table-cell>
          <table:table-cell office:value-type="float" office:value="-0.0144599412988725" calcext:value-type="float">
            <text:p>-0.0144599412988725</text:p>
          </table:table-cell>
          <table:table-cell office:value-type="float" office:value="0.00114141582586225" calcext:value-type="float">
            <text:p>0.00114141582586225</text:p>
          </table:table-cell>
          <table:table-cell table:formula="of:=[.$A$2]*[.C198]+[.$A$2]*[.D198]" office:value-type="float" office:value="-0.00665926273650513" calcext:value-type="float">
            <text:p>-0.00665926273650513</text:p>
          </table:table-cell>
          <table:table-cell table:formula="of:=IF([.E19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16" calcext:value-type="date">
            <text:p>2022-08-16</text:p>
          </table:table-cell>
          <table:table-cell office:value-type="float" office:value="0.000431622700522549" calcext:value-type="float">
            <text:p>0.000431622700522549</text:p>
          </table:table-cell>
          <table:table-cell office:value-type="float" office:value="-0.00712555241623591" calcext:value-type="float">
            <text:p>-0.00712555241623591</text:p>
          </table:table-cell>
          <table:table-cell table:formula="of:=[.$A$2]*[.C199]+[.$A$2]*[.D199]" office:value-type="float" office:value="-0.00334696485785668" calcext:value-type="float">
            <text:p>-0.00334696485785668</text:p>
          </table:table-cell>
          <table:table-cell table:formula="of:=IF([.E19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17" calcext:value-type="date">
            <text:p>2022-08-17</text:p>
          </table:table-cell>
          <table:table-cell office:value-type="float" office:value="-0.0122215106573478" calcext:value-type="float">
            <text:p>-0.0122215106573478</text:p>
          </table:table-cell>
          <table:table-cell office:value-type="float" office:value="-0.00574137414083076" calcext:value-type="float">
            <text:p>-0.00574137414083076</text:p>
          </table:table-cell>
          <table:table-cell table:formula="of:=[.$A$2]*[.C200]+[.$A$2]*[.D200]" office:value-type="float" office:value="-0.00898144239908927" calcext:value-type="float">
            <text:p>-0.00898144239908927</text:p>
          </table:table-cell>
          <table:table-cell table:formula="of:=IF([.E20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18" calcext:value-type="date">
            <text:p>2022-08-18</text:p>
          </table:table-cell>
          <table:table-cell office:value-type="float" office:value="-0.00203783691218951" calcext:value-type="float">
            <text:p>-0.00203783691218951</text:p>
          </table:table-cell>
          <table:table-cell office:value-type="float" office:value="-0.00620759818123684" calcext:value-type="float">
            <text:p>-0.00620759818123684</text:p>
          </table:table-cell>
          <table:table-cell table:formula="of:=[.$A$2]*[.C201]+[.$A$2]*[.D201]" office:value-type="float" office:value="-0.00412271754671317" calcext:value-type="float">
            <text:p>-0.00412271754671317</text:p>
          </table:table-cell>
          <table:table-cell table:formula="of:=IF([.E20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19" calcext:value-type="date">
            <text:p>2022-08-19</text:p>
          </table:table-cell>
          <table:table-cell office:value-type="float" office:value="-0.00656354965382844" calcext:value-type="float">
            <text:p>-0.00656354965382844</text:p>
          </table:table-cell>
          <table:table-cell office:value-type="float" office:value="-0.00726321944507125" calcext:value-type="float">
            <text:p>-0.00726321944507125</text:p>
          </table:table-cell>
          <table:table-cell table:formula="of:=[.$A$2]*[.C202]+[.$A$2]*[.D202]" office:value-type="float" office:value="-0.00691338454944984" calcext:value-type="float">
            <text:p>-0.00691338454944984</text:p>
          </table:table-cell>
          <table:table-cell table:formula="of:=IF([.E20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22" calcext:value-type="date">
            <text:p>2022-08-22</text:p>
          </table:table-cell>
          <table:table-cell office:value-type="float" office:value="0" calcext:value-type="float">
            <text:p>0</text:p>
          </table:table-cell>
          <table:table-cell office:value-type="float" office:value="-0.00482871260379614" calcext:value-type="float">
            <text:p>-0.00482871260379614</text:p>
          </table:table-cell>
          <table:table-cell table:formula="of:=[.$A$2]*[.C203]+[.$A$2]*[.D203]" office:value-type="float" office:value="-0.00241435630189807" calcext:value-type="float">
            <text:p>-0.00241435630189807</text:p>
          </table:table-cell>
          <table:table-cell table:formula="of:=IF([.E20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23" calcext:value-type="date">
            <text:p>2022-08-23</text:p>
          </table:table-cell>
          <table:table-cell office:value-type="float" office:value="0.00763465920432505" calcext:value-type="float">
            <text:p>0.00763465920432505</text:p>
          </table:table-cell>
          <table:table-cell office:value-type="float" office:value="0.0051462794166659" calcext:value-type="float">
            <text:p>0.0051462794166659</text:p>
          </table:table-cell>
          <table:table-cell table:formula="of:=[.$A$2]*[.C204]+[.$A$2]*[.D204]" office:value-type="float" office:value="0.00639046931049547" calcext:value-type="float">
            <text:p>0.00639046931049547</text:p>
          </table:table-cell>
          <table:table-cell table:formula="of:=IF([.E20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24" calcext:value-type="date">
            <text:p>2022-08-24</text:p>
          </table:table-cell>
          <table:table-cell office:value-type="float" office:value="-0.00291413312321276" calcext:value-type="float">
            <text:p>-0.00291413312321276</text:p>
          </table:table-cell>
          <table:table-cell office:value-type="float" office:value="-0.00219428795406118" calcext:value-type="float">
            <text:p>-0.00219428795406118</text:p>
          </table:table-cell>
          <table:table-cell table:formula="of:=[.$A$2]*[.C205]+[.$A$2]*[.D205]" office:value-type="float" office:value="-0.00255421053863697" calcext:value-type="float">
            <text:p>-0.00255421053863697</text:p>
          </table:table-cell>
          <table:table-cell table:formula="of:=IF([.E20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25" calcext:value-type="date">
            <text:p>2022-08-25</text:p>
          </table:table-cell>
          <table:table-cell office:value-type="float" office:value="0.010229386893474" calcext:value-type="float">
            <text:p>0.010229386893474</text:p>
          </table:table-cell>
          <table:table-cell office:value-type="float" office:value="0.00439822688439384" calcext:value-type="float">
            <text:p>0.00439822688439384</text:p>
          </table:table-cell>
          <table:table-cell table:formula="of:=[.$A$2]*[.C206]+[.$A$2]*[.D206]" office:value-type="float" office:value="0.00731380688893391" calcext:value-type="float">
            <text:p>0.00731380688893391</text:p>
          </table:table-cell>
          <table:table-cell table:formula="of:=IF([.E20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26" calcext:value-type="date">
            <text:p>2022-08-26</text:p>
          </table:table-cell>
          <table:table-cell office:value-type="float" office:value="-0.0134529197472202" calcext:value-type="float">
            <text:p>-0.0134529197472202</text:p>
          </table:table-cell>
          <table:table-cell office:value-type="float" office:value="-0.00715232050627734" calcext:value-type="float">
            <text:p>-0.00715232050627734</text:p>
          </table:table-cell>
          <table:table-cell table:formula="of:=[.$A$2]*[.C207]+[.$A$2]*[.D207]" office:value-type="float" office:value="-0.0103026201267488" calcext:value-type="float">
            <text:p>-0.0103026201267488</text:p>
          </table:table-cell>
          <table:table-cell table:formula="of:=IF([.E207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29" calcext:value-type="date">
            <text:p>2022-08-29</text:p>
          </table:table-cell>
          <table:table-cell office:value-type="float" office:value="0.00205277706617335" calcext:value-type="float">
            <text:p>0.00205277706617335</text:p>
          </table:table-cell>
          <table:table-cell office:value-type="float" office:value="-0.00882091302164534" calcext:value-type="float">
            <text:p>-0.00882091302164534</text:p>
          </table:table-cell>
          <table:table-cell table:formula="of:=[.$A$2]*[.C208]+[.$A$2]*[.D208]" office:value-type="float" office:value="-0.00338406797773599" calcext:value-type="float">
            <text:p>-0.00338406797773599</text:p>
          </table:table-cell>
          <table:table-cell table:formula="of:=IF([.E20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30" calcext:value-type="date">
            <text:p>2022-08-30</text:p>
          </table:table-cell>
          <table:table-cell office:value-type="float" office:value="-0.0068772844087498" calcext:value-type="float">
            <text:p>-0.0068772844087498</text:p>
          </table:table-cell>
          <table:table-cell office:value-type="float" office:value="-0.000148242466736503" calcext:value-type="float">
            <text:p>-0.000148242466736503</text:p>
          </table:table-cell>
          <table:table-cell table:formula="of:=[.$A$2]*[.C209]+[.$A$2]*[.D209]" office:value-type="float" office:value="-0.00351276343774315" calcext:value-type="float">
            <text:p>-0.00351276343774315</text:p>
          </table:table-cell>
          <table:table-cell table:formula="of:=IF([.E20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8-31" calcext:value-type="date">
            <text:p>2022-08-31</text:p>
          </table:table-cell>
          <table:table-cell office:value-type="float" office:value="-0.00162075447031129" calcext:value-type="float">
            <text:p>-0.00162075447031129</text:p>
          </table:table-cell>
          <table:table-cell office:value-type="float" office:value="-0.00163181433579118" calcext:value-type="float">
            <text:p>-0.00163181433579118</text:p>
          </table:table-cell>
          <table:table-cell table:formula="of:=[.$A$2]*[.C210]+[.$A$2]*[.D210]" office:value-type="float" office:value="-0.00162628440305124" calcext:value-type="float">
            <text:p>-0.00162628440305124</text:p>
          </table:table-cell>
          <table:table-cell table:formula="of:=IF([.E21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01" calcext:value-type="date">
            <text:p>2022-09-01</text:p>
          </table:table-cell>
          <table:table-cell office:value-type="float" office:value="-0.00855964894877959" calcext:value-type="float">
            <text:p>-0.00855964894877959</text:p>
          </table:table-cell>
          <table:table-cell office:value-type="float" office:value="-0.00950964874631932" calcext:value-type="float">
            <text:p>-0.00950964874631932</text:p>
          </table:table-cell>
          <table:table-cell table:formula="of:=[.$A$2]*[.C211]+[.$A$2]*[.D211]" office:value-type="float" office:value="-0.00903464884754945" calcext:value-type="float">
            <text:p>-0.00903464884754945</text:p>
          </table:table-cell>
          <table:table-cell table:formula="of:=IF([.E21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02" calcext:value-type="date">
            <text:p>2022-09-02</text:p>
          </table:table-cell>
          <table:table-cell office:value-type="float" office:value="0.00312591669423501" calcext:value-type="float">
            <text:p>0.00312591669423501</text:p>
          </table:table-cell>
          <table:table-cell office:value-type="float" office:value="0" calcext:value-type="float">
            <text:p>0</text:p>
          </table:table-cell>
          <table:table-cell table:formula="of:=[.$A$2]*[.C212]+[.$A$2]*[.D212]" office:value-type="float" office:value="0.0015629583471175" calcext:value-type="float">
            <text:p>0.0015629583471175</text:p>
          </table:table-cell>
          <table:table-cell table:formula="of:=IF([.E21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06" calcext:value-type="date">
            <text:p>2022-09-06</text:p>
          </table:table-cell>
          <table:table-cell office:value-type="float" office:value="-0.0111292477636556" calcext:value-type="float">
            <text:p>-0.0111292477636556</text:p>
          </table:table-cell>
          <table:table-cell office:value-type="float" office:value="-0.0175518411950657" calcext:value-type="float">
            <text:p>-0.0175518411950657</text:p>
          </table:table-cell>
          <table:table-cell table:formula="of:=[.$A$2]*[.C213]+[.$A$2]*[.D213]" office:value-type="float" office:value="-0.0143405444793607" calcext:value-type="float">
            <text:p>-0.0143405444793607</text:p>
          </table:table-cell>
          <table:table-cell table:formula="of:=IF([.E213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07" calcext:value-type="date">
            <text:p>2022-09-07</text:p>
          </table:table-cell>
          <table:table-cell office:value-type="float" office:value="0.00570223974937489" calcext:value-type="float">
            <text:p>0.00570223974937489</text:p>
          </table:table-cell>
          <table:table-cell office:value-type="float" office:value="-0.00702395937513289" calcext:value-type="float">
            <text:p>-0.00702395937513289</text:p>
          </table:table-cell>
          <table:table-cell table:formula="of:=[.$A$2]*[.C214]+[.$A$2]*[.D214]" office:value-type="float" office:value="-0.000660859812879" calcext:value-type="float">
            <text:p>-0.000660859812879</text:p>
          </table:table-cell>
          <table:table-cell table:formula="of:=IF([.E21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08" calcext:value-type="date">
            <text:p>2022-09-08</text:p>
          </table:table-cell>
          <table:table-cell office:value-type="float" office:value="-0.00253652905789725" calcext:value-type="float">
            <text:p>-0.00253652905789725</text:p>
          </table:table-cell>
          <table:table-cell office:value-type="float" office:value="-0.0013839203379975" calcext:value-type="float">
            <text:p>-0.0013839203379975</text:p>
          </table:table-cell>
          <table:table-cell table:formula="of:=[.$A$2]*[.C215]+[.$A$2]*[.D215]" office:value-type="float" office:value="-0.00196022469794738" calcext:value-type="float">
            <text:p>-0.00196022469794738</text:p>
          </table:table-cell>
          <table:table-cell table:formula="of:=IF([.E21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09" calcext:value-type="date">
            <text:p>2022-09-09</text:p>
          </table:table-cell>
          <table:table-cell office:value-type="float" office:value="0.0140613681804367" calcext:value-type="float">
            <text:p>0.0140613681804367</text:p>
          </table:table-cell>
          <table:table-cell office:value-type="float" office:value="0.00893123159617182" calcext:value-type="float">
            <text:p>0.00893123159617182</text:p>
          </table:table-cell>
          <table:table-cell table:formula="of:=[.$A$2]*[.C216]+[.$A$2]*[.D216]" office:value-type="float" office:value="0.0114962998883043" calcext:value-type="float">
            <text:p>0.0114962998883043</text:p>
          </table:table-cell>
          <table:table-cell table:formula="of:=IF([.E21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12" calcext:value-type="date">
            <text:p>2022-09-12</text:p>
          </table:table-cell>
          <table:table-cell office:value-type="float" office:value="0.00545807260045761" calcext:value-type="float">
            <text:p>0.00545807260045761</text:p>
          </table:table-cell>
          <table:table-cell office:value-type="float" office:value="-0.000915713700667564" calcext:value-type="float">
            <text:p>-0.000915713700667564</text:p>
          </table:table-cell>
          <table:table-cell table:formula="of:=[.$A$2]*[.C217]+[.$A$2]*[.D217]" office:value-type="float" office:value="0.00227117944989502" calcext:value-type="float">
            <text:p>0.00227117944989502</text:p>
          </table:table-cell>
          <table:table-cell table:formula="of:=IF([.E21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13" calcext:value-type="date">
            <text:p>2022-09-13</text:p>
          </table:table-cell>
          <table:table-cell office:value-type="float" office:value="-0.0218604080561745" calcext:value-type="float">
            <text:p>-0.0218604080561745</text:p>
          </table:table-cell>
          <table:table-cell office:value-type="float" office:value="-0.0114573787120309" calcext:value-type="float">
            <text:p>-0.0114573787120309</text:p>
          </table:table-cell>
          <table:table-cell table:formula="of:=[.$A$2]*[.C218]+[.$A$2]*[.D218]" office:value-type="float" office:value="-0.0166588933841027" calcext:value-type="float">
            <text:p>-0.0166588933841027</text:p>
          </table:table-cell>
          <table:table-cell table:formula="of:=IF([.E218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14" calcext:value-type="date">
            <text:p>2022-09-14</text:p>
          </table:table-cell>
          <table:table-cell office:value-type="float" office:value="0.00149990215790452" calcext:value-type="float">
            <text:p>0.00149990215790452</text:p>
          </table:table-cell>
          <table:table-cell office:value-type="float" office:value="0.00911766304485595" calcext:value-type="float">
            <text:p>0.00911766304485595</text:p>
          </table:table-cell>
          <table:table-cell table:formula="of:=[.$A$2]*[.C219]+[.$A$2]*[.D219]" office:value-type="float" office:value="0.00530878260138024" calcext:value-type="float">
            <text:p>0.00530878260138024</text:p>
          </table:table-cell>
          <table:table-cell table:formula="of:=IF([.E21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15" calcext:value-type="date">
            <text:p>2022-09-15</text:p>
          </table:table-cell>
          <table:table-cell office:value-type="float" office:value="-0.00614042314404428" calcext:value-type="float">
            <text:p>-0.00614042314404428</text:p>
          </table:table-cell>
          <table:table-cell office:value-type="float" office:value="-0.00199088632062472" calcext:value-type="float">
            <text:p>-0.00199088632062472</text:p>
          </table:table-cell>
          <table:table-cell table:formula="of:=[.$A$2]*[.C220]+[.$A$2]*[.D220]" office:value-type="float" office:value="-0.0040656547323345" calcext:value-type="float">
            <text:p>-0.0040656547323345</text:p>
          </table:table-cell>
          <table:table-cell table:formula="of:=IF([.E22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16" calcext:value-type="date">
            <text:p>2022-09-16</text:p>
          </table:table-cell>
          <table:table-cell office:value-type="float" office:value="0.00286320734868428" calcext:value-type="float">
            <text:p>0.00286320734868428</text:p>
          </table:table-cell>
          <table:table-cell office:value-type="float" office:value="0.00383612102231323" calcext:value-type="float">
            <text:p>0.00383612102231323</text:p>
          </table:table-cell>
          <table:table-cell table:formula="of:=[.$A$2]*[.C221]+[.$A$2]*[.D221]" office:value-type="float" office:value="0.00334966418549876" calcext:value-type="float">
            <text:p>0.00334966418549876</text:p>
          </table:table-cell>
          <table:table-cell table:formula="of:=IF([.E22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19" calcext:value-type="date">
            <text:p>2022-09-19</text:p>
          </table:table-cell>
          <table:table-cell office:value-type="float" office:value="0.000751245981527537" calcext:value-type="float">
            <text:p>0.000751245981527537</text:p>
          </table:table-cell>
          <table:table-cell office:value-type="float" office:value="-0.00244567467430457" calcext:value-type="float">
            <text:p>-0.00244567467430457</text:p>
          </table:table-cell>
          <table:table-cell table:formula="of:=[.$A$2]*[.C222]+[.$A$2]*[.D222]" office:value-type="float" office:value="-0.000847214346388514" calcext:value-type="float">
            <text:p>-0.000847214346388514</text:p>
          </table:table-cell>
          <table:table-cell table:formula="of:=IF([.E22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20" calcext:value-type="date">
            <text:p>2022-09-20</text:p>
          </table:table-cell>
          <table:table-cell office:value-type="float" office:value="-0.00495498256179261" calcext:value-type="float">
            <text:p>-0.00495498256179261</text:p>
          </table:table-cell>
          <table:table-cell office:value-type="float" office:value="-0.00306473446352651" calcext:value-type="float">
            <text:p>-0.00306473446352651</text:p>
          </table:table-cell>
          <table:table-cell table:formula="of:=[.$A$2]*[.C223]+[.$A$2]*[.D223]" office:value-type="float" office:value="-0.00400985851265956" calcext:value-type="float">
            <text:p>-0.00400985851265956</text:p>
          </table:table-cell>
          <table:table-cell table:formula="of:=IF([.E22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21" calcext:value-type="date">
            <text:p>2022-09-21</text:p>
          </table:table-cell>
          <table:table-cell office:value-type="float" office:value="-0.00814838257863881" calcext:value-type="float">
            <text:p>-0.00814838257863881</text:p>
          </table:table-cell>
          <table:table-cell office:value-type="float" office:value="-0.00153701933405448" calcext:value-type="float">
            <text:p>-0.00153701933405448</text:p>
          </table:table-cell>
          <table:table-cell table:formula="of:=[.$A$2]*[.C224]+[.$A$2]*[.D224]" office:value-type="float" office:value="-0.00484270095634665" calcext:value-type="float">
            <text:p>-0.00484270095634665</text:p>
          </table:table-cell>
          <table:table-cell table:formula="of:=IF([.E22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22" calcext:value-type="date">
            <text:p>2022-09-22</text:p>
          </table:table-cell>
          <table:table-cell office:value-type="float" office:value="0.00106495802904649" calcext:value-type="float">
            <text:p>0.00106495802904649</text:p>
          </table:table-cell>
          <table:table-cell office:value-type="float" office:value="0.0109297890159972" calcext:value-type="float">
            <text:p>0.0109297890159972</text:p>
          </table:table-cell>
          <table:table-cell table:formula="of:=[.$A$2]*[.C225]+[.$A$2]*[.D225]" office:value-type="float" office:value="0.00599737352252183" calcext:value-type="float">
            <text:p>0.00599737352252183</text:p>
          </table:table-cell>
          <table:table-cell table:formula="of:=IF([.E22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23" calcext:value-type="date">
            <text:p>2022-09-23</text:p>
          </table:table-cell>
          <table:table-cell office:value-type="float" office:value="-0.0171733256900254" calcext:value-type="float">
            <text:p>-0.0171733256900254</text:p>
          </table:table-cell>
          <table:table-cell office:value-type="float" office:value="-0.0071570158947466" calcext:value-type="float">
            <text:p>-0.0071570158947466</text:p>
          </table:table-cell>
          <table:table-cell table:formula="of:=[.$A$2]*[.C226]+[.$A$2]*[.D226]" office:value-type="float" office:value="-0.012165170792386" calcext:value-type="float">
            <text:p>-0.012165170792386</text:p>
          </table:table-cell>
          <table:table-cell table:formula="of:=IF([.E226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26" calcext:value-type="date">
            <text:p>2022-09-26</text:p>
          </table:table-cell>
          <table:table-cell office:value-type="float" office:value="-0.0122158206772525" calcext:value-type="float">
            <text:p>-0.0122158206772525</text:p>
          </table:table-cell>
          <table:table-cell office:value-type="float" office:value="-0.00904902401082908" calcext:value-type="float">
            <text:p>-0.00904902401082908</text:p>
          </table:table-cell>
          <table:table-cell table:formula="of:=[.$A$2]*[.C227]+[.$A$2]*[.D227]" office:value-type="float" office:value="-0.0106324223440408" calcext:value-type="float">
            <text:p>-0.0106324223440408</text:p>
          </table:table-cell>
          <table:table-cell table:formula="of:=IF([.E227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27" calcext:value-type="date">
            <text:p>2022-09-27</text:p>
          </table:table-cell>
          <table:table-cell office:value-type="float" office:value="-0.00313088227293845" calcext:value-type="float">
            <text:p>-0.00313088227293845</text:p>
          </table:table-cell>
          <table:table-cell office:value-type="float" office:value="-0.000928611020383441" calcext:value-type="float">
            <text:p>-0.000928611020383441</text:p>
          </table:table-cell>
          <table:table-cell table:formula="of:=[.$A$2]*[.C228]+[.$A$2]*[.D228]" office:value-type="float" office:value="-0.00202974664666095" calcext:value-type="float">
            <text:p>-0.00202974664666095</text:p>
          </table:table-cell>
          <table:table-cell table:formula="of:=IF([.E22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28" calcext:value-type="date">
            <text:p>2022-09-28</text:p>
          </table:table-cell>
          <table:table-cell office:value-type="float" office:value="0.0125628619334788" calcext:value-type="float">
            <text:p>0.0125628619334788</text:p>
          </table:table-cell>
          <table:table-cell office:value-type="float" office:value="0.00480244064969582" calcext:value-type="float">
            <text:p>0.00480244064969582</text:p>
          </table:table-cell>
          <table:table-cell table:formula="of:=[.$A$2]*[.C229]+[.$A$2]*[.D229]" office:value-type="float" office:value="0.00868265129158729" calcext:value-type="float">
            <text:p>0.00868265129158729</text:p>
          </table:table-cell>
          <table:table-cell table:formula="of:=IF([.E22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29" calcext:value-type="date">
            <text:p>2022-09-29</text:p>
          </table:table-cell>
          <table:table-cell office:value-type="float" office:value="-0.0024814462434759" calcext:value-type="float">
            <text:p>-0.0024814462434759</text:p>
          </table:table-cell>
          <table:table-cell office:value-type="float" office:value="-0.0026210016550352" calcext:value-type="float">
            <text:p>-0.0026210016550352</text:p>
          </table:table-cell>
          <table:table-cell table:formula="of:=[.$A$2]*[.C230]+[.$A$2]*[.D230]" office:value-type="float" office:value="-0.00255122394925555" calcext:value-type="float">
            <text:p>-0.00255122394925555</text:p>
          </table:table-cell>
          <table:table-cell table:formula="of:=IF([.E23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9-30" calcext:value-type="date">
            <text:p>2022-09-30</text:p>
          </table:table-cell>
          <table:table-cell office:value-type="float" office:value="-0.0158582161474381" calcext:value-type="float">
            <text:p>-0.0158582161474381</text:p>
          </table:table-cell>
          <table:table-cell office:value-type="float" office:value="-0.00123669544033722" calcext:value-type="float">
            <text:p>-0.00123669544033722</text:p>
          </table:table-cell>
          <table:table-cell table:formula="of:=[.$A$2]*[.C231]+[.$A$2]*[.D231]" office:value-type="float" office:value="-0.00854745579388766" calcext:value-type="float">
            <text:p>-0.00854745579388766</text:p>
          </table:table-cell>
          <table:table-cell table:formula="of:=IF([.E23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03" calcext:value-type="date">
            <text:p>2022-10-03</text:p>
          </table:table-cell>
          <table:table-cell office:value-type="float" office:value="0.0184834438822168" calcext:value-type="float">
            <text:p>0.0184834438822168</text:p>
          </table:table-cell>
          <table:table-cell office:value-type="float" office:value="-0.000154807864664597" calcext:value-type="float">
            <text:p>-0.000154807864664597</text:p>
          </table:table-cell>
          <table:table-cell table:formula="of:=[.$A$2]*[.C232]+[.$A$2]*[.D232]" office:value-type="float" office:value="0.0091643180087761" calcext:value-type="float">
            <text:p>0.0091643180087761</text:p>
          </table:table-cell>
          <table:table-cell table:formula="of:=IF([.E23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04" calcext:value-type="date">
            <text:p>2022-10-04</text:p>
          </table:table-cell>
          <table:table-cell office:value-type="float" office:value="-0.00201651745542009" calcext:value-type="float">
            <text:p>-0.00201651745542009</text:p>
          </table:table-cell>
          <table:table-cell office:value-type="float" office:value="0.00479884203267389" calcext:value-type="float">
            <text:p>0.00479884203267389</text:p>
          </table:table-cell>
          <table:table-cell table:formula="of:=[.$A$2]*[.C233]+[.$A$2]*[.D233]" office:value-type="float" office:value="0.0013911622886269" calcext:value-type="float">
            <text:p>0.0013911622886269</text:p>
          </table:table-cell>
          <table:table-cell table:formula="of:=IF([.E23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05" calcext:value-type="date">
            <text:p>2022-10-05</text:p>
          </table:table-cell>
          <table:table-cell office:value-type="float" office:value="-0.000777050438435234" calcext:value-type="float">
            <text:p>-0.000777050438435234</text:p>
          </table:table-cell>
          <table:table-cell office:value-type="float" office:value="-0.00369751162568743" calcext:value-type="float">
            <text:p>-0.00369751162568743</text:p>
          </table:table-cell>
          <table:table-cell table:formula="of:=[.$A$2]*[.C234]+[.$A$2]*[.D234]" office:value-type="float" office:value="-0.00223728103206133" calcext:value-type="float">
            <text:p>-0.00223728103206133</text:p>
          </table:table-cell>
          <table:table-cell table:formula="of:=IF([.E23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06" calcext:value-type="date">
            <text:p>2022-10-06</text:p>
          </table:table-cell>
          <table:table-cell office:value-type="float" office:value="-0.0125991812374572" calcext:value-type="float">
            <text:p>-0.0125991812374572</text:p>
          </table:table-cell>
          <table:table-cell office:value-type="float" office:value="-0.00479352972585378" calcext:value-type="float">
            <text:p>-0.00479352972585378</text:p>
          </table:table-cell>
          <table:table-cell table:formula="of:=[.$A$2]*[.C235]+[.$A$2]*[.D235]" office:value-type="float" office:value="-0.00869635548165548" calcext:value-type="float">
            <text:p>-0.00869635548165548</text:p>
          </table:table-cell>
          <table:table-cell table:formula="of:=IF([.E23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07" calcext:value-type="date">
            <text:p>2022-10-07</text:p>
          </table:table-cell>
          <table:table-cell office:value-type="float" office:value="-0.00771893300729332" calcext:value-type="float">
            <text:p>-0.00771893300729332</text:p>
          </table:table-cell>
          <table:table-cell office:value-type="float" office:value="-0.00217525463518908" calcext:value-type="float">
            <text:p>-0.00217525463518908</text:p>
          </table:table-cell>
          <table:table-cell table:formula="of:=[.$A$2]*[.C236]+[.$A$2]*[.D236]" office:value-type="float" office:value="-0.0049470938212412" calcext:value-type="float">
            <text:p>-0.0049470938212412</text:p>
          </table:table-cell>
          <table:table-cell table:formula="of:=IF([.E23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10" calcext:value-type="date">
            <text:p>2022-10-10</text:p>
          </table:table-cell>
          <table:table-cell office:value-type="float" office:value="-0.0100016042439732" calcext:value-type="float">
            <text:p>-0.0100016042439732</text:p>
          </table:table-cell>
          <table:table-cell office:value-type="float" office:value="-0.00171287150826305" calcext:value-type="float">
            <text:p>-0.00171287150826305</text:p>
          </table:table-cell>
          <table:table-cell table:formula="of:=[.$A$2]*[.C237]+[.$A$2]*[.D237]" office:value-type="float" office:value="-0.00585723787611814" calcext:value-type="float">
            <text:p>-0.00585723787611814</text:p>
          </table:table-cell>
          <table:table-cell table:formula="of:=IF([.E23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11" calcext:value-type="date">
            <text:p>2022-10-11</text:p>
          </table:table-cell>
          <table:table-cell office:value-type="float" office:value="-0.00416937353569091" calcext:value-type="float">
            <text:p>-0.00416937353569091</text:p>
          </table:table-cell>
          <table:table-cell office:value-type="float" office:value="-0.00155979524518901" calcext:value-type="float">
            <text:p>-0.00155979524518901</text:p>
          </table:table-cell>
          <table:table-cell table:formula="of:=[.$A$2]*[.C238]+[.$A$2]*[.D238]" office:value-type="float" office:value="-0.00286458439043996" calcext:value-type="float">
            <text:p>-0.00286458439043996</text:p>
          </table:table-cell>
          <table:table-cell table:formula="of:=IF([.E23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12" calcext:value-type="date">
            <text:p>2022-10-12</text:p>
          </table:table-cell>
          <table:table-cell office:value-type="float" office:value="-0.00112720928412569" calcext:value-type="float">
            <text:p>-0.00112720928412569</text:p>
          </table:table-cell>
          <table:table-cell office:value-type="float" office:value="-0.00609284785705322" calcext:value-type="float">
            <text:p>-0.00609284785705322</text:p>
          </table:table-cell>
          <table:table-cell table:formula="of:=[.$A$2]*[.C239]+[.$A$2]*[.D239]" office:value-type="float" office:value="-0.00361002857058945" calcext:value-type="float">
            <text:p>-0.00361002857058945</text:p>
          </table:table-cell>
          <table:table-cell table:formula="of:=IF([.E23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13" calcext:value-type="date">
            <text:p>2022-10-13</text:p>
          </table:table-cell>
          <table:table-cell office:value-type="float" office:value="0.00451398677260007" calcext:value-type="float">
            <text:p>0.00451398677260007</text:p>
          </table:table-cell>
          <table:table-cell office:value-type="float" office:value="-0.00282930380694446" calcext:value-type="float">
            <text:p>-0.00282930380694446</text:p>
          </table:table-cell>
          <table:table-cell table:formula="of:=[.$A$2]*[.C240]+[.$A$2]*[.D240]" office:value-type="float" office:value="0.000842341482827802" calcext:value-type="float">
            <text:p>0.000842341482827802</text:p>
          </table:table-cell>
          <table:table-cell table:formula="of:=IF([.E24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14" calcext:value-type="date">
            <text:p>2022-10-14</text:p>
          </table:table-cell>
          <table:table-cell office:value-type="float" office:value="-0.0147649167608097" calcext:value-type="float">
            <text:p>-0.0147649167608097</text:p>
          </table:table-cell>
          <table:table-cell office:value-type="float" office:value="-0.00977299724631042" calcext:value-type="float">
            <text:p>-0.00977299724631042</text:p>
          </table:table-cell>
          <table:table-cell table:formula="of:=[.$A$2]*[.C241]+[.$A$2]*[.D241]" office:value-type="float" office:value="-0.0122689570035601" calcext:value-type="float">
            <text:p>-0.0122689570035601</text:p>
          </table:table-cell>
          <table:table-cell table:formula="of:=IF([.E241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17" calcext:value-type="date">
            <text:p>2022-10-17</text:p>
          </table:table-cell>
          <table:table-cell office:value-type="float" office:value="0.0128685604069343" calcext:value-type="float">
            <text:p>0.0128685604069343</text:p>
          </table:table-cell>
          <table:table-cell office:value-type="float" office:value="-0.00254695715041986" calcext:value-type="float">
            <text:p>-0.00254695715041986</text:p>
          </table:table-cell>
          <table:table-cell table:formula="of:=[.$A$2]*[.C242]+[.$A$2]*[.D242]" office:value-type="float" office:value="0.00516080162825722" calcext:value-type="float">
            <text:p>0.00516080162825722</text:p>
          </table:table-cell>
          <table:table-cell table:formula="of:=IF([.E24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18" calcext:value-type="date">
            <text:p>2022-10-18</text:p>
          </table:table-cell>
          <table:table-cell office:value-type="float" office:value="0.00305562280116578" calcext:value-type="float">
            <text:p>0.00305562280116578</text:p>
          </table:table-cell>
          <table:table-cell office:value-type="float" office:value="-0.000797945055574623" calcext:value-type="float">
            <text:p>-0.000797945055574623</text:p>
          </table:table-cell>
          <table:table-cell table:formula="of:=[.$A$2]*[.C243]+[.$A$2]*[.D243]" office:value-type="float" office:value="0.00112883887279558" calcext:value-type="float">
            <text:p>0.00112883887279558</text:p>
          </table:table-cell>
          <table:table-cell table:formula="of:=IF([.E24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19" calcext:value-type="date">
            <text:p>2022-10-19</text:p>
          </table:table-cell>
          <table:table-cell office:value-type="float" office:value="-0.00545134132452385" calcext:value-type="float">
            <text:p>-0.00545134132452385</text:p>
          </table:table-cell>
          <table:table-cell office:value-type="float" office:value="-0.00399297232970586" calcext:value-type="float">
            <text:p>-0.00399297232970586</text:p>
          </table:table-cell>
          <table:table-cell table:formula="of:=[.$A$2]*[.C244]+[.$A$2]*[.D244]" office:value-type="float" office:value="-0.00472215682711485" calcext:value-type="float">
            <text:p>-0.00472215682711485</text:p>
          </table:table-cell>
          <table:table-cell table:formula="of:=IF([.E24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20" calcext:value-type="date">
            <text:p>2022-10-20</text:p>
          </table:table-cell>
          <table:table-cell office:value-type="float" office:value="0.00161216009650689" calcext:value-type="float">
            <text:p>0.00161216009650689</text:p>
          </table:table-cell>
          <table:table-cell office:value-type="float" office:value="-0.00288647054865332" calcext:value-type="float">
            <text:p>-0.00288647054865332</text:p>
          </table:table-cell>
          <table:table-cell table:formula="of:=[.$A$2]*[.C245]+[.$A$2]*[.D245]" office:value-type="float" office:value="-0.000637155226073216" calcext:value-type="float">
            <text:p>-0.000637155226073216</text:p>
          </table:table-cell>
          <table:table-cell table:formula="of:=IF([.E24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21" calcext:value-type="date">
            <text:p>2022-10-21</text:p>
          </table:table-cell>
          <table:table-cell office:value-type="float" office:value="0.0167390484942997" calcext:value-type="float">
            <text:p>0.0167390484942997</text:p>
          </table:table-cell>
          <table:table-cell office:value-type="float" office:value="0.0181730630840986" calcext:value-type="float">
            <text:p>0.0181730630840986</text:p>
          </table:table-cell>
          <table:table-cell table:formula="of:=[.$A$2]*[.C246]+[.$A$2]*[.D246]" office:value-type="float" office:value="0.0174560557891992" calcext:value-type="float">
            <text:p>0.0174560557891992</text:p>
          </table:table-cell>
          <table:table-cell table:formula="of:=IF([.E24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24" calcext:value-type="date">
            <text:p>2022-10-24</text:p>
          </table:table-cell>
          <table:table-cell office:value-type="float" office:value="-0.0107645482062528" calcext:value-type="float">
            <text:p>-0.0107645482062528</text:p>
          </table:table-cell>
          <table:table-cell office:value-type="float" office:value="-0.0101090379160173" calcext:value-type="float">
            <text:p>-0.0101090379160173</text:p>
          </table:table-cell>
          <table:table-cell table:formula="of:=[.$A$2]*[.C247]+[.$A$2]*[.D247]" office:value-type="float" office:value="-0.010436793061135" calcext:value-type="float">
            <text:p>-0.010436793061135</text:p>
          </table:table-cell>
          <table:table-cell table:formula="of:=IF([.E247]&lt;[.$H$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25" calcext:value-type="date">
            <text:p>2022-10-25</text:p>
          </table:table-cell>
          <table:table-cell office:value-type="float" office:value="0.0121619187249131" calcext:value-type="float">
            <text:p>0.0121619187249131</text:p>
          </table:table-cell>
          <table:table-cell office:value-type="float" office:value="0.00781876005717841" calcext:value-type="float">
            <text:p>0.00781876005717841</text:p>
          </table:table-cell>
          <table:table-cell table:formula="of:=[.$A$2]*[.C248]+[.$A$2]*[.D248]" office:value-type="float" office:value="0.00999033939104577" calcext:value-type="float">
            <text:p>0.00999033939104577</text:p>
          </table:table-cell>
          <table:table-cell table:formula="of:=IF([.E24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26" calcext:value-type="date">
            <text:p>2022-10-26</text:p>
          </table:table-cell>
          <table:table-cell office:value-type="float" office:value="0.0161264291393899" calcext:value-type="float">
            <text:p>0.0161264291393899</text:p>
          </table:table-cell>
          <table:table-cell office:value-type="float" office:value="0.0101329859277171" calcext:value-type="float">
            <text:p>0.0101329859277171</text:p>
          </table:table-cell>
          <table:table-cell table:formula="of:=[.$A$2]*[.C249]+[.$A$2]*[.D249]" office:value-type="float" office:value="0.0131297075335535" calcext:value-type="float">
            <text:p>0.0131297075335535</text:p>
          </table:table-cell>
          <table:table-cell table:formula="of:=IF([.E24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27" calcext:value-type="date">
            <text:p>2022-10-27</text:p>
          </table:table-cell>
          <table:table-cell office:value-type="float" office:value="-0.00529012534073792" calcext:value-type="float">
            <text:p>-0.00529012534073792</text:p>
          </table:table-cell>
          <table:table-cell office:value-type="float" office:value="0.00156743401276205" calcext:value-type="float">
            <text:p>0.00156743401276205</text:p>
          </table:table-cell>
          <table:table-cell table:formula="of:=[.$A$2]*[.C250]+[.$A$2]*[.D250]" office:value-type="float" office:value="-0.00186134566398793" calcext:value-type="float">
            <text:p>-0.00186134566398793</text:p>
          </table:table-cell>
          <table:table-cell table:formula="of:=IF([.E25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28" calcext:value-type="date">
            <text:p>2022-10-28</text:p>
          </table:table-cell>
          <table:table-cell office:value-type="float" office:value="-0.00641326209064508" calcext:value-type="float">
            <text:p>-0.00641326209064508</text:p>
          </table:table-cell>
          <table:table-cell office:value-type="float" office:value="-0.00892018280458684" calcext:value-type="float">
            <text:p>-0.00892018280458684</text:p>
          </table:table-cell>
          <table:table-cell table:formula="of:=[.$A$2]*[.C251]+[.$A$2]*[.D251]" office:value-type="float" office:value="-0.00766672244761596" calcext:value-type="float">
            <text:p>-0.00766672244761596</text:p>
          </table:table-cell>
          <table:table-cell table:formula="of:=IF([.E25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0-31" calcext:value-type="date">
            <text:p>2022-10-31</text:p>
          </table:table-cell>
          <table:table-cell office:value-type="float" office:value="-0.00330603090301129" calcext:value-type="float">
            <text:p>-0.00330603090301129</text:p>
          </table:table-cell>
          <table:table-cell office:value-type="float" office:value="-0.00821096546232347" calcext:value-type="float">
            <text:p>-0.00821096546232347</text:p>
          </table:table-cell>
          <table:table-cell table:formula="of:=[.$A$2]*[.C252]+[.$A$2]*[.D252]" office:value-type="float" office:value="-0.00575849818266738" calcext:value-type="float">
            <text:p>-0.00575849818266738</text:p>
          </table:table-cell>
          <table:table-cell table:formula="of:=IF([.E25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01" calcext:value-type="date">
            <text:p>2022-11-01</text:p>
          </table:table-cell>
          <table:table-cell office:value-type="float" office:value="0.000157926414726228" calcext:value-type="float">
            <text:p>0.000157926414726228</text:p>
          </table:table-cell>
          <table:table-cell office:value-type="float" office:value="0.00366182991892328" calcext:value-type="float">
            <text:p>0.00366182991892328</text:p>
          </table:table-cell>
          <table:table-cell table:formula="of:=[.$A$2]*[.C253]+[.$A$2]*[.D253]" office:value-type="float" office:value="0.00190987816682475" calcext:value-type="float">
            <text:p>0.00190987816682475</text:p>
          </table:table-cell>
          <table:table-cell table:formula="of:=IF([.E25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02" calcext:value-type="date">
            <text:p>2022-11-02</text:p>
          </table:table-cell>
          <table:table-cell office:value-type="float" office:value="-0.00647504499981266" calcext:value-type="float">
            <text:p>-0.00647504499981266</text:p>
          </table:table-cell>
          <table:table-cell office:value-type="float" office:value="0.00190353632839502" calcext:value-type="float">
            <text:p>0.00190353632839502</text:p>
          </table:table-cell>
          <table:table-cell table:formula="of:=[.$A$2]*[.C254]+[.$A$2]*[.D254]" office:value-type="float" office:value="-0.00228575433570882" calcext:value-type="float">
            <text:p>-0.00228575433570882</text:p>
          </table:table-cell>
          <table:table-cell table:formula="of:=IF([.E25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03" calcext:value-type="date">
            <text:p>2022-11-03</text:p>
          </table:table-cell>
          <table:table-cell office:value-type="float" office:value="-0.00969640139613914" calcext:value-type="float">
            <text:p>-0.00969640139613914</text:p>
          </table:table-cell>
          <table:table-cell office:value-type="float" office:value="-0.00237494500065383" calcext:value-type="float">
            <text:p>-0.00237494500065383</text:p>
          </table:table-cell>
          <table:table-cell table:formula="of:=[.$A$2]*[.C255]+[.$A$2]*[.D255]" office:value-type="float" office:value="-0.00603567319839649" calcext:value-type="float">
            <text:p>-0.00603567319839649</text:p>
          </table:table-cell>
          <table:table-cell table:formula="of:=IF([.E255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04" calcext:value-type="date">
            <text:p>2022-11-04</text:p>
          </table:table-cell>
          <table:table-cell office:value-type="float" office:value="0.0285714705584661" calcext:value-type="float">
            <text:p>0.0285714705584661</text:p>
          </table:table-cell>
          <table:table-cell office:value-type="float" office:value="0.00952233462627006" calcext:value-type="float">
            <text:p>0.00952233462627006</text:p>
          </table:table-cell>
          <table:table-cell table:formula="of:=[.$A$2]*[.C256]+[.$A$2]*[.D256]" office:value-type="float" office:value="0.0190469025923681" calcext:value-type="float">
            <text:p>0.0190469025923681</text:p>
          </table:table-cell>
          <table:table-cell table:formula="of:=IF([.E256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07" calcext:value-type="date">
            <text:p>2022-11-07</text:p>
          </table:table-cell>
          <table:table-cell office:value-type="float" office:value="0.000155969203345041" calcext:value-type="float">
            <text:p>0.000155969203345041</text:p>
          </table:table-cell>
          <table:table-cell office:value-type="float" office:value="0.000628846331449884" calcext:value-type="float">
            <text:p>0.000628846331449884</text:p>
          </table:table-cell>
          <table:table-cell table:formula="of:=[.$A$2]*[.C257]+[.$A$2]*[.D257]" office:value-type="float" office:value="0.000392407767397462" calcext:value-type="float">
            <text:p>0.000392407767397462</text:p>
          </table:table-cell>
          <table:table-cell table:formula="of:=IF([.E257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08" calcext:value-type="date">
            <text:p>2022-11-08</text:p>
          </table:table-cell>
          <table:table-cell office:value-type="float" office:value="0.0037448198919956" calcext:value-type="float">
            <text:p>0.0037448198919956</text:p>
          </table:table-cell>
          <table:table-cell office:value-type="float" office:value="0.00722700822380395" calcext:value-type="float">
            <text:p>0.00722700822380395</text:p>
          </table:table-cell>
          <table:table-cell table:formula="of:=[.$A$2]*[.C258]+[.$A$2]*[.D258]" office:value-type="float" office:value="0.00548591405789978" calcext:value-type="float">
            <text:p>0.00548591405789978</text:p>
          </table:table-cell>
          <table:table-cell table:formula="of:=IF([.E258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09" calcext:value-type="date">
            <text:p>2022-11-09</text:p>
          </table:table-cell>
          <table:table-cell office:value-type="float" office:value="-0.0119695388752804" calcext:value-type="float">
            <text:p>-0.0119695388752804</text:p>
          </table:table-cell>
          <table:table-cell office:value-type="float" office:value="-0.00655127093501795" calcext:value-type="float">
            <text:p>-0.00655127093501795</text:p>
          </table:table-cell>
          <table:table-cell table:formula="of:=[.$A$2]*[.C259]+[.$A$2]*[.D259]" office:value-type="float" office:value="-0.00926040490514918" calcext:value-type="float">
            <text:p>-0.00926040490514918</text:p>
          </table:table-cell>
          <table:table-cell table:formula="of:=IF([.E259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10" calcext:value-type="date">
            <text:p>2022-11-10</text:p>
          </table:table-cell>
          <table:table-cell office:value-type="float" office:value="0.0298929778182802" calcext:value-type="float">
            <text:p>0.0298929778182802</text:p>
          </table:table-cell>
          <table:table-cell office:value-type="float" office:value="0.0378395336689716" calcext:value-type="float">
            <text:p>0.0378395336689716</text:p>
          </table:table-cell>
          <table:table-cell table:formula="of:=[.$A$2]*[.C260]+[.$A$2]*[.D260]" office:value-type="float" office:value="0.0338662557436259" calcext:value-type="float">
            <text:p>0.0338662557436259</text:p>
          </table:table-cell>
          <table:table-cell table:formula="of:=IF([.E260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11" calcext:value-type="date">
            <text:p>2022-11-11</text:p>
          </table:table-cell>
          <table:table-cell office:value-type="float" office:value="0.0142071542649376" calcext:value-type="float">
            <text:p>0.0142071542649376</text:p>
          </table:table-cell>
          <table:table-cell office:value-type="float" office:value="0.018305584151358" calcext:value-type="float">
            <text:p>0.018305584151358</text:p>
          </table:table-cell>
          <table:table-cell table:formula="of:=[.$A$2]*[.C261]+[.$A$2]*[.D261]" office:value-type="float" office:value="0.0162563692081478" calcext:value-type="float">
            <text:p>0.0162563692081478</text:p>
          </table:table-cell>
          <table:table-cell table:formula="of:=IF([.E261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14" calcext:value-type="date">
            <text:p>2022-11-14</text:p>
          </table:table-cell>
          <table:table-cell office:value-type="float" office:value="-0.00150622797168887" calcext:value-type="float">
            <text:p>-0.00150622797168887</text:p>
          </table:table-cell>
          <table:table-cell office:value-type="float" office:value="-0.00698263612762706" calcext:value-type="float">
            <text:p>-0.00698263612762706</text:p>
          </table:table-cell>
          <table:table-cell table:formula="of:=[.$A$2]*[.C262]+[.$A$2]*[.D262]" office:value-type="float" office:value="-0.00424443204965796" calcext:value-type="float">
            <text:p>-0.00424443204965796</text:p>
          </table:table-cell>
          <table:table-cell table:formula="of:=IF([.E262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15" calcext:value-type="date">
            <text:p>2022-11-15</text:p>
          </table:table-cell>
          <table:table-cell office:value-type="float" office:value="0.0102579619216223" calcext:value-type="float">
            <text:p>0.0102579619216223</text:p>
          </table:table-cell>
          <table:table-cell office:value-type="float" office:value="0.00314193185776901" calcext:value-type="float">
            <text:p>0.00314193185776901</text:p>
          </table:table-cell>
          <table:table-cell table:formula="of:=[.$A$2]*[.C263]+[.$A$2]*[.D263]" office:value-type="float" office:value="0.00669994688969566" calcext:value-type="float">
            <text:p>0.00669994688969566</text:p>
          </table:table-cell>
          <table:table-cell table:formula="of:=IF([.E263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16" calcext:value-type="date">
            <text:p>2022-11-16</text:p>
          </table:table-cell>
          <table:table-cell office:value-type="float" office:value="-0.00238918410023725" calcext:value-type="float">
            <text:p>-0.00238918410023725</text:p>
          </table:table-cell>
          <table:table-cell office:value-type="float" office:value="-0.00178975005399173" calcext:value-type="float">
            <text:p>-0.00178975005399173</text:p>
          </table:table-cell>
          <table:table-cell table:formula="of:=[.$A$2]*[.C264]+[.$A$2]*[.D264]" office:value-type="float" office:value="-0.00208946707711449" calcext:value-type="float">
            <text:p>-0.00208946707711449</text:p>
          </table:table-cell>
          <table:table-cell table:formula="of:=IF([.E264]&lt;[.$H$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11-17" calcext:value-type="date">
            <text:p>2022-11-17</text:p>
          </table:table-cell>
          <table:table-cell office:value-type="float" office:value="-0.00942968532315014" calcext:value-type="float">
            <text:p>-0.00942968532315014</text:p>
          </table:table-cell>
          <table:table-cell office:value-type="float" office:value="-0.00552820476460414" calcext:value-type="float">
            <text:p>-0.00552820476460414</text:p>
          </table:table-cell>
          <table:table-cell table:formula="of:=[.$A$2]*[.C265]+[.$A$2]*[.D265]" office:value-type="float" office:value="-0.00747894504387714" calcext:value-type="float">
            <text:p>-0.00747894504387714</text:p>
          </table:table-cell>
          <table:table-cell table:formula="of:=IF([.E265]&lt;[.$H$5];1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4" number:min-decimal-places="4" number:min-integer-digits="1"/>
    </number:number-style>
    <number:number-style style:name="N147">
      <number:number number:decimal-places="5" number:min-decimal-places="5" number:min-integer-digits="1"/>
    </number:number-style>
    <number:number-style style:name="N148">
      <number:number number:decimal-places="6" number:min-decimal-places="6" number:min-integer-digits="1"/>
    </number:number-style>
    <number:number-style style:name="N149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 Byes</meta:initial-creator>
    <meta:creation-date>2022-11-17T17:13:40.205223942</meta:creation-date>
    <dc:date>2022-11-17T17:33:19.872453392</dc:date>
    <dc:creator>Joe Byes</dc:creator>
    <meta:editing-duration>PT9M29S</meta:editing-duration>
    <meta:editing-cycles>1</meta:editing-cycles>
    <meta:document-statistic meta:table-count="1" meta:cell-count="1348" meta:object-count="0"/>
    <meta:generator>LibreOffice/7.2.7.2$Linux_X86_64 LibreOffice_project/20$Build-2</meta:generator>
  </office:meta>
</office:document-meta>
</file>